
<file path=META-INF/manifest.xml><?xml version="1.0" encoding="utf-8"?>
<manifest:manifest xmlns:manifest="urn:oasis:names:tc:opendocument:xmlns:manifest:1.0"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text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/>
  <office:automatic-styles>
    <style:style style:parent-style-name="682" style:master-page-name="MasterPage2" style:family="paragraph" style:name="P49">
      <style:paragraph-properties fo:line-height="107.917%" fo:text-align="center" fo:margin-left="0cm" fo:margin-right="0cm" fo:text-indent="0cm" fo:margin-top="0pt" fo:margin-bottom="7.95pt" fo:border="none"/>
      <style:text-properties fo:font-variant="normal" fo:text-transform="none" fo:color="#000000" style:text-line-through-type="none" fo:font-family="Calibri" style:font-family-asian="Linux Libertine G" style:font-family-complex="Linux Libertine G" fo:font-size="14pt" style:font-size-complex="14pt" style:language-complex="hi" style:country-complex="IN" fo:font-style="normal" style:text-underline-type="none" style:text-underline-width="auto" fo:font-weight="normal"/>
    </style:style>
    <style:style style:family="text" style:name="T92">
      <style:text-properties fo:font-variant="normal" fo:text-transform="none" fo:color="#000000" style:text-line-through-type="none" fo:font-family="times new roman" style:font-family-asian="Times New Roman" style:font-family-complex="Times New Roman" fo:font-size="14pt" style:font-size-complex="14pt" fo:font-style="normal" style:text-underline-type="none" style:text-underline-width="auto" fo:font-weight="normal"/>
    </style:style>
    <style:style style:family="text" style:name="T93">
      <style:text-properties fo:font-variant="normal" fo:text-transform="none" fo:color="#000000" style:text-line-through-type="none" fo:font-family="times new roman" style:font-family-asian="Times New Roman" style:font-family-complex="Times New Roman" fo:font-size="14pt" style:font-size-complex="14pt" fo:font-style="normal" style:text-underline-type="none" style:text-underline-width="auto" fo:font-weight="normal"/>
    </style:style>
    <style:style style:parent-style-name="682" style:family="paragraph" style:name="P51">
      <style:paragraph-properties fo:line-height="107.917%" fo:text-align="center" fo:margin-left="0cm" fo:margin-right="0cm" fo:text-indent="0cm" fo:margin-top="14pt" fo:margin-bottom="7.95pt" fo:border="none"/>
      <style:text-properties fo:font-variant="normal" fo:text-transform="none" fo:color="#000000" style:text-line-through-type="none" fo:font-family="Calibri" style:font-family-asian="Linux Libertine G" style:font-family-complex="Linux Libertine G" fo:font-size="14pt" style:font-size-complex="14pt" style:language-complex="hi" style:country-complex="IN" fo:font-style="normal" style:text-underline-type="none" style:text-underline-width="auto" fo:font-weight="normal"/>
    </style:style>
    <style:style style:family="text" style:name="T94">
      <style:text-properties fo:font-variant="normal" fo:text-transform="none" fo:color="#000000" style:text-line-through-type="none" fo:font-family="times new roman" style:font-family-asian="Times New Roman" style:font-family-complex="Times New Roman" fo:font-size="14pt" style:font-size-complex="14pt" fo:font-style="normal" style:text-underline-type="none" style:text-underline-width="auto" fo:font-weight="normal"/>
    </style:style>
    <style:style style:family="text" style:name="T95">
      <style:text-properties fo:font-variant="normal" fo:text-transform="none" fo:color="#000000" style:text-line-through-type="none" fo:font-family="times new roman" style:font-family-asian="Times New Roman" style:font-family-complex="Times New Roman" fo:font-size="14pt" style:font-size-complex="14pt" fo:font-style="normal" style:text-underline-type="none" style:text-underline-width="auto" fo:font-weight="normal"/>
    </style:style>
    <style:style style:parent-style-name="682" style:family="paragraph" style:name="P52">
      <style:paragraph-properties fo:line-height="107.917%" fo:text-align="center" fo:margin-left="0cm" fo:margin-right="0cm" fo:text-indent="0cm" fo:margin-top="14pt" fo:margin-bottom="7.95pt" fo:border="none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96">
      <style:text-properties fo:color="#000000" fo:font-family="times new roman"/>
    </style:style>
    <style:style style:family="text" style:name="T97">
      <style:text-properties fo:font-variant="normal" fo:text-transform="none" fo:color="#000000" style:text-line-through-type="none" fo:font-family="times new roman" style:font-family-asian="Times New Roman" style:font-family-complex="Times New Roman" fo:font-size="14pt" style:font-size-complex="14pt" fo:font-style="normal" style:text-underline-type="none" style:text-underline-width="auto" fo:font-weight="normal"/>
    </style:style>
    <style:style style:family="text" style:name="T98">
      <style:text-properties fo:color="#000000" fo:font-family="times new roman"/>
    </style:style>
    <style:style style:family="text" style:name="T99">
      <style:text-properties fo:font-variant="normal" fo:text-transform="none" fo:color="#000000" style:text-line-through-type="none" fo:font-family="times new roman" style:font-family-asian="Times New Roman" style:font-family-complex="Times New Roman" fo:font-size="14pt" style:font-size-complex="14pt" fo:font-style="normal" style:text-underline-type="none" style:text-underline-width="auto" fo:font-weight="normal"/>
    </style:style>
    <style:style style:family="text" style:name="T100">
      <style:text-properties fo:color="#000000" fo:font-family="times new roman"/>
    </style:style>
    <style:style style:family="text" style:name="T101">
      <style:text-properties fo:font-variant="normal" fo:text-transform="none" fo:color="#000000" style:text-line-through-type="none" fo:font-family="times new roman" style:font-family-asian="Times New Roman" style:font-family-complex="Times New Roman" fo:font-size="14pt" style:font-size-complex="14pt" fo:font-style="normal" style:text-underline-type="none" style:text-underline-width="auto" fo:font-weight="normal"/>
    </style:style>
    <style:style style:family="text" style:name="T102">
      <style:text-properties fo:color="#000000" fo:font-family="times new roman"/>
    </style:style>
    <style:style style:family="text" style:name="T103">
      <style:text-properties fo:color="#000000" fo:font-family="times new roman"/>
    </style:style>
    <style:style style:parent-style-name="682" style:family="paragraph" style:name="P53">
      <style:paragraph-properties fo:line-height="107.917%" fo:text-align="center" fo:margin-left="0cm" fo:margin-right="0cm" fo:text-indent="0cm" fo:margin-top="14pt" fo:margin-bottom="7.95pt" fo:border="none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104">
      <style:text-properties fo:font-variant="normal" fo:text-transform="none" fo:color="#000000" style:text-line-through-type="none" fo:font-family="times new roman" style:font-family-asian="Times New Roman" style:font-family-complex="Times New Roman" fo:font-size="14pt" style:font-size-complex="14pt" fo:font-style="normal" style:text-underline-type="none" style:text-underline-width="auto" fo:font-weight="normal"/>
    </style:style>
    <style:style style:family="text" style:name="T105">
      <style:text-properties fo:color="#000000" fo:font-family="times new roman"/>
    </style:style>
    <style:style style:family="text" style:name="T106">
      <style:text-properties fo:font-variant="normal" fo:text-transform="none" fo:color="#000000" style:text-line-through-type="none" fo:font-family="times new roman" style:font-family-asian="Times New Roman" style:font-family-complex="Times New Roman" fo:font-size="14pt" style:font-size-complex="14pt" fo:font-style="normal" style:text-underline-type="none" style:text-underline-width="auto" fo:font-weight="normal"/>
    </style:style>
    <style:style style:family="text" style:name="T107">
      <style:text-properties fo:color="#000000" fo:font-family="times new roman"/>
    </style:style>
    <style:style style:family="text" style:name="T108">
      <style:text-properties fo:font-variant="normal" fo:text-transform="none" fo:color="#000000" style:text-line-through-type="none" fo:font-family="times new roman" style:font-family-asian="Times New Roman" style:font-family-complex="Times New Roman" fo:font-size="14pt" style:font-size-complex="14pt" fo:font-style="normal" style:text-underline-type="none" style:text-underline-width="auto" fo:font-weight="normal"/>
    </style:style>
    <style:style style:family="text" style:name="T109">
      <style:text-properties fo:color="#000000" fo:font-family="times new roman"/>
    </style:style>
    <style:style style:family="text" style:name="T110">
      <style:text-properties fo:font-variant="normal" fo:text-transform="none" fo:color="#000000" style:text-line-through-type="none" fo:font-family="times new roman" style:font-family-asian="Times New Roman" style:font-family-complex="Times New Roman" fo:font-size="14pt" style:font-size-complex="14pt" fo:font-style="normal" style:text-underline-type="none" style:text-underline-width="auto" fo:font-weight="normal"/>
    </style:style>
    <style:style style:family="text" style:name="T111">
      <style:text-properties fo:color="#000000" fo:font-family="times new roman"/>
    </style:style>
    <style:style style:family="text" style:name="T112">
      <style:text-properties fo:color="#000000" fo:font-family="times new roman"/>
    </style:style>
    <style:style style:parent-style-name="682" style:family="paragraph" style:name="P54">
      <style:paragraph-properties fo:line-height="107.917%" fo:text-align="left" fo:margin-left="0cm" fo:margin-right="0cm" fo:text-indent="0cm" fo:margin-top="14pt" fo:margin-bottom="12pt" fo:border="none"/>
      <style:text-properties fo:font-variant="normal" fo:text-transform="none" fo:color="#000000" style:text-line-through-type="none" fo:font-family="Calibri" style:font-family-asian="Linux Libertine G" style:font-family-complex="Linux Libertine G" fo:font-size="14pt" style:font-size-complex="14pt" style:language-complex="hi" style:country-complex="IN" fo:font-style="normal" style:text-underline-type="none" style:text-underline-width="auto" fo:font-weight="normal"/>
    </style:style>
    <style:style style:family="text" style:name="T113">
      <style:text-properties fo:font-variant="normal" fo:text-transform="none" fo:color="#000000" style:text-line-through-type="none" fo:font-family="times new roman" style:font-family-asian="Times New Roman" style:font-family-complex="Times New Roman" fo:font-size="11pt" style:font-size-complex="11pt" fo:font-style="normal" style:text-underline-type="none" style:text-underline-width="auto" fo:font-weight="normal"/>
    </style:style>
    <style:style style:family="text" style:name="T114">
      <style:text-properties fo:font-variant="normal" fo:text-transform="none" fo:color="#000000" style:text-line-through-type="none" fo:font-family="times new roman" style:font-family-asian="Times New Roman" style:font-family-complex="Times New Roman" fo:font-size="11pt" style:font-size-complex="11pt" fo:font-style="normal" style:text-underline-type="none" style:text-underline-width="auto" fo:font-weight="normal"/>
    </style:style>
    <style:style style:parent-style-name="682" style:family="paragraph" style:name="P55">
      <style:paragraph-properties fo:line-height="107.917%" fo:text-align="left" fo:margin-left="0cm" fo:margin-right="0cm" fo:text-indent="0cm" fo:margin-top="14pt" fo:margin-bottom="12pt" fo:border="none"/>
      <style:text-properties fo:font-variant="normal" fo:text-transform="none" fo:color="#000000" style:text-line-through-type="none" fo:font-family="Calibri" style:font-family-asian="Linux Libertine G" style:font-family-complex="Linux Libertine G" fo:font-size="14pt" style:font-size-complex="14pt" style:language-complex="hi" style:country-complex="IN" fo:font-style="normal" style:text-underline-type="none" style:text-underline-width="auto" fo:font-weight="normal"/>
    </style:style>
    <style:style style:family="text" style:name="T115">
      <style:text-properties fo:font-variant="normal" fo:text-transform="none" fo:color="#000000" style:text-line-through-type="none" fo:font-family="times new roman" style:font-family-asian="Times New Roman" style:font-family-complex="Times New Roman" fo:font-size="11pt" style:font-size-complex="11pt" fo:font-style="normal" style:text-underline-type="none" style:text-underline-width="auto" fo:font-weight="normal"/>
    </style:style>
    <style:style style:family="text" style:name="T116">
      <style:text-properties fo:font-variant="normal" fo:text-transform="none" fo:color="#000000" style:text-line-through-type="none" fo:font-family="times new roman" style:font-family-asian="Times New Roman" style:font-family-complex="Times New Roman" fo:font-size="11pt" style:font-size-complex="11pt" fo:font-style="normal" style:text-underline-type="none" style:text-underline-width="auto" fo:font-weight="normal"/>
    </style:style>
    <style:style style:parent-style-name="682" style:family="paragraph" style:name="P56">
      <style:paragraph-properties fo:line-height="107.917%" fo:text-align="center" fo:margin-left="0cm" fo:margin-right="0cm" fo:text-indent="0cm" fo:margin-top="14pt" fo:margin-bottom="7.95pt" fo:border="none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117">
      <style:text-properties fo:font-variant="normal" fo:text-transform="none" fo:color="#000000" style:text-line-through-type="none" fo:font-family="times new roman" style:font-family-asian="Times New Roman" style:font-family-complex="Times New Roman" fo:font-size="16pt" style:font-size-complex="16pt" fo:font-style="normal" style:text-underline-type="none" style:text-underline-width="auto" fo:font-weight="bold"/>
    </style:style>
    <style:style style:family="text" style:name="T118">
      <style:text-properties fo:font-variant="normal" fo:text-transform="none" fo:color="#000000" style:text-line-through-type="none" fo:font-family="times new roman" style:font-family-asian="Times New Roman" style:font-family-complex="Times New Roman" fo:font-size="16pt" style:font-size-complex="16pt" fo:font-style="normal" style:text-underline-type="none" style:text-underline-width="auto" fo:font-weight="bold"/>
    </style:style>
    <style:style style:family="text" style:name="T119">
      <style:text-properties fo:color="#000000" fo:font-family="times new roman"/>
    </style:style>
    <style:style style:parent-style-name="682" style:family="paragraph" style:name="P57">
      <style:paragraph-properties fo:line-height="107.917%" fo:text-align="center" fo:margin-left="0cm" fo:margin-right="0cm" fo:text-indent="0cm" fo:margin-top="14pt" fo:margin-bottom="7.95pt" fo:border="none"/>
      <style:text-properties fo:font-variant="normal" fo:text-transform="none" fo:color="#000000" style:text-line-through-type="none" fo:font-family="Calibri" style:font-family-asian="Linux Libertine G" style:font-family-complex="Linux Libertine G" fo:font-size="14pt" style:font-size-complex="14pt" style:language-complex="hi" style:country-complex="IN" fo:font-style="normal" style:text-underline-type="none" style:text-underline-width="auto" fo:font-weight="bold"/>
    </style:style>
    <style:style style:family="text" style:name="T120">
      <style:text-properties fo:font-variant="normal" fo:text-transform="none" fo:color="#000000" style:text-line-through-type="none" fo:font-family="times new roman" style:font-family-asian="Times New Roman" style:font-family-complex="Times New Roman" fo:font-size="16pt" style:font-size-complex="16pt" fo:font-style="normal" style:text-underline-type="none" style:text-underline-width="auto" fo:font-weight="bold"/>
    </style:style>
    <style:style style:family="text" style:name="T121">
      <style:text-properties fo:font-variant="normal" fo:text-transform="none" fo:color="#000000" style:text-line-through-type="none" fo:font-family="times new roman" style:font-family-asian="Times New Roman" style:font-family-complex="Times New Roman" fo:font-size="16pt" style:font-size-complex="16pt" fo:font-style="normal" style:text-underline-type="none" style:text-underline-width="auto" fo:font-weight="bold"/>
    </style:style>
    <style:style style:parent-style-name="682" style:family="paragraph" style:name="P58">
      <style:paragraph-properties fo:line-height="100%" fo:text-align="center" fo:margin-left="0cm" fo:margin-right="0cm" fo:text-indent="0cm" fo:margin-top="14pt" fo:margin-bottom="0pt" fo:border="none"/>
      <style:text-properties fo:font-variant="normal" fo:text-transform="none" fo:color="#000000" style:text-line-through-type="none" fo:font-family="Calibri" style:font-family-asian="Linux Libertine G" style:font-family-complex="Linux Libertine G" fo:font-size="14pt" style:font-size-complex="14pt" style:language-complex="hi" style:country-complex="IN" fo:font-style="normal" style:text-underline-type="none" style:text-underline-width="auto" fo:font-weight="normal"/>
    </style:style>
    <style:style style:family="text" style:name="T122">
      <style:text-properties fo:font-variant="normal" fo:text-transform="none" fo:color="#000000" style:text-line-through-type="none" fo:font-family="times new roman" style:font-family-asian="Times New Roman" style:font-family-complex="Times New Roman" fo:font-size="11pt" style:font-size-complex="11pt" fo:font-style="normal" style:text-underline-type="none" style:text-underline-width="auto" fo:font-weight="normal"/>
    </style:style>
    <style:style style:family="text" style:name="T123">
      <style:text-properties fo:font-variant="normal" fo:text-transform="none" fo:color="#000000" style:text-line-through-type="none" fo:font-family="times new roman" style:font-family-asian="Times New Roman" style:font-family-complex="Times New Roman" fo:font-size="11pt" style:font-size-complex="11pt" fo:font-style="normal" style:text-underline-type="none" style:text-underline-width="auto" fo:font-weight="normal"/>
    </style:style>
    <style:style style:parent-style-name="682" style:family="paragraph" style:name="P59">
      <style:paragraph-properties fo:line-height="100%" fo:text-align="left" fo:margin-left="0cm" fo:margin-right="0cm" fo:text-indent="0cm" fo:margin-top="14pt" fo:margin-bottom="0pt" fo:border="none"/>
      <style:text-properties fo:font-variant="normal" fo:text-transform="none" fo:color="#000000" style:text-line-through-type="none" fo:font-family="Calibri" style:font-family-asian="Linux Libertine G" style:font-family-complex="Linux Libertine G" fo:font-size="14pt" style:font-size-complex="14pt" style:language-complex="hi" style:country-complex="IN" fo:font-style="normal" style:text-underline-type="none" style:text-underline-width="auto" fo:font-weight="normal"/>
    </style:style>
    <style:style style:family="text" style:name="T124">
      <style:text-properties fo:font-variant="normal" fo:text-transform="none" fo:color="#000000" style:text-line-through-type="none" fo:font-family="times new roman" style:font-family-asian="Times New Roman" style:font-family-complex="Times New Roman" fo:font-size="11pt" style:font-size-complex="11pt" fo:font-style="normal" style:text-underline-type="none" style:text-underline-width="auto" fo:font-weight="normal"/>
    </style:style>
    <style:style style:family="text" style:name="T125">
      <style:text-properties fo:font-variant="normal" fo:text-transform="none" fo:color="#000000" style:text-line-through-type="none" fo:font-family="times new roman" style:font-family-asian="Times New Roman" style:font-family-complex="Times New Roman" fo:font-size="11pt" style:font-size-complex="11pt" fo:font-style="normal" style:text-underline-type="none" style:text-underline-width="auto" fo:font-weight="normal"/>
    </style:style>
    <style:style style:parent-style-name="682" style:family="paragraph" style:name="P60">
      <style:paragraph-properties fo:line-height="100%" fo:text-align="left" fo:margin-left="9.991cm" fo:margin-right="0cm" fo:text-indent="1.247cm" fo:margin-top="14pt" fo:margin-bottom="0pt" fo:border="none"/>
      <style:text-properties fo:font-variant="normal" fo:text-transform="none" fo:color="#000000" style:text-line-through-type="none" fo:font-family="Calibri" style:font-family-asian="Linux Libertine G" style:font-family-complex="Linux Libertine G" fo:font-size="14pt" style:font-size-complex="14pt" style:language-complex="hi" style:country-complex="IN" fo:font-style="normal" style:text-underline-type="none" style:text-underline-width="auto" fo:font-weight="normal"/>
    </style:style>
    <style:style style:family="text" style:name="T126">
      <style:text-properties fo:font-variant="normal" fo:text-transform="none" fo:color="#000000" style:text-line-through-type="none" fo:font-family="times new roman" style:font-family-asian="Times New Roman" style:font-family-complex="Times New Roman" fo:font-size="11pt" style:font-size-complex="11pt" fo:font-style="normal" style:text-underline-type="none" style:text-underline-width="auto" fo:font-weight="normal"/>
    </style:style>
    <style:style style:family="text" style:name="T127">
      <style:text-properties fo:font-variant="normal" fo:text-transform="none" fo:color="#000000" style:text-line-through-type="none" fo:font-family="times new roman" style:font-family-asian="Times New Roman" style:font-family-complex="Times New Roman" fo:font-size="11pt" style:font-size-complex="11pt" fo:font-style="normal" style:text-underline-type="none" style:text-underline-width="auto" fo:font-weight="normal"/>
    </style:style>
    <style:style style:parent-style-name="682" style:family="paragraph" style:name="P61">
      <style:paragraph-properties fo:line-height="100%" fo:text-align="left" fo:margin-left="9.991cm" fo:margin-right="0cm" fo:text-indent="1.247cm" fo:margin-top="14pt" fo:margin-bottom="0pt" fo:border="none"/>
      <style:text-properties fo:font-variant="normal" fo:text-transform="none" fo:color="#000000" style:text-line-through-type="none" fo:font-family="Calibri" style:font-family-asian="Linux Libertine G" style:font-family-complex="Linux Libertine G" fo:font-size="14pt" style:font-size-complex="14pt" style:language-complex="hi" style:country-complex="IN" fo:font-style="normal" style:text-underline-type="none" style:text-underline-width="auto" fo:font-weight="normal"/>
    </style:style>
    <style:style style:family="text" style:name="T128">
      <style:text-properties fo:font-variant="normal" fo:text-transform="none" fo:color="#000000" style:text-line-through-type="none" fo:font-family="times new roman" style:font-family-asian="Times New Roman" style:font-family-complex="Times New Roman" fo:font-size="11pt" style:font-size-complex="11pt" fo:font-style="normal" style:text-underline-type="none" style:text-underline-width="auto" fo:font-weight="normal"/>
    </style:style>
    <style:style style:family="text" style:name="T129">
      <style:text-properties fo:font-variant="normal" fo:text-transform="none" fo:color="#000000" style:text-line-through-type="none" fo:font-family="times new roman" style:font-family-asian="Times New Roman" style:font-family-complex="Times New Roman" fo:font-size="11pt" style:font-size-complex="11pt" fo:font-style="normal" style:text-underline-type="none" style:text-underline-width="auto" fo:font-weight="normal"/>
    </style:style>
    <style:style style:parent-style-name="682" style:family="paragraph" style:name="P62">
      <style:paragraph-properties fo:line-height="100%" fo:text-align="left" fo:margin-left="9.991cm" fo:margin-right="0cm" fo:text-indent="1.247cm" fo:margin-top="14pt" fo:margin-bottom="0pt" fo:border="none"/>
      <style:text-properties fo:font-variant="normal" fo:text-transform="none" fo:color="#000000" style:text-line-through-type="none" fo:font-family="Calibri" style:font-family-asian="Linux Libertine G" style:font-family-complex="Linux Libertine G" fo:font-size="14pt" style:font-size-complex="14pt" style:language-complex="hi" style:country-complex="IN" fo:font-style="normal" style:text-underline-type="none" style:text-underline-width="auto" fo:font-weight="normal"/>
    </style:style>
    <style:style style:family="text" style:name="T130">
      <style:text-properties fo:font-variant="normal" fo:text-transform="none" fo:color="#000000" style:text-line-through-type="none" fo:font-family="times new roman" style:font-family-asian="Times New Roman" style:font-family-complex="Times New Roman" fo:font-size="11pt" style:font-size-complex="11pt" fo:font-style="normal" style:text-underline-type="none" style:text-underline-width="auto" fo:font-weight="normal"/>
    </style:style>
    <style:style style:family="text" style:name="T131">
      <style:text-properties fo:font-variant="normal" fo:text-transform="none" fo:color="#000000" style:text-line-through-type="none" fo:font-family="times new roman" style:font-family-asian="Times New Roman" style:font-family-complex="Times New Roman" fo:font-size="11pt" style:font-size-complex="11pt" fo:font-style="normal" style:text-underline-type="none" style:text-underline-width="auto" fo:font-weight="normal"/>
    </style:style>
    <style:style style:parent-style-name="682" style:family="paragraph" style:name="P63">
      <style:paragraph-properties fo:line-height="100%" fo:text-align="left" fo:margin-left="9.991cm" fo:margin-right="0cm" fo:text-indent="1.247cm" fo:margin-top="14pt" fo:margin-bottom="0pt" fo:border="none"/>
      <style:text-properties fo:font-variant="normal" fo:text-transform="none" fo:color="#000000" style:text-line-through-type="none" fo:font-family="Calibri" style:font-family-asian="Linux Libertine G" style:font-family-complex="Linux Libertine G" fo:font-size="14pt" style:font-size-complex="14pt" style:language-complex="hi" style:country-complex="IN" fo:font-style="normal" style:text-underline-type="none" style:text-underline-width="auto" fo:font-weight="normal"/>
    </style:style>
    <style:style style:family="text" style:name="T132">
      <style:text-properties fo:font-variant="normal" fo:text-transform="none" fo:color="#000000" style:text-line-through-type="none" fo:font-family="times new roman" style:font-family-asian="Times New Roman" style:font-family-complex="Times New Roman" fo:font-size="11pt" style:font-size-complex="11pt" fo:font-style="normal" style:text-underline-type="none" style:text-underline-width="auto" fo:font-weight="normal"/>
    </style:style>
    <style:style style:family="text" style:name="T133">
      <style:text-properties fo:font-variant="normal" fo:text-transform="none" fo:color="#000000" style:text-line-through-type="none" fo:font-family="times new roman" style:font-family-asian="Times New Roman" style:font-family-complex="Times New Roman" fo:font-size="11pt" style:font-size-complex="11pt" fo:font-style="normal" style:text-underline-type="none" style:text-underline-width="auto" fo:font-weight="normal"/>
    </style:style>
    <style:style style:parent-style-name="682" style:family="paragraph" style:name="P64">
      <style:paragraph-properties fo:line-height="100%" fo:text-align="left" fo:margin-left="9.991cm" fo:margin-right="0cm" fo:text-indent="1.247cm" fo:margin-top="14pt" fo:margin-bottom="0pt" fo:border="none"/>
      <style:text-properties fo:font-variant="normal" fo:text-transform="none" fo:color="#000000" style:text-line-through-type="none" fo:font-family="Calibri" style:font-family-asian="Linux Libertine G" style:font-family-complex="Linux Libertine G" fo:font-size="14pt" style:font-size-complex="14pt" style:language-complex="hi" style:country-complex="IN" fo:font-style="normal" style:text-underline-type="none" style:text-underline-width="auto" fo:font-weight="normal"/>
    </style:style>
    <style:style style:family="text" style:name="T134">
      <style:text-properties fo:font-variant="normal" fo:text-transform="none" fo:color="#000000" style:text-line-through-type="none" fo:font-family="times new roman" style:font-family-asian="Times New Roman" style:font-family-complex="Times New Roman" fo:font-size="11pt" style:font-size-complex="11pt" fo:font-style="normal" style:text-underline-type="none" style:text-underline-width="auto" fo:font-weight="normal"/>
    </style:style>
    <style:style style:family="text" style:name="T135">
      <style:text-properties fo:font-variant="normal" fo:text-transform="none" fo:color="#000000" style:text-line-through-type="none" fo:font-family="times new roman" style:font-family-asian="Times New Roman" style:font-family-complex="Times New Roman" fo:font-size="11pt" style:font-size-complex="11pt" fo:font-style="normal" style:text-underline-type="none" style:text-underline-width="auto" fo:font-weight="normal"/>
    </style:style>
    <style:style style:parent-style-name="682" style:family="paragraph" style:name="P65">
      <style:paragraph-properties fo:line-height="100%" fo:text-align="left" fo:margin-left="9.991cm" fo:margin-right="0cm" fo:text-indent="1.247cm" fo:margin-top="14pt" fo:margin-bottom="0pt" fo:border="none"/>
      <style:text-properties fo:font-variant="normal" fo:text-transform="none" fo:color="#000000" style:text-line-through-type="none" fo:font-family="Calibri" style:font-family-asian="Linux Libertine G" style:font-family-complex="Linux Libertine G" fo:font-size="14pt" style:font-size-complex="14pt" style:language-complex="hi" style:country-complex="IN" fo:font-style="normal" style:text-underline-type="none" style:text-underline-width="auto" fo:font-weight="normal"/>
    </style:style>
    <style:style style:family="text" style:name="T136">
      <style:text-properties fo:font-variant="normal" fo:text-transform="none" fo:color="#000000" style:text-line-through-type="none" fo:font-family="times new roman" style:font-family-asian="Times New Roman" style:font-family-complex="Times New Roman" fo:font-size="11pt" style:font-size-complex="11pt" fo:font-style="normal" style:text-underline-type="none" style:text-underline-width="auto" fo:font-weight="normal"/>
    </style:style>
    <style:style style:family="text" style:name="T137">
      <style:text-properties fo:font-variant="normal" fo:text-transform="none" fo:color="#000000" style:text-line-through-type="none" fo:font-family="times new roman" style:font-family-asian="Times New Roman" style:font-family-complex="Times New Roman" fo:font-size="11pt" style:font-size-complex="11pt" fo:font-style="normal" style:text-underline-type="none" style:text-underline-width="auto" fo:font-weight="normal"/>
    </style:style>
    <style:style style:parent-style-name="682" style:family="paragraph" style:name="P66">
      <style:paragraph-properties fo:line-height="100%" fo:text-align="left" fo:margin-left="0cm" fo:margin-right="0cm" fo:text-indent="0cm" fo:margin-top="14pt" fo:margin-bottom="0pt" fo:border="none"/>
      <style:text-properties fo:font-variant="normal" fo:text-transform="none" fo:color="#000000" style:text-line-through-type="none" fo:font-family="Calibri" style:font-family-asian="Linux Libertine G" style:font-family-complex="Linux Libertine G" fo:font-size="14pt" style:font-size-complex="14pt" style:language-complex="hi" style:country-complex="IN" fo:font-style="normal" style:text-underline-type="none" style:text-underline-width="auto" fo:font-weight="normal"/>
    </style:style>
    <style:style style:family="text" style:name="T138">
      <style:text-properties fo:font-variant="normal" fo:text-transform="none" fo:color="#000000" style:text-line-through-type="none" fo:font-family="times new roman" style:font-family-asian="Times New Roman" style:font-family-complex="Times New Roman" fo:font-size="11pt" style:font-size-complex="11pt" fo:font-style="normal" style:text-underline-type="none" style:text-underline-width="auto" fo:font-weight="normal"/>
    </style:style>
    <style:style style:family="text" style:name="T139">
      <style:text-properties fo:font-variant="normal" fo:text-transform="none" fo:color="#000000" style:text-line-through-type="none" fo:font-family="times new roman" style:font-family-asian="Times New Roman" style:font-family-complex="Times New Roman" fo:font-size="11pt" style:font-size-complex="11pt" fo:font-style="normal" style:text-underline-type="none" style:text-underline-width="auto" fo:font-weight="normal"/>
    </style:style>
    <style:style style:parent-style-name="682" style:family="paragraph" style:name="P67">
      <style:paragraph-properties fo:line-height="100%" fo:text-align="right" fo:margin-left="0cm" fo:margin-right="0cm" fo:text-indent="0cm" fo:margin-top="14pt" fo:margin-bottom="0pt" fo:border="none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140">
      <style:text-properties fo:font-variant="normal" fo:text-transform="none" fo:color="#000000" style:text-line-through-type="none" fo:font-family="times new roman" style:font-family-asian="Times New Roman" style:font-family-complex="Times New Roman" fo:font-size="14pt" style:font-size-complex="14pt" fo:font-style="normal" style:text-underline-type="none" style:text-underline-width="auto" fo:font-weight="normal"/>
    </style:style>
    <style:style style:family="text" style:name="T141">
      <style:text-properties fo:color="#000000" fo:font-family="times new roman"/>
    </style:style>
    <style:style style:family="text" style:name="T142">
      <style:text-properties fo:font-variant="normal" fo:text-transform="none" fo:color="#000000" style:text-line-through-type="none" fo:font-family="times new roman" style:font-family-asian="Times New Roman" style:font-family-complex="Times New Roman" fo:font-size="14pt" style:font-size-complex="14pt" fo:font-style="normal" style:text-underline-type="none" style:text-underline-width="auto" fo:font-weight="normal"/>
    </style:style>
    <style:style style:family="text" style:name="T143">
      <style:text-properties fo:color="#000000" fo:font-family="times new roman"/>
    </style:style>
    <style:style style:family="text" style:name="T144">
      <style:text-properties fo:font-variant="normal" fo:text-transform="none" fo:color="#000000" style:text-line-through-type="none" fo:font-family="times new roman" style:font-family-asian="Times New Roman" style:font-family-complex="Times New Roman" fo:font-size="14pt" style:font-size-complex="14pt" fo:font-style="normal" style:text-underline-type="none" style:text-underline-width="auto" fo:font-weight="normal"/>
    </style:style>
    <style:style style:family="text" style:name="T145">
      <style:text-properties fo:color="#000000" fo:font-family="times new roman"/>
    </style:style>
    <style:style style:family="text" style:name="T146">
      <style:text-properties fo:font-variant="normal" fo:text-transform="none" fo:color="#000000" style:text-line-through-type="none" fo:font-family="times new roman" style:font-family-asian="Times New Roman" style:font-family-complex="Times New Roman" fo:font-size="14pt" style:font-size-complex="14pt" fo:font-style="normal" style:text-underline-type="none" style:text-underline-width="auto" fo:font-weight="normal"/>
    </style:style>
    <style:style style:family="text" style:name="T147">
      <style:text-properties fo:color="#000000" fo:font-family="times new roman"/>
    </style:style>
    <style:style style:family="text" style:name="T148">
      <style:text-properties fo:color="#000000" fo:font-family="times new roman"/>
    </style:style>
    <style:style style:parent-style-name="682" style:family="paragraph" style:name="P68">
      <style:paragraph-properties fo:line-height="100%" fo:text-align="right" fo:margin-left="0cm" fo:margin-right="0cm" fo:text-indent="0cm" fo:margin-top="14pt" fo:margin-bottom="0pt" fo:border="none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149">
      <style:text-properties fo:font-variant="normal" fo:text-transform="none" fo:color="#000000" style:text-line-through-type="none" fo:font-family="times new roman" style:font-family-asian="Times New Roman" style:font-family-complex="Times New Roman" fo:font-size="14pt" style:font-size-complex="14pt" fo:font-style="normal" style:text-underline-type="none" style:text-underline-width="auto" fo:font-weight="normal"/>
    </style:style>
    <style:style style:family="text" style:name="T150">
      <style:text-properties fo:color="#000000" fo:font-family="times new roman"/>
    </style:style>
    <style:style style:family="text" style:name="T151">
      <style:text-properties fo:color="#000000" fo:font-family="times new roman"/>
    </style:style>
    <style:style style:parent-style-name="682" style:family="paragraph" style:name="P69">
      <style:paragraph-properties fo:line-height="100%" fo:text-align="right" fo:margin-left="0cm" fo:margin-right="0cm" fo:text-indent="0cm" fo:margin-top="14pt" fo:margin-bottom="0pt" fo:border="none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152">
      <style:text-properties fo:font-variant="normal" fo:text-transform="none" fo:color="#000000" style:text-line-through-type="none" fo:font-family="times new roman" style:font-family-asian="Times New Roman" style:font-family-complex="Times New Roman" fo:font-size="14pt" style:font-size-complex="14pt" fo:font-style="normal" style:text-underline-type="none" style:text-underline-width="auto" fo:font-weight="normal"/>
    </style:style>
    <style:style style:family="text" style:name="T153">
      <style:text-properties fo:color="#000000" fo:font-family="times new roman"/>
    </style:style>
    <style:style style:family="text" style:name="T154">
      <style:text-properties fo:color="#000000" fo:font-family="times new roman"/>
    </style:style>
    <style:style style:parent-style-name="682" style:family="paragraph" style:name="P70">
      <style:paragraph-properties fo:line-height="100%" fo:text-align="right" fo:margin-left="0cm" fo:margin-right="0cm" fo:text-indent="0cm" fo:margin-top="14pt" fo:margin-bottom="0pt" fo:border="none"/>
      <style:text-properties fo:font-variant="normal" fo:text-transform="none" fo:color="#000000" style:text-line-through-type="none" fo:font-family="Calibri" style:font-family-asian="Linux Libertine G" style:font-family-complex="Linux Libertine G" fo:font-size="14pt" style:font-size-complex="14pt" style:language-complex="hi" style:country-complex="IN" fo:font-style="normal" style:text-underline-type="none" style:text-underline-width="auto" fo:font-weight="normal"/>
    </style:style>
    <style:style style:family="text" style:name="T155">
      <style:text-properties fo:font-variant="normal" fo:text-transform="none" fo:color="#000000" style:text-line-through-type="none" fo:font-family="times new roman" style:font-family-asian="Times New Roman" style:font-family-complex="Times New Roman" fo:font-size="14pt" style:font-size-complex="14pt" fo:font-style="normal" style:text-underline-type="none" style:text-underline-width="auto" fo:font-weight="normal"/>
    </style:style>
    <style:style style:family="text" style:name="T156">
      <style:text-properties fo:font-variant="normal" fo:text-transform="none" fo:color="#000000" style:text-line-through-type="none" fo:font-family="times new roman" style:font-family-asian="Times New Roman" style:font-family-complex="Times New Roman" fo:font-size="14pt" style:font-size-complex="14pt" fo:font-style="normal" style:text-underline-type="none" style:text-underline-width="auto" fo:font-weight="normal"/>
    </style:style>
    <style:style style:parent-style-name="682" style:family="paragraph" style:name="P71">
      <style:paragraph-properties fo:line-height="100%" fo:text-align="right" fo:margin-left="0cm" fo:margin-right="0cm" fo:text-indent="0cm" fo:margin-top="14pt" fo:margin-bottom="0pt" fo:border="none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157">
      <style:text-properties fo:font-variant="normal" fo:text-transform="none" fo:color="#000000" style:text-line-through-type="none" fo:font-family="times new roman" style:font-family-asian="Times New Roman" style:font-family-complex="Times New Roman" fo:font-size="14pt" style:font-size-complex="14pt" fo:font-style="normal" style:text-underline-type="none" style:text-underline-width="auto" fo:font-weight="normal"/>
    </style:style>
    <style:style style:family="text" style:name="T158">
      <style:text-properties fo:color="#000000" fo:font-family="times new roman"/>
    </style:style>
    <style:style style:family="text" style:name="T159">
      <style:text-properties fo:color="#000000" fo:font-family="times new roman"/>
    </style:style>
    <style:style style:family="text" style:name="T160">
      <style:text-properties fo:font-variant="normal" fo:text-transform="none" fo:color="#000000" style:text-line-through-type="none" fo:font-family="times new roman" style:font-family-asian="Times New Roman" style:font-family-complex="Times New Roman" fo:font-size="14pt" style:font-size-complex="14pt" fo:font-style="normal" style:text-underline-type="none" style:text-underline-width="auto" fo:font-weight="normal"/>
    </style:style>
    <style:style style:family="text" style:name="T161">
      <style:text-properties fo:color="#000000" fo:font-family="times new roman"/>
    </style:style>
    <style:style style:family="text" style:name="T162">
      <style:text-properties fo:font-variant="normal" fo:text-transform="none" fo:color="#000000" style:text-line-through-type="none" fo:font-family="times new roman" style:font-family-asian="Times New Roman" style:font-family-complex="Times New Roman" fo:font-size="14pt" style:font-size-complex="14pt" fo:font-style="normal" style:text-underline-type="none" style:text-underline-width="auto" fo:font-weight="normal"/>
    </style:style>
    <style:style style:family="text" style:name="T163">
      <style:text-properties fo:color="#000000" fo:font-family="times new roman"/>
    </style:style>
    <style:style style:family="text" style:name="T164">
      <style:text-properties fo:color="#000000" fo:font-family="times new roman"/>
    </style:style>
    <style:style style:parent-style-name="682" style:family="paragraph" style:name="P72">
      <style:paragraph-properties fo:line-height="100%" fo:text-align="left" fo:margin-left="0cm" fo:margin-right="0cm" fo:text-indent="0cm" fo:margin-top="14pt" fo:margin-bottom="12pt" fo:border="none"/>
      <style:text-properties fo:font-variant="normal" fo:text-transform="none" fo:color="#000000" style:text-line-through-type="none" fo:font-family="Calibri" style:font-family-asian="Linux Libertine G" style:font-family-complex="Linux Libertine G" fo:font-size="14pt" style:font-size-complex="14pt" style:language-complex="hi" style:country-complex="IN" fo:font-style="normal" style:text-underline-type="none" style:text-underline-width="auto" fo:font-weight="normal"/>
    </style:style>
    <style:style style:family="text" style:name="T165">
      <style:text-properties fo:font-variant="normal" fo:text-transform="none" fo:color="#000000" style:text-line-through-type="none" fo:font-family="times new roman" style:font-family-asian="Times New Roman" style:font-family-complex="Times New Roman" fo:font-size="11pt" style:font-size-complex="11pt" fo:font-style="normal" style:text-underline-type="none" style:text-underline-width="auto" fo:font-weight="normal"/>
    </style:style>
    <style:style style:family="text" style:name="T166">
      <style:text-properties fo:font-variant="normal" fo:text-transform="none" fo:color="#000000" style:text-line-through-type="none" fo:font-family="times new roman" style:font-family-asian="Times New Roman" style:font-family-complex="Times New Roman" fo:font-size="11pt" style:font-size-complex="11pt" fo:font-style="normal" style:text-underline-type="none" style:text-underline-width="auto" fo:font-weight="normal"/>
    </style:style>
    <style:style style:parent-style-name="682" style:family="paragraph" style:name="P73">
      <style:paragraph-properties fo:line-height="100%" fo:text-align="left" fo:margin-left="0cm" fo:margin-right="0cm" fo:text-indent="0cm" fo:margin-top="14pt" fo:margin-bottom="0pt" fo:border="none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167">
      <style:text-properties fo:color="#000000" fo:font-family="times new roman"/>
    </style:style>
    <style:style style:family="text" style:name="T168">
      <style:text-properties fo:color="#000000" fo:font-family="times new roman"/>
    </style:style>
    <style:style style:parent-style-name="682" style:family="paragraph" style:name="P74">
      <style:paragraph-properties fo:line-height="100%" fo:text-align="center" fo:margin-left="0cm" fo:margin-right="0cm" fo:text-indent="0cm" fo:margin-top="14pt" fo:margin-bottom="0pt" fo:border="none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169">
      <style:text-properties fo:color="#000000" fo:font-family="times new roman"/>
    </style:style>
    <style:style style:family="text" style:name="T170">
      <style:text-properties fo:color="#000000" fo:font-family="times new roman"/>
    </style:style>
    <style:style style:parent-style-name="682" style:family="paragraph" style:name="P75">
      <style:paragraph-properties fo:line-height="100%" fo:text-align="center" fo:margin-left="0cm" fo:margin-right="0cm" fo:text-indent="0cm" fo:margin-top="14pt" fo:margin-bottom="0pt" fo:border="none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171">
      <style:text-properties fo:font-variant="normal" fo:text-transform="none" fo:color="#000000" style:text-line-through-type="none" fo:font-family="times new roman" style:font-family-asian="Times New Roman" style:font-family-complex="Times New Roman" fo:font-size="14pt" style:font-size-complex="14pt" fo:font-style="normal" style:text-underline-type="none" style:text-underline-width="auto" fo:font-weight="normal"/>
    </style:style>
    <style:style style:family="text" style:name="T172">
      <style:text-properties fo:color="#000000" fo:font-family="times new roman"/>
    </style:style>
    <style:style style:family="text" style:name="T173">
      <style:text-properties fo:color="#000000" fo:font-family="times new roman"/>
    </style:style>
    <style:style style:parent-style-name="682" style:family="paragraph" style:name="P76">
      <style:paragraph-properties fo:line-height="115%" fo:text-align="center" fo:margin-left="0.2999cm" fo:margin-right="0.2999cm" fo:text-indent="0cm" fo:margin-top="10pt" fo:margin-bottom="6pt" fo:border="none"/>
      <style:text-properties fo:font-variant="normal" fo:text-transform="none" fo:color="#000000" style:text-line-through-type="none" fo:font-family="Calibri" style:font-family-asian="Linux Libertine G" style:font-family-complex="Linux Libertine G" fo:font-size="14pt" style:font-size-complex="14pt" style:language-complex="hi" style:country-complex="IN" fo:font-style="normal" style:text-underline-type="none" style:text-underline-width="auto" fo:font-weight="bold"/>
    </style:style>
    <style:style style:family="text" style:name="T174">
      <style:text-properties fo:font-variant="normal" fo:text-transform="none" fo:color="#000000" style:text-line-through-type="none" fo:font-family="times new roman" style:font-family-asian="Times New Roman" style:font-family-complex="Times New Roman" fo:font-size="16pt" style:font-size-complex="16pt" fo:font-style="normal" style:text-underline-type="none" style:text-underline-width="auto" fo:font-weight="bold"/>
    </style:style>
    <style:style style:family="text" style:name="T175">
      <style:text-properties fo:font-variant="normal" fo:text-transform="none" fo:color="#000000" style:text-line-through-type="none" fo:font-family="times new roman" style:font-family-asian="Times New Roman" style:font-family-complex="Times New Roman" fo:font-size="16pt" style:font-size-complex="16pt" fo:font-style="normal" style:text-underline-type="none" style:text-underline-width="auto" fo:font-weight="bold"/>
    </style:style>
    <style:style style:parent-style-name="682" style:family="paragraph" style:name="P77">
      <style:paragraph-properties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176">
      <style:text-properties fo:color="#000000" fo:font-family="times new roman" fo:font-size="12pt" style:font-size-complex="12pt" fo:font-weight="bold"/>
    </style:style>
    <style:style style:family="text" style:name="T177">
      <style:text-properties fo:color="#000000" fo:font-family="times new roman" fo:font-size="12pt" style:font-size-complex="12pt" fo:font-weight="bold"/>
    </style:style>
    <style:style style:family="text" style:name="T178">
      <style:text-properties fo:color="#000000" fo:font-family="times new roman" fo:font-size="12pt" style:font-size-complex="12pt" fo:language="ru" fo:country="RU" fo:font-weight="bold"/>
    </style:style>
    <style:style style:family="text" style:name="T179">
      <style:text-properties fo:color="#000000" fo:font-family="times new roman" fo:font-size="12pt" style:font-size-complex="12pt" fo:font-weight="bold"/>
    </style:style>
    <style:style style:family="text" style:name="T180">
      <style:text-properties fo:color="#000000" fo:font-family="times new roman"/>
    </style:style>
    <style:style style:family="text" style:name="T181">
      <style:text-properties fo:color="#000000" fo:font-family="times new roman" fo:font-size="12pt" style:font-size-complex="12pt" fo:font-weight="bold"/>
    </style:style>
    <style:style style:family="text" style:name="T182">
      <style:text-properties fo:color="#000000" fo:font-family="times new roman" fo:font-size="12pt" style:font-size-complex="12pt" fo:font-weight="bold"/>
    </style:style>
    <style:style style:family="text" style:name="T183">
      <style:text-properties fo:color="#000000" fo:font-family="times new roman"/>
    </style:style>
    <style:style style:parent-style-name="682" style:family="paragraph" style:name="P78">
      <style:paragraph-properties fo:margin-left="0.2999cm" fo:margin-right="0.2999cm" fo:text-indent="0.9684cm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184">
      <style:text-properties fo:color="#000000" fo:font-family="times new roman" fo:font-size="12pt" style:font-size-complex="12pt"/>
    </style:style>
    <style:style style:family="text" style:name="T185">
      <style:text-properties fo:color="#000000" fo:font-family="times new roman" fo:font-size="12pt" style:font-size-complex="12pt"/>
    </style:style>
    <style:style style:parent-style-name="682" style:family="paragraph" style:name="P79">
      <style:paragraph-properties fo:margin-left="0.2999cm" fo:margin-right="0.2999cm" fo:text-indent="0.9684cm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186">
      <style:text-properties fo:color="#000000" fo:font-family="times new roman" fo:font-size="12pt" style:font-size-complex="12pt"/>
    </style:style>
    <style:style style:parent-style-name="682" style:family="paragraph" style:name="P80">
      <style:paragraph-properties fo:margin-left="0.2999cm" fo:margin-right="0.2999cm" fo:text-indent="0.9684cm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187">
      <style:text-properties fo:color="#000000" fo:font-family="times new roman" fo:font-size="12pt" style:font-size-complex="12pt"/>
    </style:style>
    <style:style style:family="text" style:name="T188">
      <style:text-properties fo:color="#000000" fo:font-family="times new roman" fo:font-size="12pt" style:font-size-complex="12pt"/>
    </style:style>
    <style:style style:family="text" style:name="T189">
      <style:text-properties fo:color="#000000" fo:font-family="times new roman" fo:font-size="12pt" style:font-size-complex="12pt"/>
    </style:style>
    <style:style style:parent-style-name="682" style:family="paragraph" style:name="P81">
      <style:paragraph-properties fo:margin-left="0.2999cm" fo:margin-right="0.2999cm" fo:text-indent="0.9702cm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190">
      <style:text-properties fo:color="#000000" fo:font-family="times new roman" fo:font-size="12pt" style:font-size-complex="12pt"/>
    </style:style>
    <style:style style:family="text" style:name="T191">
      <style:text-properties fo:color="#000000" fo:font-family="times new roman" fo:font-size="12pt" style:font-size-complex="12pt"/>
    </style:style>
    <style:style style:family="text" style:name="T192">
      <style:text-properties fo:color="#000000" fo:font-family="times new roman" fo:font-size="12pt" style:font-size-complex="12pt"/>
    </style:style>
    <style:style style:parent-style-name="682" style:family="paragraph" style:name="P82">
      <style:paragraph-properties fo:line-height="115%" fo:text-align="center" fo:margin-left="0.2999cm" fo:margin-right="0.2999cm" fo:text-indent="0cm" fo:margin-top="10pt" fo:margin-bottom="6pt" fo:border="none"/>
      <style:text-properties fo:font-variant="normal" fo:text-transform="none" fo:color="#000000" style:text-line-through-type="none" fo:font-family="Calibri" style:font-family-asian="Linux Libertine G" style:font-family-complex="Linux Libertine G" fo:font-size="14pt" style:font-size-complex="14pt" style:language-complex="hi" style:country-complex="IN" fo:font-style="normal" style:text-underline-type="none" style:text-underline-width="auto" fo:font-weight="bold"/>
    </style:style>
    <style:style style:family="text" style:name="T193">
      <style:text-properties fo:font-variant="normal" fo:text-transform="none" fo:color="#000000" style:text-line-through-type="none" fo:font-family="times new roman" style:font-family-asian="Times New Roman" style:font-family-complex="Times New Roman" fo:font-size="16pt" style:font-size-complex="16pt" fo:font-style="normal" style:text-underline-type="none" style:text-underline-width="auto" fo:font-weight="bold"/>
    </style:style>
    <style:style style:family="text" style:name="T194">
      <style:text-properties fo:font-variant="normal" fo:text-transform="none" fo:color="#000000" style:text-line-through-type="none" fo:font-family="times new roman" style:font-family-asian="Times New Roman" style:font-family-complex="Times New Roman" fo:font-size="16pt" style:font-size-complex="16pt" fo:font-style="normal" style:text-underline-type="none" style:text-underline-width="auto" fo:font-weight="bold"/>
    </style:style>
    <style:style style:parent-style-name="682" style:family="paragraph" style:name="P83">
      <style:paragraph-properties fo:line-height="100%" fo:text-align="left" fo:margin-left="0cm" fo:margin-right="0.2999cm" fo:text-indent="1.247cm" fo:margin-top="2.85pt" fo:margin-bottom="12.85pt" fo:border="none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195">
      <style:text-properties fo:color="#000000" fo:font-family="times new roman" fo:font-size="12pt" style:font-size-complex="12pt"/>
    </style:style>
    <style:style style:family="text" style:name="T196">
      <style:text-properties fo:color="#000000" fo:font-family="times new roman" fo:font-size="12pt" style:font-size-complex="12pt"/>
    </style:style>
    <style:style style:parent-style-name="682" style:family="paragraph" style:name="P84">
      <style:paragraph-properties fo:line-height="100%" fo:text-align="left" fo:text-indent="0.9702cm" fo:margin-top="2.85pt" fo:margin-bottom="12.85pt" fo:border="none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197">
      <style:text-properties fo:color="#000000" fo:font-family="times new roman" fo:font-size="12pt" style:font-size-complex="12pt"/>
    </style:style>
    <style:style style:family="text" style:name="T198">
      <style:text-properties fo:color="#000000" fo:font-family="times new roman" fo:font-size="12pt" style:font-size-complex="12pt"/>
    </style:style>
    <style:style style:family="text" style:name="T199">
      <style:text-properties fo:color="#000000" fo:font-family="times new roman" fo:font-size="12pt" style:font-size-complex="12pt"/>
    </style:style>
    <style:style style:parent-style-name="682" style:family="paragraph" style:name="P85">
      <style:paragraph-properties fo:line-height="100%" fo:text-align="left" fo:margin-left="0cm" fo:text-indent="1.27cm" fo:margin-top="2.85pt" fo:margin-bottom="12.85pt" fo:border="none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200">
      <style:text-properties fo:color="#000000" fo:font-family="times new roman" fo:font-size="12pt" style:font-size-complex="12pt"/>
    </style:style>
    <style:style style:family="text" style:name="T201">
      <style:text-properties fo:color="#000000" fo:font-family="times new roman" fo:font-size="12pt" style:font-size-complex="12pt"/>
    </style:style>
    <style:style style:family="text" style:name="T202">
      <style:text-properties fo:color="#000000" fo:font-family="times new roman" fo:font-size="12pt" style:font-size-complex="12pt"/>
    </style:style>
    <style:style style:parent-style-name="682" style:family="paragraph" style:name="P86">
      <style:paragraph-properties fo:line-height="100%" fo:text-align="left" fo:margin-left="0cm" fo:text-indent="1.27cm" fo:margin-top="2.85pt" fo:margin-bottom="12.85pt" fo:border="none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203">
      <style:text-properties fo:color="#000000" fo:font-family="times new roman" fo:font-size="12pt" style:font-size-complex="12pt"/>
    </style:style>
    <style:style style:family="text" style:name="T204">
      <style:text-properties fo:color="#000000" fo:font-family="times new roman" fo:font-size="12pt" style:font-size-complex="12pt"/>
    </style:style>
    <style:style style:family="text" style:name="T205">
      <style:text-properties fo:color="#000000" fo:font-family="times new roman" fo:font-size="12pt" style:font-size-complex="12pt"/>
    </style:style>
    <style:style style:parent-style-name="682" style:family="paragraph" style:name="P87">
      <style:paragraph-properties fo:line-height="100%" fo:text-align="left" fo:margin-left="0cm" fo:text-indent="1.27cm" fo:margin-top="2.85pt" fo:margin-bottom="12.85pt" fo:border="none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206">
      <style:text-properties fo:color="#000000" fo:font-family="times new roman" fo:font-size="12pt" style:font-size-complex="12pt"/>
    </style:style>
    <style:style style:family="text" style:name="T207">
      <style:text-properties fo:color="#000000" fo:font-family="times new roman" fo:font-size="12pt" style:font-size-complex="12pt"/>
    </style:style>
    <style:style style:family="text" style:name="T208">
      <style:text-properties fo:color="#000000" fo:font-family="times new roman" fo:font-size="12pt" style:font-size-complex="12pt"/>
    </style:style>
    <style:style style:parent-style-name="682" style:family="paragraph" style:name="P88">
      <style:paragraph-properties fo:line-height="100%" fo:text-align="left" fo:margin-left="0cm" fo:margin-right="0.2999cm" fo:text-indent="0cm" fo:margin-top="0pt" fo:margin-bottom="10pt" fo:border="none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209">
      <style:text-properties fo:language="ru" fo:country="RU"/>
    </style:style>
    <style:style style:family="text" style:name="T210">
      <style:text-properties fo:color="#000000" fo:font-family="times new roman" fo:font-size="12pt" style:font-size-complex="12pt"/>
    </style:style>
    <style:style style:parent-style-name="698" style:list-style-name="WWNum5" style:family="paragraph" style:name="P89">
      <style:paragraph-properties fo:margin-right="0cm" fo:border="none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211">
      <style:text-properties fo:color="#000000" fo:font-family="times new roman" fo:font-size="12pt" style:font-size-complex="12pt"/>
    </style:style>
    <style:style style:family="text" style:name="T212">
      <style:text-properties fo:color="#000000" fo:font-family="times new roman" fo:font-size="12pt" style:font-size-complex="12pt"/>
    </style:style>
    <style:style style:parent-style-name="698" style:list-style-name="WWNum5" style:family="paragraph" style:name="P90">
      <style:paragraph-properties fo:margin-right="0cm" fo:border="none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parent-style-name="698" style:list-style-name="WWNum5" style:family="paragraph" style:name="P91">
      <style:paragraph-properties fo:margin-right="0cm" fo:border="none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parent-style-name="698" style:list-style-name="WWNum5" style:family="paragraph" style:name="P92">
      <style:paragraph-properties fo:margin-right="0cm" fo:border="none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parent-style-name="698" style:list-style-name="WWNum5" style:family="paragraph" style:name="P93">
      <style:paragraph-properties fo:margin-right="0cm" fo:border="none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213">
      <style:text-properties fo:language="ru" fo:country="RU"/>
    </style:style>
    <style:style style:parent-style-name="698" style:list-style-name="WWNum5" style:family="paragraph" style:name="P94">
      <style:paragraph-properties fo:margin-right="0cm" fo:border="none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parent-style-name="698" style:list-style-name="WWNum5" style:family="paragraph" style:name="P95">
      <style:paragraph-properties fo:margin-right="0cm" fo:border="none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parent-style-name="698" style:list-style-name="WWNum5" style:family="paragraph" style:name="P96">
      <style:paragraph-properties fo:margin-right="0cm" fo:border="none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parent-style-name="698" style:list-style-name="WWNum5" style:family="paragraph" style:name="P97">
      <style:paragraph-properties fo:margin-right="0cm" fo:border="none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parent-style-name="698" style:list-style-name="WWNum5" style:family="paragraph" style:name="P98">
      <style:paragraph-properties fo:margin-right="0cm" fo:border="none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parent-style-name="698" style:list-style-name="WWNum5" style:family="paragraph" style:name="P99">
      <style:paragraph-properties fo:margin-right="0cm" fo:border="none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parent-style-name="698" style:list-style-name="WWNum5" style:family="paragraph" style:name="P100">
      <style:paragraph-properties fo:margin-right="0cm" fo:border="none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parent-style-name="682" style:family="paragraph" style:name="P101">
      <style:paragraph-properties fo:line-height="100%" fo:text-align="left" fo:margin-left="0cm" fo:margin-right="0.2999cm" fo:text-indent="0cm" fo:margin-top="0pt" fo:margin-bottom="10pt" fo:border="none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214">
      <style:text-properties fo:color="#000000" fo:font-family="times new roman" fo:font-size="12pt" style:font-size-complex="12pt"/>
    </style:style>
    <style:style style:family="text" style:name="T215">
      <style:text-properties fo:color="#000000" fo:font-family="times new roman" fo:font-size="12pt" style:font-size-complex="12pt"/>
    </style:style>
    <style:style style:parent-style-name="682" style:family="paragraph" style:name="P102">
      <style:paragraph-properties fo:line-height="115%" fo:text-align="center" fo:margin-left="0.2999cm" fo:margin-right="0.2999cm" fo:text-indent="0cm" fo:margin-top="10pt" fo:margin-bottom="6pt" fo:border="none"/>
      <style:text-properties fo:font-variant="normal" fo:text-transform="none" fo:color="#000000" style:text-line-through-type="none" fo:font-family="Calibri" style:font-family-asian="Linux Libertine G" style:font-family-complex="Linux Libertine G" fo:font-size="14pt" style:font-size-complex="14pt" style:language-complex="hi" style:country-complex="IN" fo:font-style="normal" style:text-underline-type="none" style:text-underline-width="auto" fo:font-weight="bold"/>
    </style:style>
    <style:style style:family="text" style:name="T216">
      <style:text-properties fo:font-variant="normal" fo:text-transform="none" fo:color="#000000" style:text-line-through-type="none" fo:font-family="times new roman" style:font-family-asian="Times New Roman" style:font-family-complex="Times New Roman" fo:font-size="16pt" style:font-size-complex="16pt" fo:font-style="normal" style:text-underline-type="none" style:text-underline-width="auto" fo:font-weight="bold"/>
    </style:style>
    <style:style style:family="text" style:name="T217">
      <style:text-properties fo:font-variant="normal" fo:text-transform="none" fo:color="#000000" style:text-line-through-type="none" fo:font-family="times new roman" style:font-family-asian="Times New Roman" style:font-family-complex="Times New Roman" fo:font-size="16pt" style:font-size-complex="16pt" fo:font-style="normal" style:text-underline-type="none" style:text-underline-width="auto" fo:font-weight="bold"/>
    </style:style>
    <style:style style:parent-style-name="682" style:family="paragraph" style:name="P103">
      <style:paragraph-properties fo:line-height="50%" fo:margin-left="1.27cm" fo:margin-right="0.2999cm" fo:text-indent="0cm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218">
      <style:text-properties fo:color="#000000" fo:font-family="Adwaita Mono" style:font-family-asian="Consolas" style:font-family-complex="Consolas" fo:font-size="10pt" style:font-size-complex="10pt"/>
    </style:style>
    <style:style style:parent-style-name="682" style:family="paragraph" style:name="P104">
      <style:paragraph-properties fo:line-height="50%" fo:margin-left="1.27cm" fo:margin-right="0.2999cm" fo:text-indent="0cm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219">
      <style:text-properties fo:color="#000000" fo:font-family="Adwaita Mono" style:font-family-asian="Consolas" style:font-family-complex="Consolas" fo:font-size="10pt" style:font-size-complex="10pt"/>
    </style:style>
    <style:style style:parent-style-name="682" style:family="paragraph" style:name="P105">
      <style:paragraph-properties fo:line-height="50%" fo:margin-left="1.27cm" fo:margin-right="0.2999cm" fo:text-indent="0cm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220">
      <style:text-properties fo:color="#000000" fo:font-family="Adwaita Mono" style:font-family-asian="Consolas" style:font-family-complex="Consolas" fo:font-size="10pt" style:font-size-complex="10pt"/>
    </style:style>
    <style:style style:parent-style-name="682" style:family="paragraph" style:name="P106">
      <style:paragraph-properties fo:line-height="50%" fo:margin-left="1.27cm" fo:margin-right="0.2999cm" fo:text-indent="0cm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221">
      <style:text-properties fo:color="#000000" fo:font-family="Adwaita Mono" style:font-family-asian="Consolas" style:font-family-complex="Consolas" fo:font-size="10pt" style:font-size-complex="10pt"/>
    </style:style>
    <style:style style:parent-style-name="682" style:family="paragraph" style:name="P107">
      <style:paragraph-properties fo:line-height="50%" fo:margin-left="1.27cm" fo:margin-right="0.2999cm" fo:text-indent="0cm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222">
      <style:text-properties fo:color="#000000" fo:font-family="Adwaita Mono" style:font-family-asian="Consolas" style:font-family-complex="Consolas" fo:font-size="10pt" style:font-size-complex="10pt"/>
    </style:style>
    <style:style style:parent-style-name="682" style:family="paragraph" style:name="P108">
      <style:paragraph-properties fo:line-height="50%" fo:margin-left="1.27cm" fo:margin-right="0.2999cm" fo:text-indent="0cm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223">
      <style:text-properties fo:color="#000000" fo:font-family="Adwaita Mono" style:font-family-asian="Consolas" style:font-family-complex="Consolas" fo:font-size="10pt" style:font-size-complex="10pt"/>
    </style:style>
    <style:style style:parent-style-name="682" style:family="paragraph" style:name="P109">
      <style:paragraph-properties fo:line-height="50%" fo:margin-left="1.27cm" fo:margin-right="0.2999cm" fo:text-indent="0cm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224">
      <style:text-properties fo:color="#000000" fo:font-family="Adwaita Mono" style:font-family-asian="Consolas" style:font-family-complex="Consolas" fo:font-size="10pt" style:font-size-complex="10pt"/>
    </style:style>
    <style:style style:parent-style-name="682" style:family="paragraph" style:name="P110">
      <style:paragraph-properties fo:line-height="50%" fo:margin-left="1.27cm" fo:margin-right="0.2999cm" fo:text-indent="0cm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225">
      <style:text-properties fo:color="#000000" fo:font-family="Adwaita Mono" style:font-family-asian="Consolas" style:font-family-complex="Consolas" fo:font-size="10pt" style:font-size-complex="10pt"/>
    </style:style>
    <style:style style:parent-style-name="682" style:family="paragraph" style:name="P111">
      <style:paragraph-properties fo:line-height="50%" fo:margin-left="1.27cm" fo:margin-right="0.2999cm" fo:text-indent="0cm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226">
      <style:text-properties fo:color="#000000" fo:font-family="Adwaita Mono" style:font-family-asian="Consolas" style:font-family-complex="Consolas" fo:font-size="10pt" style:font-size-complex="10pt"/>
    </style:style>
    <style:style style:parent-style-name="682" style:family="paragraph" style:name="P112">
      <style:paragraph-properties fo:line-height="50%" fo:margin-left="1.27cm" fo:margin-right="0.2999cm" fo:text-indent="0cm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227">
      <style:text-properties fo:color="#000000" fo:font-family="Adwaita Mono" style:font-family-asian="Consolas" style:font-family-complex="Consolas" fo:font-size="10pt" style:font-size-complex="10pt"/>
    </style:style>
    <style:style style:parent-style-name="682" style:family="paragraph" style:name="P113">
      <style:paragraph-properties fo:line-height="50%" fo:margin-left="1.27cm" fo:margin-right="0.2999cm" fo:text-indent="0cm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228">
      <style:text-properties fo:color="#000000" fo:font-family="Adwaita Mono" style:font-family-asian="Consolas" style:font-family-complex="Consolas" fo:font-size="10pt" style:font-size-complex="10pt"/>
    </style:style>
    <style:style style:parent-style-name="682" style:family="paragraph" style:name="P114">
      <style:paragraph-properties fo:line-height="50%" fo:margin-left="1.27cm" fo:margin-right="0.2999cm" fo:text-indent="0cm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229">
      <style:text-properties fo:color="#000000" fo:font-family="Adwaita Mono" style:font-family-asian="Consolas" style:font-family-complex="Consolas" fo:font-size="10pt" style:font-size-complex="10pt"/>
    </style:style>
    <style:style style:parent-style-name="682" style:family="paragraph" style:name="P115">
      <style:paragraph-properties fo:line-height="50%" fo:margin-left="1.27cm" fo:margin-right="0.2999cm" fo:text-indent="0cm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230">
      <style:text-properties fo:color="#000000" fo:font-family="Adwaita Mono" style:font-family-asian="Consolas" style:font-family-complex="Consolas" fo:font-size="10pt" style:font-size-complex="10pt"/>
    </style:style>
    <style:style style:parent-style-name="682" style:family="paragraph" style:name="P116">
      <style:paragraph-properties fo:line-height="50%" fo:margin-left="1.27cm" fo:margin-right="0.2999cm" fo:text-indent="0cm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231">
      <style:text-properties fo:color="#000000" fo:font-family="Adwaita Mono" style:font-family-asian="Consolas" style:font-family-complex="Consolas" fo:font-size="10pt" style:font-size-complex="10pt"/>
    </style:style>
    <style:style style:parent-style-name="682" style:family="paragraph" style:name="P117">
      <style:paragraph-properties fo:line-height="50%" fo:margin-left="1.27cm" fo:margin-right="0.2999cm" fo:text-indent="0cm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232">
      <style:text-properties fo:color="#000000" fo:font-family="Adwaita Mono" style:font-family-asian="Consolas" style:font-family-complex="Consolas" fo:font-size="10pt" style:font-size-complex="10pt"/>
    </style:style>
    <style:style style:parent-style-name="682" style:family="paragraph" style:name="P118">
      <style:paragraph-properties fo:line-height="50%" fo:margin-left="1.27cm" fo:margin-right="0.2999cm" fo:text-indent="0cm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233">
      <style:text-properties fo:color="#000000" fo:font-family="Adwaita Mono" style:font-family-asian="Consolas" style:font-family-complex="Consolas" fo:font-size="10pt" style:font-size-complex="10pt"/>
    </style:style>
    <style:style style:parent-style-name="682" style:family="paragraph" style:name="P119">
      <style:paragraph-properties fo:line-height="50%" fo:margin-left="1.27cm" fo:margin-right="0.2999cm" fo:text-indent="0cm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234">
      <style:text-properties fo:color="#000000" fo:font-family="Adwaita Mono" style:font-family-asian="Consolas" style:font-family-complex="Consolas" fo:font-size="10pt" style:font-size-complex="10pt"/>
    </style:style>
    <style:style style:parent-style-name="682" style:family="paragraph" style:name="P120">
      <style:paragraph-properties fo:line-height="50%" fo:margin-left="1.27cm" fo:margin-right="0.2999cm" fo:text-indent="0cm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235">
      <style:text-properties fo:color="#000000" fo:font-family="Adwaita Mono" style:font-family-asian="Consolas" style:font-family-complex="Consolas" fo:font-size="10pt" style:font-size-complex="10pt"/>
    </style:style>
    <style:style style:parent-style-name="682" style:family="paragraph" style:name="P121">
      <style:paragraph-properties fo:line-height="50%" fo:margin-left="1.27cm" fo:margin-right="0.2999cm" fo:text-indent="0cm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236">
      <style:text-properties fo:color="#000000" fo:font-family="Adwaita Mono" style:font-family-asian="Consolas" style:font-family-complex="Consolas" fo:font-size="10pt" style:font-size-complex="10pt"/>
    </style:style>
    <style:style style:parent-style-name="682" style:family="paragraph" style:name="P122">
      <style:paragraph-properties fo:line-height="50%" fo:margin-left="1.27cm" fo:margin-right="0.2999cm" fo:text-indent="0cm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237">
      <style:text-properties fo:color="#000000" fo:font-family="Adwaita Mono" style:font-family-asian="Consolas" style:font-family-complex="Consolas" fo:font-size="10pt" style:font-size-complex="10pt"/>
    </style:style>
    <style:style style:parent-style-name="682" style:family="paragraph" style:name="P123">
      <style:paragraph-properties fo:line-height="50%" fo:margin-left="1.27cm" fo:margin-right="0.2999cm" fo:text-indent="0cm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238">
      <style:text-properties fo:color="#000000" fo:font-family="Adwaita Mono" style:font-family-asian="Consolas" style:font-family-complex="Consolas" fo:font-size="10pt" style:font-size-complex="10pt"/>
    </style:style>
    <style:style style:parent-style-name="682" style:family="paragraph" style:name="P124">
      <style:paragraph-properties fo:line-height="50%" fo:margin-left="1.27cm" fo:margin-right="0.2999cm" fo:text-indent="0cm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239">
      <style:text-properties fo:color="#000000" fo:font-family="Adwaita Mono" style:font-family-asian="Consolas" style:font-family-complex="Consolas" fo:font-size="10pt" style:font-size-complex="10pt"/>
    </style:style>
    <style:style style:parent-style-name="682" style:family="paragraph" style:name="P125">
      <style:paragraph-properties fo:line-height="50%" fo:margin-left="1.27cm" fo:margin-right="0.2999cm" fo:text-indent="0cm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240">
      <style:text-properties fo:color="#000000" fo:font-family="Adwaita Mono" style:font-family-asian="Consolas" style:font-family-complex="Consolas" fo:font-size="10pt" style:font-size-complex="10pt"/>
    </style:style>
    <style:style style:parent-style-name="682" style:family="paragraph" style:name="P126">
      <style:paragraph-properties fo:line-height="50%" fo:margin-left="1.27cm" fo:margin-right="0.2999cm" fo:text-indent="0cm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241">
      <style:text-properties fo:color="#000000" fo:font-family="Adwaita Mono" style:font-family-asian="Consolas" style:font-family-complex="Consolas" fo:font-size="10pt" style:font-size-complex="10pt"/>
    </style:style>
    <style:style style:parent-style-name="682" style:family="paragraph" style:name="P127">
      <style:paragraph-properties fo:line-height="50%" fo:margin-left="1.27cm" fo:margin-right="0.2999cm" fo:text-indent="0cm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242">
      <style:text-properties fo:color="#000000" fo:font-family="Adwaita Mono" style:font-family-asian="Consolas" style:font-family-complex="Consolas" fo:font-size="10pt" style:font-size-complex="10pt"/>
    </style:style>
    <style:style style:parent-style-name="682" style:family="paragraph" style:name="P128">
      <style:paragraph-properties fo:line-height="50%" fo:margin-left="1.27cm" fo:margin-right="0.2999cm" fo:text-indent="0cm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243">
      <style:text-properties fo:color="#000000" fo:font-family="Adwaita Mono" style:font-family-asian="Consolas" style:font-family-complex="Consolas" fo:font-size="10pt" style:font-size-complex="10pt"/>
    </style:style>
    <style:style style:parent-style-name="682" style:family="paragraph" style:name="P129">
      <style:paragraph-properties fo:line-height="50%" fo:margin-left="1.27cm" fo:margin-right="0.2999cm" fo:text-indent="0cm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244">
      <style:text-properties fo:color="#000000" fo:font-family="Adwaita Mono" style:font-family-asian="Consolas" style:font-family-complex="Consolas" fo:font-size="10pt" style:font-size-complex="10pt"/>
    </style:style>
    <style:style style:parent-style-name="682" style:family="paragraph" style:name="P130">
      <style:paragraph-properties fo:line-height="50%" fo:margin-left="1.27cm" fo:margin-right="0.2999cm" fo:text-indent="0cm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245">
      <style:text-properties fo:color="#000000" fo:font-family="Adwaita Mono" style:font-family-asian="Consolas" style:font-family-complex="Consolas" fo:font-size="10pt" style:font-size-complex="10pt"/>
    </style:style>
    <style:style style:parent-style-name="682" style:family="paragraph" style:name="P131">
      <style:paragraph-properties fo:line-height="50%" fo:margin-left="1.27cm" fo:margin-right="0.2999cm" fo:text-indent="0cm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246">
      <style:text-properties fo:color="#000000" fo:font-family="Adwaita Mono" style:font-family-asian="Consolas" style:font-family-complex="Consolas" fo:font-size="10pt" style:font-size-complex="10pt"/>
    </style:style>
    <style:style style:parent-style-name="682" style:family="paragraph" style:name="P132">
      <style:paragraph-properties fo:line-height="50%" fo:margin-left="1.27cm" fo:margin-right="0.2999cm" fo:text-indent="0cm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247">
      <style:text-properties fo:color="#000000" fo:font-family="Adwaita Mono" style:font-family-asian="Consolas" style:font-family-complex="Consolas" fo:font-size="10pt" style:font-size-complex="10pt"/>
    </style:style>
    <style:style style:parent-style-name="682" style:family="paragraph" style:name="P133">
      <style:paragraph-properties fo:line-height="50%" fo:margin-left="1.27cm" fo:margin-right="0.2999cm" fo:text-indent="0cm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248">
      <style:text-properties fo:color="#000000" fo:font-family="Adwaita Mono" style:font-family-asian="Consolas" style:font-family-complex="Consolas" fo:font-size="10pt" style:font-size-complex="10pt"/>
    </style:style>
    <style:style style:parent-style-name="682" style:family="paragraph" style:name="P134">
      <style:paragraph-properties fo:line-height="50%" fo:margin-left="1.27cm" fo:margin-right="0.2999cm" fo:text-indent="0cm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249">
      <style:text-properties fo:color="#000000" fo:font-family="Adwaita Mono" style:font-family-asian="Consolas" style:font-family-complex="Consolas" fo:font-size="10pt" style:font-size-complex="10pt"/>
    </style:style>
    <style:style style:parent-style-name="682" style:family="paragraph" style:name="P135">
      <style:paragraph-properties fo:line-height="50%" fo:margin-left="1.27cm" fo:margin-right="0.2999cm" fo:text-indent="0cm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250">
      <style:text-properties fo:color="#000000" fo:font-family="Adwaita Mono" style:font-family-asian="Consolas" style:font-family-complex="Consolas" fo:font-size="10pt" style:font-size-complex="10pt"/>
    </style:style>
    <style:style style:parent-style-name="682" style:family="paragraph" style:name="P136">
      <style:paragraph-properties fo:line-height="50%" fo:margin-left="1.27cm" fo:margin-right="0.2999cm" fo:text-indent="0cm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251">
      <style:text-properties fo:color="#000000" fo:font-family="Adwaita Mono" style:font-family-asian="Consolas" style:font-family-complex="Consolas" fo:font-size="10pt" style:font-size-complex="10pt"/>
    </style:style>
    <style:style style:parent-style-name="682" style:family="paragraph" style:name="P137">
      <style:paragraph-properties fo:line-height="50%" fo:margin-left="1.27cm" fo:margin-right="0.2999cm" fo:text-indent="0cm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252">
      <style:text-properties fo:color="#000000" fo:font-family="Adwaita Mono" style:font-family-asian="Consolas" style:font-family-complex="Consolas" fo:font-size="10pt" style:font-size-complex="10pt"/>
    </style:style>
    <style:style style:parent-style-name="682" style:family="paragraph" style:name="P138">
      <style:paragraph-properties fo:line-height="50%" fo:margin-left="1.27cm" fo:margin-right="0.2999cm" fo:text-indent="0cm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253">
      <style:text-properties fo:color="#000000" fo:font-family="Adwaita Mono" style:font-family-asian="Consolas" style:font-family-complex="Consolas" fo:font-size="10pt" style:font-size-complex="10pt"/>
    </style:style>
    <style:style style:parent-style-name="682" style:family="paragraph" style:name="P139">
      <style:paragraph-properties fo:line-height="50%" fo:margin-left="1.27cm" fo:margin-right="0.2999cm" fo:text-indent="0cm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254">
      <style:text-properties fo:color="#000000" fo:font-family="Adwaita Mono" style:font-family-asian="Consolas" style:font-family-complex="Consolas" fo:font-size="10pt" style:font-size-complex="10pt"/>
    </style:style>
    <style:style style:parent-style-name="682" style:family="paragraph" style:name="P140">
      <style:paragraph-properties fo:line-height="50%" fo:margin-left="1.27cm" fo:margin-right="0.2999cm" fo:text-indent="0cm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255">
      <style:text-properties fo:color="#000000" fo:font-family="Adwaita Mono" style:font-family-asian="Consolas" style:font-family-complex="Consolas" fo:font-size="10pt" style:font-size-complex="10pt"/>
    </style:style>
    <style:style style:parent-style-name="682" style:family="paragraph" style:name="P141">
      <style:paragraph-properties fo:line-height="50%" fo:margin-left="1.27cm" fo:margin-right="0.2999cm" fo:text-indent="0cm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256">
      <style:text-properties fo:color="#000000" fo:font-family="Adwaita Mono" style:font-family-asian="Consolas" style:font-family-complex="Consolas" fo:font-size="10pt" style:font-size-complex="10pt"/>
    </style:style>
    <style:style style:parent-style-name="682" style:family="paragraph" style:name="P142">
      <style:paragraph-properties fo:line-height="50%" fo:margin-left="1.27cm" fo:margin-right="0.2999cm" fo:text-indent="0cm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257">
      <style:text-properties fo:color="#000000" fo:font-family="Adwaita Mono" style:font-family-asian="Consolas" style:font-family-complex="Consolas" fo:font-size="10pt" style:font-size-complex="10pt"/>
    </style:style>
    <style:style style:parent-style-name="682" style:family="paragraph" style:name="P143">
      <style:paragraph-properties fo:line-height="50%" fo:margin-left="1.27cm" fo:margin-right="0.2999cm" fo:text-indent="0cm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258">
      <style:text-properties fo:color="#000000" fo:font-family="Adwaita Mono" style:font-family-asian="Consolas" style:font-family-complex="Consolas" fo:font-size="10pt" style:font-size-complex="10pt"/>
    </style:style>
    <style:style style:parent-style-name="682" style:family="paragraph" style:name="P144">
      <style:paragraph-properties fo:line-height="50%" fo:margin-left="1.27cm" fo:margin-right="0.2999cm" fo:text-indent="0cm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259">
      <style:text-properties fo:color="#000000" fo:font-family="Adwaita Mono" style:font-family-asian="Consolas" style:font-family-complex="Consolas" fo:font-size="10pt" style:font-size-complex="10pt"/>
    </style:style>
    <style:style style:parent-style-name="682" style:family="paragraph" style:name="P145">
      <style:paragraph-properties fo:line-height="50%" fo:margin-left="1.27cm" fo:margin-right="0.2999cm" fo:text-indent="0cm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260">
      <style:text-properties fo:color="#000000" fo:font-family="Adwaita Mono" style:font-family-asian="Consolas" style:font-family-complex="Consolas" fo:font-size="10pt" style:font-size-complex="10pt"/>
    </style:style>
    <style:style style:parent-style-name="682" style:family="paragraph" style:name="P146">
      <style:paragraph-properties fo:line-height="50%" fo:margin-left="1.27cm" fo:margin-right="0.2999cm" fo:text-indent="0cm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261">
      <style:text-properties fo:color="#000000" fo:font-family="Adwaita Mono" style:font-family-asian="Consolas" style:font-family-complex="Consolas" fo:font-size="10pt" style:font-size-complex="10pt"/>
    </style:style>
    <style:style style:parent-style-name="682" style:family="paragraph" style:name="P147">
      <style:paragraph-properties fo:line-height="50%" fo:margin-left="1.27cm" fo:margin-right="0.2999cm" fo:text-indent="0cm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262">
      <style:text-properties fo:color="#000000" fo:font-family="Adwaita Mono" style:font-family-asian="Consolas" style:font-family-complex="Consolas" fo:font-size="10pt" style:font-size-complex="10pt"/>
    </style:style>
    <style:style style:parent-style-name="682" style:family="paragraph" style:name="P148">
      <style:paragraph-properties fo:line-height="50%" fo:margin-left="1.27cm" fo:margin-right="0.2999cm" fo:text-indent="0cm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263">
      <style:text-properties fo:color="#000000" fo:font-family="Adwaita Mono" style:font-family-asian="Consolas" style:font-family-complex="Consolas" fo:font-size="10pt" style:font-size-complex="10pt"/>
    </style:style>
    <style:style style:parent-style-name="682" style:family="paragraph" style:name="P149">
      <style:paragraph-properties fo:line-height="50%" fo:margin-left="1.27cm" fo:margin-right="0.2999cm" fo:text-indent="0cm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264">
      <style:text-properties fo:color="#000000" fo:font-family="Adwaita Mono" style:font-family-asian="Consolas" style:font-family-complex="Consolas" fo:font-size="10pt" style:font-size-complex="10pt"/>
    </style:style>
    <style:style style:parent-style-name="682" style:family="paragraph" style:name="P150">
      <style:paragraph-properties fo:line-height="50%" fo:margin-left="1.27cm" fo:margin-right="0.2999cm" fo:text-indent="0cm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265">
      <style:text-properties fo:color="#000000" fo:font-family="Adwaita Mono" style:font-family-asian="Consolas" style:font-family-complex="Consolas" fo:font-size="10pt" style:font-size-complex="10pt"/>
    </style:style>
    <style:style style:parent-style-name="682" style:family="paragraph" style:name="P151">
      <style:paragraph-properties fo:line-height="50%" fo:margin-left="1.27cm" fo:margin-right="0.2999cm" fo:text-indent="0cm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266">
      <style:text-properties fo:color="#000000" fo:font-family="Adwaita Mono" style:font-family-asian="Consolas" style:font-family-complex="Consolas" fo:font-size="10pt" style:font-size-complex="10pt"/>
    </style:style>
    <style:style style:parent-style-name="682" style:family="paragraph" style:name="P152">
      <style:paragraph-properties fo:line-height="50%" fo:margin-left="1.27cm" fo:margin-right="0.2999cm" fo:text-indent="0cm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267">
      <style:text-properties fo:color="#000000" fo:font-family="Adwaita Mono" style:font-family-asian="Consolas" style:font-family-complex="Consolas" fo:font-size="10pt" style:font-size-complex="10pt"/>
    </style:style>
    <style:style style:parent-style-name="682" style:family="paragraph" style:name="P153">
      <style:paragraph-properties fo:line-height="50%" fo:margin-left="1.27cm" fo:margin-right="0.2999cm" fo:text-indent="0cm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268">
      <style:text-properties fo:color="#000000" fo:font-family="Adwaita Mono" style:font-family-asian="Consolas" style:font-family-complex="Consolas" fo:font-size="10pt" style:font-size-complex="10pt"/>
    </style:style>
    <style:style style:parent-style-name="682" style:family="paragraph" style:name="P154">
      <style:paragraph-properties fo:line-height="50%" fo:margin-left="1.27cm" fo:margin-right="0.2999cm" fo:text-indent="0cm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269">
      <style:text-properties fo:color="#000000" fo:font-family="Adwaita Mono" style:font-family-asian="Consolas" style:font-family-complex="Consolas" fo:font-size="10pt" style:font-size-complex="10pt"/>
    </style:style>
    <style:style style:parent-style-name="682" style:family="paragraph" style:name="P155">
      <style:paragraph-properties fo:line-height="50%" fo:margin-left="1.27cm" fo:margin-right="0.2999cm" fo:text-indent="0cm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270">
      <style:text-properties fo:color="#000000" fo:font-family="Adwaita Mono" style:font-family-asian="Consolas" style:font-family-complex="Consolas" fo:font-size="10pt" style:font-size-complex="10pt"/>
    </style:style>
    <style:style style:parent-style-name="682" style:family="paragraph" style:name="P156">
      <style:paragraph-properties fo:line-height="50%" fo:margin-left="1.27cm" fo:margin-right="0.2999cm" fo:text-indent="0cm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271">
      <style:text-properties fo:color="#000000" fo:font-family="Adwaita Mono" style:font-family-asian="Consolas" style:font-family-complex="Consolas" fo:font-size="10pt" style:font-size-complex="10pt"/>
    </style:style>
    <style:style style:parent-style-name="682" style:family="paragraph" style:name="P157">
      <style:paragraph-properties fo:line-height="50%" fo:margin-left="1.27cm" fo:margin-right="0.2999cm" fo:text-indent="0cm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272">
      <style:text-properties fo:color="#000000" fo:font-family="Adwaita Mono" style:font-family-asian="Consolas" style:font-family-complex="Consolas" fo:font-size="10pt" style:font-size-complex="10pt"/>
    </style:style>
    <style:style style:parent-style-name="682" style:family="paragraph" style:name="P158">
      <style:paragraph-properties fo:line-height="50%" fo:margin-left="1.27cm" fo:margin-right="0.2999cm" fo:text-indent="0cm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273">
      <style:text-properties fo:color="#000000" fo:font-family="Adwaita Mono" style:font-family-asian="Consolas" style:font-family-complex="Consolas" fo:font-size="10pt" style:font-size-complex="10pt"/>
    </style:style>
    <style:style style:parent-style-name="682" style:family="paragraph" style:name="P159">
      <style:paragraph-properties fo:line-height="50%" fo:margin-left="1.27cm" fo:margin-right="0.2999cm" fo:text-indent="0cm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274">
      <style:text-properties fo:color="#000000" fo:font-family="Adwaita Mono" style:font-family-asian="Consolas" style:font-family-complex="Consolas" fo:font-size="10pt" style:font-size-complex="10pt"/>
    </style:style>
    <style:style style:parent-style-name="682" style:family="paragraph" style:name="P160">
      <style:paragraph-properties fo:line-height="50%" fo:margin-left="1.27cm" fo:margin-right="0.2999cm" fo:text-indent="0cm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275">
      <style:text-properties fo:color="#000000" fo:font-family="Adwaita Mono" style:font-family-asian="Consolas" style:font-family-complex="Consolas" fo:font-size="10pt" style:font-size-complex="10pt"/>
    </style:style>
    <style:style style:parent-style-name="682" style:family="paragraph" style:name="P161">
      <style:paragraph-properties fo:line-height="50%" fo:margin-left="1.27cm" fo:margin-right="0.2999cm" fo:text-indent="0cm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276">
      <style:text-properties fo:color="#000000" fo:font-family="Adwaita Mono" style:font-family-asian="Consolas" style:font-family-complex="Consolas" fo:font-size="10pt" style:font-size-complex="10pt"/>
    </style:style>
    <style:style style:parent-style-name="682" style:family="paragraph" style:name="P162">
      <style:paragraph-properties fo:line-height="50%" fo:margin-left="1.27cm" fo:margin-right="0.2999cm" fo:text-indent="0cm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277">
      <style:text-properties fo:color="#000000" fo:font-family="Adwaita Mono" style:font-family-asian="Consolas" style:font-family-complex="Consolas" fo:font-size="10pt" style:font-size-complex="10pt"/>
    </style:style>
    <style:style style:parent-style-name="682" style:family="paragraph" style:name="P163">
      <style:paragraph-properties fo:line-height="50%" fo:margin-left="1.27cm" fo:margin-right="0.2999cm" fo:text-indent="0cm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278">
      <style:text-properties fo:color="#000000" fo:font-family="Adwaita Mono" style:font-family-asian="Consolas" style:font-family-complex="Consolas" fo:font-size="10pt" style:font-size-complex="10pt"/>
    </style:style>
    <style:style style:parent-style-name="682" style:family="paragraph" style:name="P164">
      <style:paragraph-properties fo:line-height="50%" fo:margin-left="1.27cm" fo:margin-right="0.2999cm" fo:text-indent="0cm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279">
      <style:text-properties fo:color="#000000" fo:font-family="Adwaita Mono" style:font-family-asian="Consolas" style:font-family-complex="Consolas" fo:font-size="10pt" style:font-size-complex="10pt"/>
    </style:style>
    <style:style style:parent-style-name="682" style:family="paragraph" style:name="P165">
      <style:paragraph-properties fo:line-height="50%" fo:margin-left="1.27cm" fo:margin-right="0.2999cm" fo:text-indent="0cm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280">
      <style:text-properties fo:color="#000000" fo:font-family="Adwaita Mono" style:font-family-asian="Consolas" style:font-family-complex="Consolas" fo:font-size="10pt" style:font-size-complex="10pt"/>
    </style:style>
    <style:style style:parent-style-name="682" style:family="paragraph" style:name="P166">
      <style:paragraph-properties fo:line-height="50%" fo:margin-left="1.27cm" fo:margin-right="0.2999cm" fo:text-indent="0cm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281">
      <style:text-properties fo:color="#000000" fo:font-family="Adwaita Mono" style:font-family-asian="Consolas" style:font-family-complex="Consolas" fo:font-size="10pt" style:font-size-complex="10pt"/>
    </style:style>
    <style:style style:parent-style-name="682" style:family="paragraph" style:name="P167">
      <style:paragraph-properties fo:line-height="50%" fo:margin-left="1.27cm" fo:margin-right="0.2999cm" fo:text-indent="0cm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282">
      <style:text-properties fo:color="#000000" fo:font-family="Adwaita Mono" style:font-family-asian="Consolas" style:font-family-complex="Consolas" fo:font-size="10pt" style:font-size-complex="10pt"/>
    </style:style>
    <style:style style:parent-style-name="682" style:family="paragraph" style:name="P168">
      <style:paragraph-properties fo:line-height="50%" fo:margin-left="1.27cm" fo:margin-right="0.2999cm" fo:text-indent="0cm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283">
      <style:text-properties fo:color="#000000" fo:font-family="Adwaita Mono" style:font-family-asian="Consolas" style:font-family-complex="Consolas" fo:font-size="10pt" style:font-size-complex="10pt"/>
    </style:style>
    <style:style style:parent-style-name="682" style:family="paragraph" style:name="P169">
      <style:paragraph-properties fo:line-height="50%" fo:margin-left="1.27cm" fo:margin-right="0.2999cm" fo:text-indent="0cm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284">
      <style:text-properties fo:color="#000000" fo:font-family="Adwaita Mono" style:font-family-asian="Consolas" style:font-family-complex="Consolas" fo:font-size="10pt" style:font-size-complex="10pt"/>
    </style:style>
    <style:style style:parent-style-name="682" style:family="paragraph" style:name="P170">
      <style:paragraph-properties fo:line-height="50%" fo:margin-left="1.27cm" fo:margin-right="0.2999cm" fo:text-indent="0cm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285">
      <style:text-properties fo:color="#000000" fo:font-family="Adwaita Mono" style:font-family-asian="Consolas" style:font-family-complex="Consolas" fo:font-size="10pt" style:font-size-complex="10pt"/>
    </style:style>
    <style:style style:parent-style-name="682" style:family="paragraph" style:name="P171">
      <style:paragraph-properties fo:line-height="50%" fo:margin-left="1.27cm" fo:margin-right="0.2999cm" fo:text-indent="0cm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286">
      <style:text-properties fo:color="#000000" fo:font-family="Adwaita Mono" style:font-family-asian="Consolas" style:font-family-complex="Consolas" fo:font-size="10pt" style:font-size-complex="10pt"/>
    </style:style>
    <style:style style:parent-style-name="682" style:family="paragraph" style:name="P172">
      <style:paragraph-properties fo:line-height="50%" fo:margin-left="1.27cm" fo:margin-right="0.2999cm" fo:text-indent="0cm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287">
      <style:text-properties fo:color="#000000" fo:font-family="Adwaita Mono" style:font-family-asian="Consolas" style:font-family-complex="Consolas" fo:font-size="10pt" style:font-size-complex="10pt"/>
    </style:style>
    <style:style style:parent-style-name="682" style:family="paragraph" style:name="P173">
      <style:paragraph-properties fo:line-height="50%" fo:margin-left="1.27cm" fo:margin-right="0.2999cm" fo:text-indent="0cm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288">
      <style:text-properties fo:color="#000000" fo:font-family="Adwaita Mono" style:font-family-asian="Consolas" style:font-family-complex="Consolas" fo:font-size="10pt" style:font-size-complex="10pt"/>
    </style:style>
    <style:style style:parent-style-name="682" style:family="paragraph" style:name="P174">
      <style:paragraph-properties fo:line-height="50%" fo:margin-left="1.27cm" fo:margin-right="0.2999cm" fo:text-indent="0cm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289">
      <style:text-properties fo:color="#000000" fo:font-family="Adwaita Mono" style:font-family-asian="Consolas" style:font-family-complex="Consolas" fo:font-size="10pt" style:font-size-complex="10pt"/>
    </style:style>
    <style:style style:family="text" style:name="T290">
      <style:text-properties fo:color="#000000" fo:font-family="Adwaita Mono" style:font-family-asian="Consolas" style:font-family-complex="Consolas" fo:font-size="10pt" style:font-size-complex="10pt"/>
    </style:style>
    <style:style style:family="text" style:name="T291">
      <style:text-properties fo:color="#000000" fo:font-family="Adwaita Mono" style:font-family-asian="Consolas" style:font-family-complex="Consolas" fo:font-size="10pt" style:font-size-complex="10pt"/>
    </style:style>
    <style:style style:parent-style-name="682" style:family="paragraph" style:name="P175">
      <style:paragraph-properties fo:line-height="50%" fo:margin-left="1.27cm" fo:margin-right="0.2999cm" fo:text-indent="0cm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292">
      <style:text-properties fo:color="#000000" fo:font-family="Adwaita Mono" style:font-family-asian="Consolas" style:font-family-complex="Consolas" fo:font-size="10pt" style:font-size-complex="10pt"/>
    </style:style>
    <style:style style:parent-style-name="682" style:family="paragraph" style:name="P176">
      <style:paragraph-properties fo:line-height="50%" fo:margin-left="1.27cm" fo:margin-right="0.2999cm" fo:text-indent="0cm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293">
      <style:text-properties fo:color="#000000" fo:font-family="Adwaita Mono" style:font-family-asian="Consolas" style:font-family-complex="Consolas" fo:font-size="10pt" style:font-size-complex="10pt"/>
    </style:style>
    <style:style style:parent-style-name="682" style:family="paragraph" style:name="P177">
      <style:paragraph-properties fo:line-height="50%" fo:margin-left="1.27cm" fo:margin-right="0.2999cm" fo:text-indent="0cm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294">
      <style:text-properties fo:color="#000000" fo:font-family="Adwaita Mono" style:font-family-asian="Consolas" style:font-family-complex="Consolas" fo:font-size="10pt" style:font-size-complex="10pt"/>
    </style:style>
    <style:style style:parent-style-name="682" style:family="paragraph" style:name="P178">
      <style:paragraph-properties fo:line-height="50%" fo:margin-left="1.27cm" fo:margin-right="0.2999cm" fo:text-indent="0cm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295">
      <style:text-properties fo:color="#000000" fo:font-family="Adwaita Mono" style:font-family-asian="Consolas" style:font-family-complex="Consolas" fo:font-size="10pt" style:font-size-complex="10pt"/>
    </style:style>
    <style:style style:parent-style-name="682" style:family="paragraph" style:name="P179">
      <style:paragraph-properties fo:line-height="50%" fo:margin-left="1.27cm" fo:margin-right="0.2999cm" fo:text-indent="0cm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296">
      <style:text-properties fo:color="#000000" fo:font-family="Adwaita Mono" style:font-family-asian="Consolas" style:font-family-complex="Consolas" fo:font-size="10pt" style:font-size-complex="10pt"/>
    </style:style>
    <style:style style:parent-style-name="682" style:family="paragraph" style:name="P180">
      <style:paragraph-properties fo:line-height="50%" fo:margin-left="1.27cm" fo:margin-right="0.2999cm" fo:text-indent="0cm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297">
      <style:text-properties fo:color="#000000" fo:font-family="Adwaita Mono" style:font-family-asian="Consolas" style:font-family-complex="Consolas" fo:font-size="10pt" style:font-size-complex="10pt"/>
    </style:style>
    <style:style style:parent-style-name="682" style:family="paragraph" style:name="P181">
      <style:paragraph-properties fo:line-height="50%" fo:margin-left="1.27cm" fo:margin-right="0.2999cm" fo:text-indent="0cm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298">
      <style:text-properties fo:color="#000000" fo:font-family="Adwaita Mono" style:font-family-asian="Consolas" style:font-family-complex="Consolas" fo:font-size="10pt" style:font-size-complex="10pt"/>
    </style:style>
    <style:style style:family="text" style:name="T299">
      <style:text-properties fo:color="#000000" fo:font-family="Adwaita Mono" style:font-family-asian="Consolas" style:font-family-complex="Consolas" fo:font-size="10pt" style:font-size-complex="10pt"/>
    </style:style>
    <style:style style:family="text" style:name="T300">
      <style:text-properties fo:color="#000000" fo:font-family="Adwaita Mono" style:font-family-asian="Consolas" style:font-family-complex="Consolas" fo:font-size="10pt" style:font-size-complex="10pt"/>
    </style:style>
    <style:style style:parent-style-name="682" style:family="paragraph" style:name="P182">
      <style:paragraph-properties fo:line-height="50%" fo:margin-left="1.27cm" fo:margin-right="0.2999cm" fo:text-indent="0cm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301">
      <style:text-properties fo:color="#000000" fo:font-family="Adwaita Mono" style:font-family-asian="Consolas" style:font-family-complex="Consolas" fo:font-size="10pt" style:font-size-complex="10pt"/>
    </style:style>
    <style:style style:parent-style-name="682" style:family="paragraph" style:name="P183">
      <style:paragraph-properties fo:line-height="50%" fo:margin-left="1.27cm" fo:margin-right="0.2999cm" fo:text-indent="0cm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302">
      <style:text-properties fo:color="#000000" fo:font-family="Adwaita Mono" style:font-family-asian="Consolas" style:font-family-complex="Consolas" fo:font-size="10pt" style:font-size-complex="10pt"/>
    </style:style>
    <style:style style:parent-style-name="682" style:family="paragraph" style:name="P184">
      <style:paragraph-properties fo:line-height="50%" fo:margin-left="1.27cm" fo:margin-right="0.2999cm" fo:text-indent="0cm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303">
      <style:text-properties fo:color="#000000" fo:font-family="Adwaita Mono" style:font-family-asian="Consolas" style:font-family-complex="Consolas" fo:font-size="10pt" style:font-size-complex="10pt"/>
    </style:style>
    <style:style style:parent-style-name="682" style:family="paragraph" style:name="P185">
      <style:paragraph-properties fo:line-height="50%" fo:margin-left="1.27cm" fo:margin-right="0.2999cm" fo:text-indent="0cm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304">
      <style:text-properties fo:color="#000000" fo:font-family="Adwaita Mono" style:font-family-asian="Consolas" style:font-family-complex="Consolas" fo:font-size="10pt" style:font-size-complex="10pt"/>
    </style:style>
    <style:style style:parent-style-name="682" style:family="paragraph" style:name="P186">
      <style:paragraph-properties fo:line-height="50%" fo:margin-left="1.27cm" fo:margin-right="0.2999cm" fo:text-indent="0cm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305">
      <style:text-properties fo:color="#000000" fo:font-family="Adwaita Mono" style:font-family-asian="Consolas" style:font-family-complex="Consolas" fo:font-size="10pt" style:font-size-complex="10pt"/>
    </style:style>
    <style:style style:parent-style-name="682" style:family="paragraph" style:name="P187">
      <style:paragraph-properties fo:line-height="50%" fo:margin-left="1.27cm" fo:margin-right="0.2999cm" fo:text-indent="0cm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306">
      <style:text-properties fo:color="#000000" fo:font-family="Adwaita Mono" style:font-family-asian="Consolas" style:font-family-complex="Consolas" fo:font-size="10pt" style:font-size-complex="10pt"/>
    </style:style>
    <style:style style:parent-style-name="682" style:family="paragraph" style:name="P188">
      <style:paragraph-properties fo:line-height="50%" fo:margin-left="1.27cm" fo:margin-right="0.2999cm" fo:text-indent="0cm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307">
      <style:text-properties fo:color="#000000" fo:font-family="Adwaita Mono" style:font-family-asian="Consolas" style:font-family-complex="Consolas" fo:font-size="10pt" style:font-size-complex="10pt"/>
    </style:style>
    <style:style style:parent-style-name="682" style:family="paragraph" style:name="P189">
      <style:paragraph-properties fo:line-height="50%" fo:margin-left="1.27cm" fo:margin-right="0.2999cm" fo:text-indent="0cm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308">
      <style:text-properties fo:color="#000000" fo:font-family="Adwaita Mono" style:font-family-asian="Consolas" style:font-family-complex="Consolas" fo:font-size="10pt" style:font-size-complex="10pt"/>
    </style:style>
    <style:style style:parent-style-name="682" style:family="paragraph" style:name="P190">
      <style:paragraph-properties fo:line-height="50%" fo:margin-left="1.27cm" fo:margin-right="0.2999cm" fo:text-indent="0cm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309">
      <style:text-properties fo:color="#000000" fo:font-family="Adwaita Mono" style:font-family-asian="Consolas" style:font-family-complex="Consolas" fo:font-size="10pt" style:font-size-complex="10pt"/>
    </style:style>
    <style:style style:parent-style-name="682" style:family="paragraph" style:name="P191">
      <style:paragraph-properties fo:line-height="50%" fo:margin-left="1.27cm" fo:margin-right="0.2999cm" fo:text-indent="0cm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310">
      <style:text-properties fo:color="#000000" fo:font-family="Adwaita Mono" style:font-family-asian="Consolas" style:font-family-complex="Consolas" fo:font-size="10pt" style:font-size-complex="10pt"/>
    </style:style>
    <style:style style:parent-style-name="682" style:family="paragraph" style:name="P192">
      <style:paragraph-properties fo:line-height="50%" fo:margin-left="1.27cm" fo:margin-right="0.2999cm" fo:text-indent="0cm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311">
      <style:text-properties fo:color="#000000" fo:font-family="Adwaita Mono" style:font-family-asian="Consolas" style:font-family-complex="Consolas" fo:font-size="10pt" style:font-size-complex="10pt"/>
    </style:style>
    <style:style style:parent-style-name="682" style:family="paragraph" style:name="P193">
      <style:paragraph-properties fo:line-height="50%" fo:margin-left="1.27cm" fo:margin-right="0.2999cm" fo:text-indent="0cm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312">
      <style:text-properties fo:color="#000000" fo:font-family="Adwaita Mono" style:font-family-asian="Consolas" style:font-family-complex="Consolas" fo:font-size="10pt" style:font-size-complex="10pt"/>
    </style:style>
    <style:style style:parent-style-name="682" style:family="paragraph" style:name="P194">
      <style:paragraph-properties fo:line-height="50%" fo:margin-left="1.27cm" fo:margin-right="0.2999cm" fo:text-indent="0cm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313">
      <style:text-properties fo:color="#000000" fo:font-family="Adwaita Mono" style:font-family-asian="Consolas" style:font-family-complex="Consolas" fo:font-size="10pt" style:font-size-complex="10pt"/>
    </style:style>
    <style:style style:parent-style-name="682" style:family="paragraph" style:name="P195">
      <style:paragraph-properties fo:line-height="50%" fo:margin-left="1.27cm" fo:margin-right="0.2999cm" fo:text-indent="0cm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314">
      <style:text-properties fo:color="#000000" fo:font-family="Adwaita Mono" style:font-family-asian="Consolas" style:font-family-complex="Consolas" fo:font-size="10pt" style:font-size-complex="10pt"/>
    </style:style>
    <style:style style:parent-style-name="682" style:family="paragraph" style:name="P196">
      <style:paragraph-properties fo:line-height="50%" fo:margin-left="1.27cm" fo:margin-right="0.2999cm" fo:text-indent="0cm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315">
      <style:text-properties fo:color="#000000" fo:font-family="Adwaita Mono" style:font-family-asian="Consolas" style:font-family-complex="Consolas" fo:font-size="10pt" style:font-size-complex="10pt"/>
    </style:style>
    <style:style style:parent-style-name="682" style:family="paragraph" style:name="P197">
      <style:paragraph-properties fo:line-height="50%" fo:margin-left="1.27cm" fo:margin-right="0.2999cm" fo:text-indent="0cm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316">
      <style:text-properties fo:color="#000000" fo:font-family="Adwaita Mono" style:font-family-asian="Consolas" style:font-family-complex="Consolas" fo:font-size="10pt" style:font-size-complex="10pt"/>
    </style:style>
    <style:style style:family="text" style:name="T317">
      <style:text-properties fo:color="#000000" fo:font-family="Adwaita Mono" style:font-family-asian="Consolas" style:font-family-complex="Consolas" fo:font-size="10pt" style:font-size-complex="10pt" fo:language="ru" fo:country="RU"/>
    </style:style>
    <style:style style:family="text" style:name="T318">
      <style:text-properties fo:color="#000000" fo:font-family="Adwaita Mono" style:font-family-asian="Consolas" style:font-family-complex="Consolas" fo:font-size="10pt" style:font-size-complex="10pt"/>
    </style:style>
    <style:style style:parent-style-name="682" style:family="paragraph" style:name="P198">
      <style:paragraph-properties fo:line-height="50%" fo:margin-left="1.27cm" fo:margin-right="0.2999cm" fo:text-indent="0cm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319">
      <style:text-properties fo:color="#000000" fo:font-family="Adwaita Mono" style:font-family-asian="Consolas" style:font-family-complex="Consolas" fo:font-size="10pt" style:font-size-complex="10pt"/>
    </style:style>
    <style:style style:parent-style-name="682" style:family="paragraph" style:name="P199">
      <style:paragraph-properties fo:line-height="50%" fo:margin-left="1.27cm" fo:margin-right="0.2999cm" fo:text-indent="0cm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320">
      <style:text-properties fo:color="#000000" fo:font-family="Adwaita Mono" style:font-family-asian="Consolas" style:font-family-complex="Consolas" fo:font-size="10pt" style:font-size-complex="10pt"/>
    </style:style>
    <style:style style:parent-style-name="682" style:family="paragraph" style:name="P200">
      <style:paragraph-properties fo:line-height="50%" fo:margin-left="1.27cm" fo:margin-right="0.2999cm" fo:text-indent="0cm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321">
      <style:text-properties fo:color="#000000" fo:font-family="Adwaita Mono" style:font-family-asian="Consolas" style:font-family-complex="Consolas" fo:font-size="10pt" style:font-size-complex="10pt"/>
    </style:style>
    <style:style style:parent-style-name="682" style:family="paragraph" style:name="P201">
      <style:paragraph-properties fo:line-height="50%" fo:margin-left="1.27cm" fo:margin-right="0.2999cm" fo:text-indent="0cm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322">
      <style:text-properties fo:color="#000000" fo:font-family="Adwaita Mono" style:font-family-asian="Consolas" style:font-family-complex="Consolas" fo:font-size="10pt" style:font-size-complex="10pt"/>
    </style:style>
    <style:style style:parent-style-name="682" style:family="paragraph" style:name="P202">
      <style:paragraph-properties fo:line-height="50%" fo:margin-left="1.27cm" fo:margin-right="0.2999cm" fo:text-indent="0cm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323">
      <style:text-properties fo:color="#000000" fo:font-family="Adwaita Mono" style:font-family-asian="Consolas" style:font-family-complex="Consolas" fo:font-size="10pt" style:font-size-complex="10pt"/>
    </style:style>
    <style:style style:parent-style-name="682" style:family="paragraph" style:name="P203">
      <style:paragraph-properties fo:line-height="50%" fo:margin-left="1.27cm" fo:margin-right="0.2999cm" fo:text-indent="0cm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324">
      <style:text-properties fo:color="#000000" fo:font-family="Adwaita Mono" style:font-family-asian="Consolas" style:font-family-complex="Consolas" fo:font-size="10pt" style:font-size-complex="10pt"/>
    </style:style>
    <style:style style:parent-style-name="682" style:family="paragraph" style:name="P204">
      <style:paragraph-properties fo:line-height="50%" fo:margin-left="1.27cm" fo:margin-right="0.2999cm" fo:text-indent="0cm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325">
      <style:text-properties fo:color="#000000" fo:font-family="Adwaita Mono" style:font-family-asian="Consolas" style:font-family-complex="Consolas" fo:font-size="10pt" style:font-size-complex="10pt"/>
    </style:style>
    <style:style style:parent-style-name="682" style:family="paragraph" style:name="P205">
      <style:paragraph-properties fo:line-height="50%" fo:margin-left="1.27cm" fo:margin-right="0.2999cm" fo:text-indent="0cm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326">
      <style:text-properties fo:color="#000000" fo:font-family="Adwaita Mono" style:font-family-asian="Consolas" style:font-family-complex="Consolas" fo:font-size="10pt" style:font-size-complex="10pt"/>
    </style:style>
    <style:style style:parent-style-name="682" style:family="paragraph" style:name="P206">
      <style:paragraph-properties fo:line-height="50%" fo:margin-left="1.27cm" fo:margin-right="0.2999cm" fo:text-indent="0cm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327">
      <style:text-properties fo:color="#000000" fo:font-family="Adwaita Mono" style:font-family-asian="Consolas" style:font-family-complex="Consolas" fo:font-size="10pt" style:font-size-complex="10pt"/>
    </style:style>
    <style:style style:parent-style-name="682" style:family="paragraph" style:name="P207">
      <style:paragraph-properties fo:line-height="50%" fo:margin-left="1.27cm" fo:margin-right="0.2999cm" fo:text-indent="0cm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328">
      <style:text-properties fo:color="#000000" fo:font-family="Adwaita Mono" style:font-family-asian="Consolas" style:font-family-complex="Consolas" fo:font-size="10pt" style:font-size-complex="10pt"/>
    </style:style>
    <style:style style:parent-style-name="682" style:family="paragraph" style:name="P208">
      <style:paragraph-properties fo:line-height="50%" fo:margin-left="1.27cm" fo:margin-right="0.2999cm" fo:text-indent="0cm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329">
      <style:text-properties fo:color="#000000" fo:font-family="Adwaita Mono" style:font-family-asian="Consolas" style:font-family-complex="Consolas" fo:font-size="10pt" style:font-size-complex="10pt"/>
    </style:style>
    <style:style style:parent-style-name="682" style:family="paragraph" style:name="P209">
      <style:paragraph-properties fo:line-height="50%" fo:margin-left="1.27cm" fo:margin-right="0.2999cm" fo:text-indent="0cm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330">
      <style:text-properties fo:color="#000000" fo:font-family="Adwaita Mono" style:font-family-asian="Consolas" style:font-family-complex="Consolas" fo:font-size="10pt" style:font-size-complex="10pt"/>
    </style:style>
    <style:style style:parent-style-name="682" style:family="paragraph" style:name="P210">
      <style:paragraph-properties fo:line-height="50%" fo:margin-left="1.27cm" fo:margin-right="0.2999cm" fo:text-indent="0cm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331">
      <style:text-properties fo:color="#000000" fo:font-family="Adwaita Mono" style:font-family-asian="Consolas" style:font-family-complex="Consolas" fo:font-size="10pt" style:font-size-complex="10pt"/>
    </style:style>
    <style:style style:parent-style-name="682" style:family="paragraph" style:name="P211">
      <style:paragraph-properties fo:line-height="50%" fo:margin-left="1.27cm" fo:margin-right="0.2999cm" fo:text-indent="0cm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332">
      <style:text-properties fo:color="#000000" fo:font-family="Adwaita Mono" style:font-family-asian="Consolas" style:font-family-complex="Consolas" fo:font-size="10pt" style:font-size-complex="10pt"/>
    </style:style>
    <style:style style:parent-style-name="682" style:family="paragraph" style:name="P212">
      <style:paragraph-properties fo:line-height="50%" fo:margin-left="1.27cm" fo:margin-right="0.2999cm" fo:text-indent="0cm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333">
      <style:text-properties fo:color="#000000" fo:font-family="Adwaita Mono" style:font-family-asian="Consolas" style:font-family-complex="Consolas" fo:font-size="10pt" style:font-size-complex="10pt"/>
    </style:style>
    <style:style style:parent-style-name="682" style:family="paragraph" style:name="P213">
      <style:paragraph-properties fo:line-height="50%" fo:margin-left="1.27cm" fo:margin-right="0.2999cm" fo:text-indent="0cm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334">
      <style:text-properties fo:color="#000000" fo:font-family="Adwaita Mono" style:font-family-asian="Consolas" style:font-family-complex="Consolas" fo:font-size="10pt" style:font-size-complex="10pt"/>
    </style:style>
    <style:style style:parent-style-name="682" style:family="paragraph" style:name="P214">
      <style:paragraph-properties fo:line-height="50%" fo:margin-left="1.27cm" fo:margin-right="0.2999cm" fo:text-indent="0cm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335">
      <style:text-properties fo:color="#000000" fo:font-family="Adwaita Mono" style:font-family-asian="Consolas" style:font-family-complex="Consolas" fo:font-size="10pt" style:font-size-complex="10pt"/>
    </style:style>
    <style:style style:parent-style-name="682" style:family="paragraph" style:name="P215">
      <style:paragraph-properties fo:line-height="50%" fo:margin-left="1.27cm" fo:margin-right="0.2999cm" fo:text-indent="0cm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336">
      <style:text-properties fo:color="#000000" fo:font-family="Adwaita Mono" style:font-family-asian="Consolas" style:font-family-complex="Consolas" fo:font-size="10pt" style:font-size-complex="10pt"/>
    </style:style>
    <style:style style:parent-style-name="682" style:family="paragraph" style:name="P216">
      <style:paragraph-properties fo:line-height="50%" fo:margin-left="1.27cm" fo:margin-right="0.2999cm" fo:text-indent="0cm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337">
      <style:text-properties fo:color="#000000" fo:font-family="Adwaita Mono" style:font-family-asian="Consolas" style:font-family-complex="Consolas" fo:font-size="10pt" style:font-size-complex="10pt"/>
    </style:style>
    <style:style style:parent-style-name="682" style:family="paragraph" style:name="P217">
      <style:paragraph-properties fo:line-height="50%" fo:margin-left="1.27cm" fo:margin-right="0.2999cm" fo:text-indent="0cm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338">
      <style:text-properties fo:color="#000000" fo:font-family="Adwaita Mono" style:font-family-asian="Consolas" style:font-family-complex="Consolas" fo:font-size="10pt" style:font-size-complex="10pt"/>
    </style:style>
    <style:style style:parent-style-name="682" style:family="paragraph" style:name="P218">
      <style:paragraph-properties fo:line-height="50%" fo:margin-left="1.27cm" fo:margin-right="0.2999cm" fo:text-indent="0cm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339">
      <style:text-properties fo:color="#000000" fo:font-family="Adwaita Mono" style:font-family-asian="Consolas" style:font-family-complex="Consolas" fo:font-size="10pt" style:font-size-complex="10pt"/>
    </style:style>
    <style:style style:parent-style-name="682" style:family="paragraph" style:name="P219">
      <style:paragraph-properties fo:line-height="50%" fo:margin-left="1.27cm" fo:margin-right="0.2999cm" fo:text-indent="0cm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340">
      <style:text-properties fo:color="#000000" fo:font-family="Adwaita Mono" style:font-family-asian="Consolas" style:font-family-complex="Consolas" fo:font-size="10pt" style:font-size-complex="10pt"/>
    </style:style>
    <style:style style:parent-style-name="682" style:family="paragraph" style:name="P220">
      <style:paragraph-properties fo:line-height="50%" fo:margin-left="1.27cm" fo:margin-right="0.2999cm" fo:text-indent="0cm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341">
      <style:text-properties fo:color="#000000" fo:font-family="Adwaita Mono" style:font-family-asian="Consolas" style:font-family-complex="Consolas" fo:font-size="10pt" style:font-size-complex="10pt"/>
    </style:style>
    <style:style style:parent-style-name="682" style:family="paragraph" style:name="P221">
      <style:paragraph-properties fo:line-height="50%" fo:margin-left="1.27cm" fo:margin-right="0.2999cm" fo:text-indent="0cm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342">
      <style:text-properties fo:color="#000000" fo:font-family="Adwaita Mono" style:font-family-asian="Consolas" style:font-family-complex="Consolas" fo:font-size="10pt" style:font-size-complex="10pt"/>
    </style:style>
    <style:style style:parent-style-name="682" style:family="paragraph" style:name="P222">
      <style:paragraph-properties fo:line-height="50%" fo:margin-left="1.27cm" fo:margin-right="0.2999cm" fo:text-indent="0cm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343">
      <style:text-properties fo:color="#000000" fo:font-family="Adwaita Mono" style:font-family-asian="Consolas" style:font-family-complex="Consolas" fo:font-size="10pt" style:font-size-complex="10pt"/>
    </style:style>
    <style:style style:parent-style-name="682" style:family="paragraph" style:name="P223">
      <style:paragraph-properties fo:line-height="50%" fo:margin-left="1.27cm" fo:margin-right="0.2999cm" fo:text-indent="0cm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344">
      <style:text-properties fo:color="#000000" fo:font-family="Adwaita Mono" style:font-family-asian="Consolas" style:font-family-complex="Consolas" fo:font-size="10pt" style:font-size-complex="10pt"/>
    </style:style>
    <style:style style:parent-style-name="682" style:family="paragraph" style:name="P224">
      <style:paragraph-properties fo:line-height="50%" fo:margin-left="1.27cm" fo:margin-right="0.2999cm" fo:text-indent="0cm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345">
      <style:text-properties fo:color="#000000" fo:font-family="Adwaita Mono" style:font-family-asian="Consolas" style:font-family-complex="Consolas" fo:font-size="10pt" style:font-size-complex="10pt"/>
    </style:style>
    <style:style style:parent-style-name="682" style:family="paragraph" style:name="P225">
      <style:paragraph-properties fo:line-height="50%" fo:margin-left="1.27cm" fo:margin-right="0.2999cm" fo:text-indent="0cm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346">
      <style:text-properties fo:color="#000000" fo:font-family="Adwaita Mono" style:font-family-asian="Consolas" style:font-family-complex="Consolas" fo:font-size="10pt" style:font-size-complex="10pt"/>
    </style:style>
    <style:style style:parent-style-name="682" style:family="paragraph" style:name="P226">
      <style:paragraph-properties fo:line-height="50%" fo:margin-left="1.27cm" fo:margin-right="0.2999cm" fo:text-indent="0cm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347">
      <style:text-properties fo:color="#000000" fo:font-family="Adwaita Mono" style:font-family-asian="Consolas" style:font-family-complex="Consolas" fo:font-size="10pt" style:font-size-complex="10pt"/>
    </style:style>
    <style:style style:parent-style-name="682" style:family="paragraph" style:name="P227">
      <style:paragraph-properties fo:line-height="50%" fo:margin-left="1.27cm" fo:margin-right="0.2999cm" fo:text-indent="0cm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348">
      <style:text-properties fo:color="#000000" fo:font-family="Adwaita Mono" style:font-family-asian="Consolas" style:font-family-complex="Consolas" fo:font-size="10pt" style:font-size-complex="10pt"/>
    </style:style>
    <style:style style:parent-style-name="682" style:family="paragraph" style:name="P228">
      <style:paragraph-properties fo:line-height="50%" fo:margin-left="1.27cm" fo:margin-right="0.2999cm" fo:text-indent="0cm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349">
      <style:text-properties fo:color="#000000" fo:font-family="Adwaita Mono" style:font-family-asian="Consolas" style:font-family-complex="Consolas" fo:font-size="10pt" style:font-size-complex="10pt"/>
    </style:style>
    <style:style style:parent-style-name="682" style:family="paragraph" style:name="P229">
      <style:paragraph-properties fo:line-height="50%" fo:margin-left="1.27cm" fo:margin-right="0.2999cm" fo:text-indent="0cm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350">
      <style:text-properties fo:color="#000000" fo:font-family="Adwaita Mono" style:font-family-asian="Consolas" style:font-family-complex="Consolas" fo:font-size="10pt" style:font-size-complex="10pt"/>
    </style:style>
    <style:style style:parent-style-name="682" style:family="paragraph" style:name="P230">
      <style:paragraph-properties fo:line-height="50%" fo:margin-left="1.27cm" fo:margin-right="0.2999cm" fo:text-indent="0cm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351">
      <style:text-properties fo:color="#000000" fo:font-family="Adwaita Mono" style:font-family-asian="Consolas" style:font-family-complex="Consolas" fo:font-size="10pt" style:font-size-complex="10pt"/>
    </style:style>
    <style:style style:parent-style-name="682" style:family="paragraph" style:name="P231">
      <style:paragraph-properties fo:line-height="50%" fo:margin-left="1.27cm" fo:margin-right="0.2999cm" fo:text-indent="0cm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352">
      <style:text-properties fo:color="#000000" fo:font-family="Adwaita Mono" style:font-family-asian="Consolas" style:font-family-complex="Consolas" fo:font-size="10pt" style:font-size-complex="10pt"/>
    </style:style>
    <style:style style:parent-style-name="682" style:family="paragraph" style:name="P232">
      <style:paragraph-properties fo:line-height="50%" fo:margin-left="1.27cm" fo:margin-right="0.2999cm" fo:text-indent="0cm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353">
      <style:text-properties fo:color="#000000" fo:font-family="Adwaita Mono" style:font-family-asian="Consolas" style:font-family-complex="Consolas" fo:font-size="10pt" style:font-size-complex="10pt"/>
    </style:style>
    <style:style style:parent-style-name="682" style:family="paragraph" style:name="P233">
      <style:paragraph-properties fo:line-height="50%" fo:margin-left="1.27cm" fo:margin-right="0.2999cm" fo:text-indent="0cm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354">
      <style:text-properties fo:color="#000000" fo:font-family="Adwaita Mono" style:font-family-asian="Consolas" style:font-family-complex="Consolas" fo:font-size="10pt" style:font-size-complex="10pt"/>
    </style:style>
    <style:style style:family="text" style:name="T355">
      <style:text-properties fo:color="#000000" fo:font-family="Adwaita Mono" style:font-family-asian="Consolas" style:font-family-complex="Consolas" fo:font-size="10pt" style:font-size-complex="10pt"/>
    </style:style>
    <style:style style:family="text" style:name="T356">
      <style:text-properties fo:color="#000000" fo:font-family="Adwaita Mono" style:font-family-asian="Consolas" style:font-family-complex="Consolas" fo:font-size="10pt" style:font-size-complex="10pt"/>
    </style:style>
    <style:style style:family="text" style:name="T357">
      <style:text-properties fo:color="#000000" fo:font-family="Adwaita Mono" style:font-family-asian="Consolas" style:font-family-complex="Consolas" fo:font-size="10pt" style:font-size-complex="10pt"/>
    </style:style>
    <style:style style:family="text" style:name="T358">
      <style:text-properties fo:color="#000000" fo:font-family="Adwaita Mono" style:font-family-asian="Consolas" style:font-family-complex="Consolas" fo:font-size="10pt" style:font-size-complex="10pt"/>
    </style:style>
    <style:style style:family="text" style:name="T359">
      <style:text-properties fo:color="#000000" fo:font-family="Adwaita Mono" style:font-family-asian="Consolas" style:font-family-complex="Consolas" fo:font-size="10pt" style:font-size-complex="10pt"/>
    </style:style>
    <style:style style:family="text" style:name="T360">
      <style:text-properties fo:color="#000000" fo:font-family="Adwaita Mono" style:font-family-asian="Consolas" style:font-family-complex="Consolas" fo:font-size="10pt" style:font-size-complex="10pt"/>
    </style:style>
    <style:style style:family="text" style:name="T361">
      <style:text-properties fo:color="#000000" fo:font-family="Adwaita Mono" style:font-family-asian="Consolas" style:font-family-complex="Consolas" fo:font-size="10pt" style:font-size-complex="10pt"/>
    </style:style>
    <style:style style:family="text" style:name="T362">
      <style:text-properties fo:color="#000000" fo:font-family="Adwaita Mono" style:font-family-asian="Consolas" style:font-family-complex="Consolas" fo:font-size="10pt" style:font-size-complex="10pt"/>
    </style:style>
    <style:style style:family="text" style:name="T363">
      <style:text-properties fo:color="#000000" fo:font-family="Adwaita Mono" style:font-family-asian="Consolas" style:font-family-complex="Consolas" fo:font-size="10pt" style:font-size-complex="10pt"/>
    </style:style>
    <style:style style:parent-style-name="682" style:family="paragraph" style:name="P234">
      <style:paragraph-properties fo:line-height="115%" fo:text-align="center" fo:margin-left="0.2999cm" fo:margin-right="0.2999cm" fo:text-indent="0cm" fo:margin-top="10pt" fo:margin-bottom="6pt" fo:break-before="page" fo:border="none"/>
      <style:text-properties fo:color="#000000" fo:font-family="Calibri" style:font-family-asian="Linux Libertine G" style:font-family-complex="Linux Libertine G" fo:font-size="14pt" style:font-size-complex="14pt" style:language-complex="hi" style:country-complex="IN" fo:font-weight="bold"/>
    </style:style>
    <style:style style:family="text" style:name="T364">
      <style:text-properties fo:color="#000000" fo:font-family="times new roman" fo:font-size="16pt" style:font-size-complex="16pt" fo:font-weight="bold"/>
    </style:style>
    <style:style style:family="text" style:name="T365">
      <style:text-properties fo:color="#000000" fo:font-family="times new roman" fo:font-size="16pt" style:font-size-complex="16pt" fo:font-weight="bold"/>
    </style:style>
    <style:style style:parent-style-name="682" style:family="paragraph" style:name="P235">
      <style:paragraph-properties fo:line-height="115%" fo:text-align="center" fo:margin-left="0.2999cm" fo:margin-right="0.2999cm" fo:text-indent="0cm" fo:margin-top="10pt" fo:margin-bottom="6pt" fo:border="none"/>
      <style:text-properties fo:font-variant="normal" fo:text-transform="none" fo:color="#000000" style:text-line-through-type="none" fo:font-family="Calibri" style:font-family-asian="Linux Libertine G" style:font-family-complex="Linux Libertine G" fo:font-size="14pt" style:font-size-complex="14pt" style:language-complex="hi" style:country-complex="IN" fo:font-style="normal" style:text-underline-type="none" style:text-underline-width="auto" fo:font-weight="bold"/>
    </style:style>
    <style:style style:family="text" style:name="T366">
      <style:text-properties fo:font-variant="normal" fo:text-transform="none" fo:color="#000000" style:text-line-through-type="none" fo:font-family="times new roman" style:font-family-asian="Times New Roman" style:font-family-complex="Times New Roman" fo:font-size="16pt" style:font-size-complex="16pt" fo:font-style="normal" style:text-underline-type="none" style:text-underline-width="auto" fo:font-weight="bold"/>
    </style:style>
    <style:style style:family="text" style:name="T367">
      <style:text-properties fo:font-variant="normal" fo:text-transform="none" fo:color="#000000" style:text-line-through-type="none" fo:font-family="times new roman" style:font-family-asian="Times New Roman" style:font-family-complex="Times New Roman" fo:font-size="16pt" style:font-size-complex="16pt" fo:language="ru" fo:country="RU" fo:font-style="normal" style:text-underline-type="none" style:text-underline-width="auto" fo:font-weight="bold"/>
    </style:style>
    <style:style style:family="text" style:name="T368">
      <style:text-properties fo:font-variant="normal" fo:text-transform="none" fo:color="#000000" style:text-line-through-type="none" fo:font-family="times new roman" style:font-family-asian="Times New Roman" style:font-family-complex="Times New Roman" fo:font-size="16pt" style:font-size-complex="16pt" fo:font-style="normal" style:text-underline-type="none" style:text-underline-width="auto" fo:font-weight="bold"/>
    </style:style>
    <style:style style:parent-style-name="682" style:family="paragraph" style:name="P236">
      <style:paragraph-properties fo:line-height="115%" fo:text-align="left" fo:margin-left="0.2999cm" fo:margin-right="0.2999cm" fo:text-indent="0cm" fo:margin-top="10pt" fo:margin-bottom="6pt" fo:border="none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369">
      <style:text-properties fo:font-variant="normal" fo:text-transform="none" fo:color="#000000" style:text-line-through-type="none" fo:font-family="times new roman" style:font-family-asian="Times New Roman" style:font-family-complex="Times New Roman" fo:font-size="11pt" style:font-size-complex="11pt" fo:font-style="normal" style:text-underline-type="none" style:text-underline-width="auto" fo:font-weight="normal"/>
    </style:style>
    <style:style style:family="text" style:name="T370">
      <style:text-properties fo:font-size="11pt" style:font-size-complex="11pt"/>
    </style:style>
    <style:style style:parent-style-name="682" style:family="paragraph" style:name="P237">
      <style:paragraph-properties fo:line-height="115%" fo:text-align="left" fo:margin-left="0.2999cm" fo:margin-right="0.2999cm" fo:text-indent="0cm" fo:margin-top="10pt" fo:margin-bottom="6pt" fo:border="none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371">
      <style:text-properties fo:font-variant="normal" fo:text-transform="none" fo:color="#000000" style:text-line-through-type="none" fo:font-family="times new roman" style:font-family-asian="Times New Roman" style:font-family-complex="Times New Roman" fo:font-size="11pt" style:font-size-complex="11pt" fo:font-style="normal" style:text-underline-type="none" style:text-underline-width="auto" fo:font-weight="normal"/>
    </style:style>
    <style:style style:family="text" style:name="T372">
      <style:text-properties fo:font-size="11pt" style:font-size-complex="11pt"/>
    </style:style>
    <style:style style:parent-style-name="682" style:family="paragraph" style:name="P238">
      <style:paragraph-properties fo:line-height="115%" fo:text-align="left" fo:margin-left="0.2999cm" fo:margin-right="0.2999cm" fo:text-indent="0cm" fo:margin-top="10pt" fo:margin-bottom="6pt" fo:border="none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373">
      <style:text-properties fo:font-variant="normal" fo:text-transform="none" fo:color="#000000" style:text-line-through-type="none" fo:font-family="times new roman" style:font-family-asian="Times New Roman" style:font-family-complex="Times New Roman" fo:font-size="11pt" style:font-size-complex="11pt" fo:font-style="normal" style:text-underline-type="none" style:text-underline-width="auto" fo:font-weight="normal"/>
    </style:style>
    <style:style style:family="text" style:name="T374">
      <style:text-properties fo:font-size="11pt" style:font-size-complex="11pt"/>
    </style:style>
    <style:style style:parent-style-name="682" style:family="paragraph" style:name="P239">
      <style:paragraph-properties fo:line-height="115%" fo:text-align="left" fo:margin-left="0.2999cm" fo:margin-right="0.2999cm" fo:text-indent="0cm" fo:margin-top="10pt" fo:margin-bottom="6pt" fo:border="none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375">
      <style:text-properties fo:font-variant="normal" fo:text-transform="none" fo:color="#000000" style:text-line-through-type="none" fo:font-family="times new roman" style:font-family-asian="Times New Roman" style:font-family-complex="Times New Roman" fo:font-size="11pt" style:font-size-complex="11pt" fo:font-style="normal" style:text-underline-type="none" style:text-underline-width="auto" fo:font-weight="normal"/>
    </style:style>
    <style:style style:family="text" style:name="T376">
      <style:text-properties fo:font-size="11pt" style:font-size-complex="11pt"/>
    </style:style>
    <style:style style:parent-style-name="682" style:family="paragraph" style:name="P240">
      <style:paragraph-properties fo:line-height="115%" fo:text-align="left" fo:margin-left="0.2999cm" fo:margin-right="0.2999cm" fo:text-indent="0cm" fo:margin-top="10pt" fo:margin-bottom="6pt" fo:border="none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377">
      <style:text-properties fo:font-variant="normal" fo:text-transform="none" fo:color="#000000" style:text-line-through-type="none" fo:font-family="times new roman" style:font-family-asian="Times New Roman" style:font-family-complex="Times New Roman" fo:font-size="11pt" style:font-size-complex="11pt" fo:font-style="normal" style:text-underline-type="none" style:text-underline-width="auto" fo:font-weight="normal"/>
    </style:style>
    <style:style style:family="text" style:name="T378">
      <style:text-properties fo:font-size="11pt" style:font-size-complex="11pt"/>
    </style:style>
    <style:style style:parent-style-name="682" style:family="paragraph" style:name="P241">
      <style:paragraph-properties fo:line-height="115%" fo:text-align="left" fo:margin-left="0.2999cm" fo:margin-right="0.2999cm" fo:text-indent="0cm" fo:margin-top="10pt" fo:margin-bottom="6pt" fo:border="none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379">
      <style:text-properties fo:font-variant="normal" fo:text-transform="none" fo:color="#000000" style:text-line-through-type="none" fo:font-family="times new roman" style:font-family-asian="Times New Roman" style:font-family-complex="Times New Roman" fo:font-size="11pt" style:font-size-complex="11pt" fo:font-style="normal" style:text-underline-type="none" style:text-underline-width="auto" fo:font-weight="normal"/>
    </style:style>
    <style:style style:family="text" style:name="T380">
      <style:text-properties fo:font-size="11pt" style:font-size-complex="11pt"/>
    </style:style>
    <style:style style:parent-style-name="682" style:family="paragraph" style:name="P242">
      <style:paragraph-properties fo:line-height="115%" fo:text-align="left" fo:margin-left="0.2999cm" fo:margin-right="0.2999cm" fo:text-indent="0cm" fo:margin-top="10pt" fo:margin-bottom="6pt" fo:border="none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381">
      <style:text-properties fo:font-variant="normal" fo:text-transform="none" fo:color="#000000" style:text-line-through-type="none" fo:font-family="times new roman" style:font-family-asian="Times New Roman" style:font-family-complex="Times New Roman" fo:font-size="11pt" style:font-size-complex="11pt" fo:font-style="normal" style:text-underline-type="none" style:text-underline-width="auto" fo:font-weight="normal"/>
    </style:style>
    <style:style style:family="text" style:name="T382">
      <style:text-properties fo:font-size="11pt" style:font-size-complex="11pt"/>
    </style:style>
    <style:style style:parent-style-name="682" style:family="paragraph" style:name="P243">
      <style:paragraph-properties fo:line-height="115%" fo:text-align="left" fo:margin-left="0.2999cm" fo:margin-right="0.2999cm" fo:text-indent="0cm" fo:margin-top="10pt" fo:margin-bottom="6pt" fo:border="none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383">
      <style:text-properties fo:font-variant="normal" fo:text-transform="none" fo:color="#000000" style:text-line-through-type="none" fo:font-family="times new roman" style:font-family-asian="Times New Roman" style:font-family-complex="Times New Roman" fo:font-size="11pt" style:font-size-complex="11pt" fo:font-style="normal" style:text-underline-type="none" style:text-underline-width="auto" fo:font-weight="normal"/>
    </style:style>
    <style:style style:family="text" style:name="T384">
      <style:text-properties fo:font-size="11pt" style:font-size-complex="11pt"/>
    </style:style>
    <style:style style:parent-style-name="682" style:family="paragraph" style:name="P244">
      <style:paragraph-properties fo:line-height="115%" fo:text-align="left" fo:margin-left="0.2999cm" fo:margin-right="0.2999cm" fo:text-indent="0cm" fo:margin-top="10pt" fo:margin-bottom="6pt" fo:border="none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385">
      <style:text-properties fo:font-variant="normal" fo:text-transform="none" fo:color="#000000" style:text-line-through-type="none" fo:font-family="times new roman" style:font-family-asian="Times New Roman" style:font-family-complex="Times New Roman" fo:font-size="11pt" style:font-size-complex="11pt" fo:font-style="normal" style:text-underline-type="none" style:text-underline-width="auto" fo:font-weight="normal"/>
    </style:style>
    <style:style style:family="text" style:name="T386">
      <style:text-properties fo:font-size="11pt" style:font-size-complex="11pt"/>
    </style:style>
    <style:style style:parent-style-name="682" style:family="paragraph" style:name="P245">
      <style:paragraph-properties fo:line-height="115%" fo:text-align="left" fo:margin-left="0.2999cm" fo:margin-right="0.2999cm" fo:text-indent="0cm" fo:margin-top="10pt" fo:margin-bottom="6pt" fo:border="none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387">
      <style:text-properties fo:font-variant="normal" fo:text-transform="none" fo:color="#000000" style:text-line-through-type="none" fo:font-family="times new roman" style:font-family-asian="Times New Roman" style:font-family-complex="Times New Roman" fo:font-size="11pt" style:font-size-complex="11pt" fo:font-style="normal" style:text-underline-type="none" style:text-underline-width="auto" fo:font-weight="normal"/>
    </style:style>
    <style:style style:family="text" style:name="T388">
      <style:text-properties fo:font-size="11pt" style:font-size-complex="11pt"/>
    </style:style>
    <style:style style:parent-style-name="682" style:family="paragraph" style:name="P246">
      <style:paragraph-properties fo:line-height="115%" fo:text-align="left" fo:margin-left="0.2999cm" fo:margin-right="0.2999cm" fo:text-indent="0cm" fo:margin-top="10pt" fo:margin-bottom="6pt" fo:border="none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389">
      <style:text-properties fo:font-variant="normal" fo:text-transform="none" fo:color="#000000" style:text-line-through-type="none" fo:font-family="times new roman" style:font-family-asian="Times New Roman" style:font-family-complex="Times New Roman" fo:font-size="11pt" style:font-size-complex="11pt" fo:font-style="normal" style:text-underline-type="none" style:text-underline-width="auto" fo:font-weight="normal"/>
    </style:style>
    <style:style style:family="text" style:name="T390">
      <style:text-properties fo:font-size="11pt" style:font-size-complex="11pt"/>
    </style:style>
    <style:style style:parent-style-name="682" style:family="paragraph" style:name="P247">
      <style:paragraph-properties fo:line-height="115%" fo:text-align="left" fo:margin-left="0.2999cm" fo:margin-right="0.2999cm" fo:text-indent="0cm" fo:margin-top="10pt" fo:margin-bottom="6pt" fo:border="none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391">
      <style:text-properties fo:font-variant="normal" fo:text-transform="none" fo:color="#000000" style:text-line-through-type="none" fo:font-family="times new roman" style:font-family-asian="Times New Roman" style:font-family-complex="Times New Roman" fo:font-size="11pt" style:font-size-complex="11pt" fo:font-style="normal" style:text-underline-type="none" style:text-underline-width="auto" fo:font-weight="normal"/>
    </style:style>
    <style:style style:family="text" style:name="T392">
      <style:text-properties fo:font-size="11pt" style:font-size-complex="11pt"/>
    </style:style>
    <style:style style:parent-style-name="682" style:family="paragraph" style:name="P248">
      <style:paragraph-properties fo:line-height="115%" fo:text-align="left" fo:margin-left="0.2999cm" fo:margin-right="0.2999cm" fo:text-indent="0cm" fo:margin-top="10pt" fo:margin-bottom="6pt" fo:border="none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393">
      <style:text-properties fo:font-variant="normal" fo:text-transform="none" fo:color="#000000" style:text-line-through-type="none" fo:font-family="times new roman" style:font-family-asian="Times New Roman" style:font-family-complex="Times New Roman" fo:font-size="11pt" style:font-size-complex="11pt" fo:font-style="normal" style:text-underline-type="none" style:text-underline-width="auto" fo:font-weight="normal"/>
    </style:style>
    <style:style style:family="text" style:name="T394">
      <style:text-properties fo:font-size="11pt" style:font-size-complex="11pt"/>
    </style:style>
    <style:style style:parent-style-name="682" style:family="paragraph" style:name="P249">
      <style:paragraph-properties fo:line-height="115%" fo:text-align="left" fo:margin-left="0.2999cm" fo:margin-right="0.2999cm" fo:text-indent="0cm" fo:margin-top="10pt" fo:margin-bottom="6pt" fo:border="none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395">
      <style:text-properties fo:font-variant="normal" fo:text-transform="none" fo:color="#000000" style:text-line-through-type="none" fo:font-family="times new roman" style:font-family-asian="Times New Roman" style:font-family-complex="Times New Roman" fo:font-size="11pt" style:font-size-complex="11pt" fo:font-style="normal" style:text-underline-type="none" style:text-underline-width="auto" fo:font-weight="normal"/>
    </style:style>
    <style:style style:family="text" style:name="T396">
      <style:text-properties fo:font-size="11pt" style:font-size-complex="11pt"/>
    </style:style>
    <style:style style:parent-style-name="682" style:family="paragraph" style:name="P250">
      <style:paragraph-properties fo:line-height="115%" fo:text-align="left" fo:margin-left="0.2999cm" fo:margin-right="0.2999cm" fo:text-indent="0cm" fo:margin-top="10pt" fo:margin-bottom="6pt" fo:border="none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397">
      <style:text-properties fo:font-variant="normal" fo:text-transform="none" fo:color="#000000" style:text-line-through-type="none" fo:font-family="times new roman" style:font-family-asian="Times New Roman" style:font-family-complex="Times New Roman" fo:font-size="11pt" style:font-size-complex="11pt" fo:font-style="normal" style:text-underline-type="none" style:text-underline-width="auto" fo:font-weight="normal"/>
    </style:style>
    <style:style style:family="text" style:name="T398">
      <style:text-properties fo:font-size="11pt" style:font-size-complex="11pt"/>
    </style:style>
    <style:style style:parent-style-name="682" style:family="paragraph" style:name="P251">
      <style:paragraph-properties fo:line-height="115%" fo:text-align="left" fo:margin-left="0.2999cm" fo:margin-right="0.2999cm" fo:text-indent="0cm" fo:margin-top="10pt" fo:margin-bottom="6pt" fo:border="none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399">
      <style:text-properties fo:font-variant="normal" fo:text-transform="none" fo:color="#000000" style:text-line-through-type="none" fo:font-family="times new roman" style:font-family-asian="Times New Roman" style:font-family-complex="Times New Roman" fo:font-size="11pt" style:font-size-complex="11pt" fo:font-style="normal" style:text-underline-type="none" style:text-underline-width="auto" fo:font-weight="normal"/>
    </style:style>
    <style:style style:family="text" style:name="T400">
      <style:text-properties fo:font-size="11pt" style:font-size-complex="11pt"/>
    </style:style>
    <style:style style:parent-style-name="682" style:family="paragraph" style:name="P252">
      <style:paragraph-properties fo:line-height="115%" fo:text-align="left" fo:margin-left="0.2999cm" fo:margin-right="0.2999cm" fo:text-indent="0cm" fo:margin-top="10pt" fo:margin-bottom="6pt" fo:border="none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401">
      <style:text-properties fo:font-variant="normal" fo:text-transform="none" fo:color="#000000" style:text-line-through-type="none" fo:font-family="times new roman" style:font-family-asian="Times New Roman" style:font-family-complex="Times New Roman" fo:font-size="11pt" style:font-size-complex="11pt" fo:font-style="normal" style:text-underline-type="none" style:text-underline-width="auto" fo:font-weight="normal"/>
    </style:style>
    <style:style style:family="text" style:name="T402">
      <style:text-properties fo:font-size="11pt" style:font-size-complex="11pt"/>
    </style:style>
    <style:style style:parent-style-name="682" style:family="paragraph" style:name="P253">
      <style:paragraph-properties fo:line-height="115%" fo:text-align="left" fo:margin-left="0.2999cm" fo:margin-right="0.2999cm" fo:text-indent="0cm" fo:margin-top="10pt" fo:margin-bottom="6pt" fo:border="none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403">
      <style:text-properties fo:font-variant="normal" fo:text-transform="none" fo:color="#000000" style:text-line-through-type="none" fo:font-family="times new roman" style:font-family-asian="Times New Roman" style:font-family-complex="Times New Roman" fo:font-size="11pt" style:font-size-complex="11pt" fo:font-style="normal" style:text-underline-type="none" style:text-underline-width="auto" fo:font-weight="normal"/>
    </style:style>
    <style:style style:family="text" style:name="T404">
      <style:text-properties fo:font-size="11pt" style:font-size-complex="11pt"/>
    </style:style>
    <style:style style:parent-style-name="682" style:family="paragraph" style:name="P254">
      <style:paragraph-properties fo:line-height="115%" fo:text-align="left" fo:margin-left="0.2999cm" fo:margin-right="0.2999cm" fo:text-indent="0cm" fo:margin-top="10pt" fo:margin-bottom="6pt" fo:border="none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405">
      <style:text-properties fo:font-variant="normal" fo:text-transform="none" fo:color="#000000" style:text-line-through-type="none" fo:font-family="times new roman" style:font-family-asian="Times New Roman" style:font-family-complex="Times New Roman" fo:font-size="11pt" style:font-size-complex="11pt" fo:font-style="normal" style:text-underline-type="none" style:text-underline-width="auto" fo:font-weight="normal"/>
    </style:style>
    <style:style style:family="text" style:name="T406">
      <style:text-properties fo:font-size="11pt" style:font-size-complex="11pt"/>
    </style:style>
    <style:style style:parent-style-name="682" style:family="paragraph" style:name="P255">
      <style:paragraph-properties fo:line-height="115%" fo:text-align="left" fo:margin-left="0.2999cm" fo:margin-right="0.2999cm" fo:text-indent="0cm" fo:margin-top="10pt" fo:margin-bottom="6pt" fo:border="none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407">
      <style:text-properties fo:font-variant="normal" fo:text-transform="none" fo:color="#000000" style:text-line-through-type="none" fo:font-family="times new roman" style:font-family-asian="Times New Roman" style:font-family-complex="Times New Roman" fo:font-size="11pt" style:font-size-complex="11pt" fo:font-style="normal" style:text-underline-type="none" style:text-underline-width="auto" fo:font-weight="normal"/>
    </style:style>
    <style:style style:family="text" style:name="T408">
      <style:text-properties fo:font-size="11pt" style:font-size-complex="11pt"/>
    </style:style>
    <style:style style:parent-style-name="682" style:family="paragraph" style:name="P256">
      <style:paragraph-properties fo:line-height="115%" fo:text-align="left" fo:margin-left="0.2999cm" fo:margin-right="0.2999cm" fo:text-indent="0cm" fo:margin-top="10pt" fo:margin-bottom="6pt" fo:border="none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409">
      <style:text-properties fo:font-variant="normal" fo:text-transform="none" fo:color="#000000" style:text-line-through-type="none" fo:font-family="times new roman" style:font-family-asian="Times New Roman" style:font-family-complex="Times New Roman" fo:font-size="11pt" style:font-size-complex="11pt" fo:font-style="normal" style:text-underline-type="none" style:text-underline-width="auto" fo:font-weight="normal"/>
    </style:style>
    <style:style style:family="text" style:name="T410">
      <style:text-properties fo:font-size="11pt" style:font-size-complex="11pt"/>
    </style:style>
    <style:style style:parent-style-name="682" style:family="paragraph" style:name="P257">
      <style:paragraph-properties fo:line-height="115%" fo:text-align="left" fo:margin-left="0.2999cm" fo:margin-right="0.2999cm" fo:text-indent="0cm" fo:margin-top="10pt" fo:margin-bottom="6pt" fo:border="none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411">
      <style:text-properties fo:font-variant="normal" fo:text-transform="none" fo:color="#000000" style:text-line-through-type="none" fo:font-family="times new roman" style:font-family-asian="Times New Roman" style:font-family-complex="Times New Roman" fo:font-size="11pt" style:font-size-complex="11pt" fo:font-style="normal" style:text-underline-type="none" style:text-underline-width="auto" fo:font-weight="normal"/>
    </style:style>
    <style:style style:family="text" style:name="T412">
      <style:text-properties fo:font-size="11pt" style:font-size-complex="11pt"/>
    </style:style>
    <style:style style:parent-style-name="682" style:family="paragraph" style:name="P258">
      <style:paragraph-properties fo:line-height="115%" fo:text-align="left" fo:margin-left="0.2999cm" fo:margin-right="0.2999cm" fo:text-indent="0cm" fo:margin-top="10pt" fo:margin-bottom="6pt" fo:border="none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413">
      <style:text-properties fo:font-variant="normal" fo:text-transform="none" fo:color="#000000" style:text-line-through-type="none" fo:font-family="times new roman" style:font-family-asian="Times New Roman" style:font-family-complex="Times New Roman" fo:font-size="11pt" style:font-size-complex="11pt" fo:font-style="normal" style:text-underline-type="none" style:text-underline-width="auto" fo:font-weight="normal"/>
    </style:style>
    <style:style style:family="text" style:name="T414">
      <style:text-properties fo:font-size="11pt" style:font-size-complex="11pt"/>
    </style:style>
    <style:style style:parent-style-name="682" style:family="paragraph" style:name="P259">
      <style:paragraph-properties fo:line-height="115%" fo:text-align="left" fo:margin-left="0.2999cm" fo:margin-right="0.2999cm" fo:text-indent="0cm" fo:margin-top="10pt" fo:margin-bottom="6pt" fo:border="none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415">
      <style:text-properties fo:font-variant="normal" fo:text-transform="none" fo:color="#000000" style:text-line-through-type="none" fo:font-family="times new roman" style:font-family-asian="Times New Roman" style:font-family-complex="Times New Roman" fo:font-size="11pt" style:font-size-complex="11pt" fo:font-style="normal" style:text-underline-type="none" style:text-underline-width="auto" fo:font-weight="normal"/>
    </style:style>
    <style:style style:family="text" style:name="T416">
      <style:text-properties fo:font-size="11pt" style:font-size-complex="11pt"/>
    </style:style>
    <style:style style:parent-style-name="682" style:family="paragraph" style:name="P260">
      <style:paragraph-properties fo:line-height="115%" fo:text-align="left" fo:margin-left="0.2999cm" fo:margin-right="0.2999cm" fo:text-indent="0cm" fo:margin-top="10pt" fo:margin-bottom="6pt" fo:border="none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417">
      <style:text-properties fo:font-variant="normal" fo:text-transform="none" fo:color="#000000" style:text-line-through-type="none" fo:font-family="times new roman" style:font-family-asian="Times New Roman" style:font-family-complex="Times New Roman" fo:font-size="11pt" style:font-size-complex="11pt" fo:font-style="normal" style:text-underline-type="none" style:text-underline-width="auto" fo:font-weight="normal"/>
    </style:style>
    <style:style style:family="text" style:name="T418">
      <style:text-properties fo:font-size="11pt" style:font-size-complex="11pt"/>
    </style:style>
    <style:style style:parent-style-name="682" style:family="paragraph" style:name="P261">
      <style:paragraph-properties fo:line-height="115%" fo:text-align="left" fo:margin-left="0.2999cm" fo:margin-right="0.2999cm" fo:text-indent="0cm" fo:margin-top="10pt" fo:margin-bottom="6pt" fo:border="none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419">
      <style:text-properties fo:font-variant="normal" fo:text-transform="none" fo:color="#000000" style:text-line-through-type="none" fo:font-family="times new roman" style:font-family-asian="Times New Roman" style:font-family-complex="Times New Roman" fo:font-size="11pt" style:font-size-complex="11pt" fo:font-style="normal" style:text-underline-type="none" style:text-underline-width="auto" fo:font-weight="normal"/>
    </style:style>
    <style:style style:family="text" style:name="T420">
      <style:text-properties fo:font-size="11pt" style:font-size-complex="11pt"/>
    </style:style>
    <style:style style:parent-style-name="682" style:family="paragraph" style:name="P262">
      <style:paragraph-properties fo:line-height="115%" fo:text-align="left" fo:margin-left="0.2999cm" fo:margin-right="0.2999cm" fo:text-indent="0cm" fo:margin-top="10pt" fo:margin-bottom="6pt" fo:border="none"/>
      <style:text-properties fo:font-variant="normal" fo:text-transform="none" fo:color="#000000" style:text-line-through-type="none" fo:font-family="Calibri" style:font-family-asian="Linux Libertine G" style:font-family-complex="Linux Libertine G" fo:font-size="14pt" style:font-size-complex="14pt" style:language-complex="hi" style:country-complex="IN" fo:font-style="normal" style:text-underline-type="none" style:text-underline-width="auto" fo:font-weight="normal"/>
    </style:style>
    <style:style style:family="text" style:name="T421">
      <style:text-properties fo:font-variant="normal" fo:text-transform="none" fo:color="#000000" style:text-line-through-type="none" fo:font-family="times new roman" style:font-family-asian="Times New Roman" style:font-family-complex="Times New Roman" fo:font-size="11pt" style:font-size-complex="11pt" fo:font-style="normal" style:text-underline-type="none" style:text-underline-width="auto" fo:font-weight="normal"/>
    </style:style>
    <style:style style:family="text" style:name="T422">
      <style:text-properties fo:font-variant="normal" fo:text-transform="none" fo:color="#000000" style:text-line-through-type="none" fo:font-family="times new roman" style:font-family-asian="Times New Roman" style:font-family-complex="Times New Roman" fo:font-size="11pt" style:font-size-complex="11pt" fo:font-style="normal" style:text-underline-type="none" style:text-underline-width="auto" fo:font-weight="normal"/>
    </style:style>
    <style:style style:family="paragraph" style:name="P263">
      <style:paragraph-properties/>
      <style:text-properties fo:font-variant="normal" fo:text-transform="none" fo:color="#000000" style:text-line-through-type="none" fo:font-family="times new roman" style:font-family-asian="Times New Roman" style:font-family-complex="Times New Roman" fo:font-size="11pt" style:font-size-complex="11pt" fo:font-style="normal" style:text-underline-type="none" style:text-underline-width="auto" fo:font-weight="normal"/>
    </style:style>
    <style:style style:family="text" style:name="T423">
      <style:text-properties fo:font-variant="normal" fo:text-transform="none" fo:color="#000000" style:text-line-through-type="none" fo:font-family="times new roman" style:font-family-asian="Times New Roman" style:font-family-complex="Times New Roman" fo:font-size="11pt" style:font-size-complex="11pt" fo:font-style="normal" style:text-underline-type="none" style:text-underline-width="auto" fo:font-weight="normal"/>
    </style:style>
    <style:style style:family="text" style:name="T424">
      <style:text-properties fo:font-variant="normal" fo:text-transform="none" fo:color="#000000" style:text-line-through-type="none" fo:font-family="times new roman" style:font-family-asian="Times New Roman" style:font-family-complex="Times New Roman" fo:font-size="11pt" style:font-size-complex="11pt" fo:font-style="normal" style:text-underline-type="none" style:text-underline-width="auto" fo:font-weight="normal"/>
    </style:style>
    <style:style style:family="text" style:name="T425">
      <style:text-properties fo:font-variant="normal" fo:text-transform="none" fo:color="#000000" style:text-line-through-type="none" fo:font-family="times new roman" style:font-family-asian="Times New Roman" style:font-family-complex="Times New Roman" fo:font-size="11pt" style:font-size-complex="11pt" fo:font-style="normal" style:text-underline-type="none" style:text-underline-width="auto" fo:font-weight="normal"/>
    </style:style>
    <style:style style:parent-style-name="682" style:family="paragraph" style:name="P264">
      <style:paragraph-properties fo:line-height="115%" fo:text-align="center" fo:margin-left="0.2999cm" fo:margin-right="0.2999cm" fo:text-indent="0cm" fo:margin-top="10pt" fo:margin-bottom="6pt" fo:break-before="page" fo:border="none"/>
      <style:text-properties fo:font-variant="normal" fo:text-transform="none" fo:color="#000000" style:text-line-through-type="none" fo:font-family="Calibri" style:font-family-asian="Linux Libertine G" style:font-family-complex="Linux Libertine G" fo:font-size="14pt" style:font-size-complex="14pt" fo:language="ru" style:language-complex="hi" fo:country="RU" style:country-complex="IN" fo:font-style="normal" style:text-underline-type="none" style:text-underline-width="auto" fo:font-weight="bold"/>
    </style:style>
    <style:style style:family="text" style:name="T426">
      <style:text-properties fo:font-variant="normal" fo:text-transform="none" fo:color="#000000" style:text-line-through-type="none" fo:font-family="times new roman" style:font-family-asian="Times New Roman" style:font-family-complex="Times New Roman" fo:font-size="11pt" style:font-size-complex="11pt" fo:font-style="normal" style:text-underline-type="none" style:text-underline-width="auto" fo:font-weight="normal"/>
    </style:style>
    <style:style style:family="text" style:name="T427">
      <style:text-properties fo:font-variant="normal" fo:text-transform="none" fo:color="#000000" style:text-line-through-type="none" fo:font-family="times new roman" style:font-family-asian="Times New Roman" style:font-family-complex="Times New Roman" fo:font-size="16pt" style:font-size-complex="16pt" fo:language="ru" fo:country="RU" fo:font-style="normal" style:text-underline-type="none" style:text-underline-width="auto" fo:font-weight="bold"/>
    </style:style>
    <style:style style:family="text" style:name="T428">
      <style:text-properties fo:font-variant="normal" fo:text-transform="none" fo:color="#000000" style:text-line-through-type="none" fo:font-family="times new roman" style:font-family-asian="Times New Roman" style:font-family-complex="Times New Roman" fo:font-size="11pt" style:font-size-complex="11pt" fo:font-style="normal" style:text-underline-type="none" style:text-underline-width="auto" fo:font-weight="normal"/>
    </style:style>
    <style:style style:family="table" style:name="ta1">
      <style:paragraph-properties fo:line-height="100%" fo:margin-bottom="0pt"/>
      <style:table-properties style:width="17.11cm" fo:margin-left="0cm" table:align="right" style:use-optimal-column-width="true"/>
    </style:style>
    <style:style style:family="table-column" style:name="co1">
      <style:table-column-properties style:column-width="3.722cm" style:use-optimal-column-width="true"/>
    </style:style>
    <style:style style:family="table-column" style:name="co2">
      <style:table-column-properties style:column-width="5.602cm" style:use-optimal-column-width="true"/>
    </style:style>
    <style:style style:family="table-column" style:name="co3">
      <style:table-column-properties style:column-width="3.569cm" style:use-optimal-column-width="true"/>
    </style:style>
    <style:style style:family="table-column" style:name="co4">
      <style:table-column-properties style:column-width="4.218cm" style:use-optimal-column-width="true"/>
    </style:style>
    <style:style style:family="table-row" style:name="ro1">
      <style:table-row-properties style:min-row-height="1.249cm"/>
    </style:style>
    <style:style style:family="table-cell" style:name="ce2">
      <style:table-cell-properties style:vertical-align="bottom" style:direction="ltr" fo:border="0.01764cm solid #000000" loext:writing-mode="lr-tb" fo:padding-top="0cm" fo:padding-bottom="0cm" fo:padding-left="0cm" fo:padding-right="0cm" fo:wrap-option="wrap"/>
      <style:paragraph-properties fo:line-height="100%" fo:margin-bottom="0pt"/>
      <style:text-properties/>
    </style:style>
    <style:style style:family="paragraph" style:name="P265">
      <style:paragraph-properties fo:text-align="center"/>
      <style:text-properties/>
    </style:style>
    <style:style style:family="text" style:name="T429">
      <style:text-properties fo:color="#000000" style:text-line-through-type="none" fo:font-family="Arial" style:font-family-asian="Arial" style:font-family-complex="Arial" fo:font-size="11pt" fo:font-style="normal" style:text-underline-type="none" style:text-underline-width="auto" fo:font-weight="normal"/>
    </style:style>
    <style:style style:family="table-cell" style:name="ce3">
      <style:table-cell-properties style:vertical-align="bottom" style:direction="ltr" fo:border="0.01764cm solid #000000" loext:writing-mode="lr-tb" fo:padding-top="0cm" fo:padding-bottom="0cm" fo:padding-left="0cm" fo:padding-right="0cm" fo:wrap-option="wrap"/>
      <style:paragraph-properties fo:line-height="100%" fo:margin-bottom="0pt"/>
      <style:text-properties/>
    </style:style>
    <style:style style:family="paragraph" style:name="P266">
      <style:paragraph-properties fo:text-align="center"/>
      <style:text-properties/>
    </style:style>
    <style:style style:family="text" style:name="T430">
      <style:text-properties fo:color="#000000" style:text-line-through-type="none" fo:font-family="Arial" style:font-family-asian="Arial" style:font-family-complex="Arial" fo:font-size="11pt" fo:font-style="normal" style:text-underline-type="none" style:text-underline-width="auto" fo:font-weight="normal"/>
    </style:style>
    <style:style style:family="table-cell" style:name="ce4">
      <style:table-cell-properties style:vertical-align="bottom" style:direction="ltr" fo:border="0.01764cm solid #000000" loext:writing-mode="lr-tb" fo:padding-top="0cm" fo:padding-bottom="0cm" fo:padding-left="0cm" fo:padding-right="0cm" fo:wrap-option="wrap"/>
      <style:paragraph-properties fo:line-height="100%" fo:margin-bottom="0pt"/>
      <style:text-properties/>
    </style:style>
    <style:style style:family="paragraph" style:name="P267">
      <style:paragraph-properties fo:text-align="center"/>
      <style:text-properties/>
    </style:style>
    <style:style style:family="text" style:name="T431">
      <style:text-properties fo:color="#000000" style:text-line-through-type="none" fo:font-family="Arial" style:font-family-asian="Arial" style:font-family-complex="Arial" fo:font-size="11pt" fo:font-style="normal" style:text-underline-type="none" style:text-underline-width="auto" fo:font-weight="normal"/>
    </style:style>
    <style:style style:family="table-cell" style:name="ce5">
      <style:table-cell-properties style:vertical-align="bottom" style:direction="ltr" fo:border="0.01764cm solid #000000" loext:writing-mode="lr-tb" fo:padding-top="0cm" fo:padding-bottom="0cm" fo:padding-left="0cm" fo:padding-right="0cm" fo:wrap-option="wrap"/>
      <style:paragraph-properties fo:line-height="100%" fo:margin-bottom="0pt"/>
      <style:text-properties/>
    </style:style>
    <style:style style:family="paragraph" style:name="P268">
      <style:paragraph-properties fo:text-align="center"/>
      <style:text-properties/>
    </style:style>
    <style:style style:family="text" style:name="T432">
      <style:text-properties fo:color="#000000" style:text-line-through-type="none" fo:font-family="Arial" style:font-family-asian="Arial" style:font-family-complex="Arial" fo:font-size="11pt" fo:font-style="normal" style:text-underline-type="none" style:text-underline-width="auto" fo:font-weight="normal"/>
    </style:style>
    <style:style style:family="table-row" style:name="ro2">
      <style:table-row-properties style:min-row-height="0.7038cm"/>
    </style:style>
    <style:style style:family="table-cell" style:name="ce6">
      <style:table-cell-properties style:vertical-align="bottom" style:direction="ltr" fo:border="0.01764cm solid #000000" loext:writing-mode="lr-tb" fo:padding-top="0cm" fo:padding-bottom="0cm" fo:padding-left="0cm" fo:padding-right="0cm" fo:wrap-option="wrap"/>
      <style:paragraph-properties fo:line-height="100%" fo:margin-bottom="0pt"/>
      <style:text-properties/>
    </style:style>
    <style:style style:family="paragraph" style:name="P269">
      <style:paragraph-properties fo:text-align="right"/>
      <style:text-properties/>
    </style:style>
    <style:style style:family="text" style:name="T433">
      <style:text-properties fo:color="#000000" style:text-line-through-type="none" fo:font-family="Arial" style:font-family-asian="Arial" style:font-family-complex="Arial" fo:font-size="11pt" fo:font-style="normal" style:text-underline-type="none" style:text-underline-width="auto" fo:font-weight="normal"/>
    </style:style>
    <style:style style:family="table-cell" style:name="ce7">
      <style:table-cell-properties style:vertical-align="bottom" style:direction="ltr" fo:border="0.01764cm solid #000000" loext:writing-mode="lr-tb" fo:padding-top="0cm" fo:padding-bottom="0cm" fo:padding-left="0cm" fo:padding-right="0cm" fo:wrap-option="wrap"/>
      <style:paragraph-properties fo:line-height="100%" fo:margin-bottom="0pt"/>
      <style:text-properties/>
    </style:style>
    <style:style style:family="paragraph" style:name="P270">
      <style:paragraph-properties fo:text-align="right"/>
      <style:text-properties/>
    </style:style>
    <style:style style:family="text" style:name="T434">
      <style:text-properties fo:color="#000000" style:text-line-through-type="none" fo:font-family="Arial" style:font-family-asian="Arial" style:font-family-complex="Arial" fo:font-size="11pt" fo:font-style="normal" style:text-underline-type="none" style:text-underline-width="auto" fo:font-weight="normal"/>
    </style:style>
    <style:style style:family="table-cell" style:name="ce8">
      <style:table-cell-properties style:vertical-align="bottom" style:direction="ltr" fo:border="0.01764cm solid #000000" loext:writing-mode="lr-tb" fo:padding-top="0cm" fo:padding-bottom="0cm" fo:padding-left="0cm" fo:padding-right="0cm" fo:wrap-option="wrap"/>
      <style:paragraph-properties fo:line-height="100%" fo:margin-bottom="0pt"/>
      <style:text-properties/>
    </style:style>
    <style:style style:family="paragraph" style:name="P271">
      <style:paragraph-properties fo:text-align="right"/>
      <style:text-properties/>
    </style:style>
    <style:style style:family="text" style:name="T435">
      <style:text-properties fo:color="#000000" style:text-line-through-type="none" fo:font-family="Arial" style:font-family-asian="Arial" style:font-family-complex="Arial" fo:font-size="11pt" fo:font-style="normal" style:text-underline-type="none" style:text-underline-width="auto" fo:font-weight="normal"/>
    </style:style>
    <style:style style:family="table-cell" style:name="ce9">
      <style:table-cell-properties style:vertical-align="bottom" style:direction="ltr" fo:border="0.01764cm solid #000000" loext:writing-mode="lr-tb" fo:padding-top="0cm" fo:padding-bottom="0cm" fo:padding-left="0cm" fo:padding-right="0cm" fo:wrap-option="wrap"/>
      <style:paragraph-properties fo:line-height="100%" fo:margin-bottom="0pt"/>
      <style:text-properties/>
    </style:style>
    <style:style style:family="paragraph" style:name="P272">
      <style:paragraph-properties fo:text-align="right"/>
      <style:text-properties/>
    </style:style>
    <style:style style:family="text" style:name="T436">
      <style:text-properties fo:color="#000000" style:text-line-through-type="none" fo:font-family="Arial" style:font-family-asian="Arial" style:font-family-complex="Arial" fo:font-size="11pt" fo:font-style="normal" style:text-underline-type="none" style:text-underline-width="auto" fo:font-weight="normal"/>
    </style:style>
    <style:style style:family="table-row" style:name="ro3">
      <style:table-row-properties style:min-row-height="0.7038cm"/>
    </style:style>
    <style:style style:family="table-cell" style:name="ce10">
      <style:table-cell-properties style:vertical-align="bottom" style:direction="ltr" fo:border="0.01764cm solid #000000" loext:writing-mode="lr-tb" fo:padding-top="0cm" fo:padding-bottom="0cm" fo:padding-left="0cm" fo:padding-right="0cm" fo:wrap-option="wrap"/>
      <style:paragraph-properties fo:line-height="100%" fo:margin-bottom="0pt"/>
      <style:text-properties/>
    </style:style>
    <style:style style:family="paragraph" style:name="P273">
      <style:paragraph-properties fo:text-align="right"/>
      <style:text-properties/>
    </style:style>
    <style:style style:family="text" style:name="T437">
      <style:text-properties fo:color="#000000" style:text-line-through-type="none" fo:font-family="Arial" style:font-family-asian="Arial" style:font-family-complex="Arial" fo:font-size="11pt" fo:font-style="normal" style:text-underline-type="none" style:text-underline-width="auto" fo:font-weight="normal"/>
    </style:style>
    <style:style style:family="table-cell" style:name="ce11">
      <style:table-cell-properties style:vertical-align="bottom" style:direction="ltr" fo:border="0.01764cm solid #000000" loext:writing-mode="lr-tb" fo:padding-top="0cm" fo:padding-bottom="0cm" fo:padding-left="0cm" fo:padding-right="0cm" fo:wrap-option="wrap"/>
      <style:paragraph-properties fo:line-height="100%" fo:margin-bottom="0pt"/>
      <style:text-properties/>
    </style:style>
    <style:style style:family="paragraph" style:name="P274">
      <style:paragraph-properties fo:text-align="right"/>
      <style:text-properties/>
    </style:style>
    <style:style style:family="text" style:name="T438">
      <style:text-properties fo:color="#000000" style:text-line-through-type="none" fo:font-family="Arial" style:font-family-asian="Arial" style:font-family-complex="Arial" fo:font-size="11pt" fo:font-style="normal" style:text-underline-type="none" style:text-underline-width="auto" fo:font-weight="normal"/>
    </style:style>
    <style:style style:family="table-cell" style:name="ce12">
      <style:table-cell-properties style:vertical-align="bottom" style:direction="ltr" fo:border="0.01764cm solid #000000" loext:writing-mode="lr-tb" fo:padding-top="0cm" fo:padding-bottom="0cm" fo:padding-left="0cm" fo:padding-right="0cm" fo:wrap-option="wrap"/>
      <style:paragraph-properties fo:line-height="100%" fo:margin-bottom="0pt"/>
      <style:text-properties/>
    </style:style>
    <style:style style:family="paragraph" style:name="P275">
      <style:paragraph-properties fo:text-align="right"/>
      <style:text-properties/>
    </style:style>
    <style:style style:family="text" style:name="T439">
      <style:text-properties fo:color="#000000" style:text-line-through-type="none" fo:font-family="Arial" style:font-family-asian="Arial" style:font-family-complex="Arial" fo:font-size="11pt" fo:font-style="normal" style:text-underline-type="none" style:text-underline-width="auto" fo:font-weight="normal"/>
    </style:style>
    <style:style style:family="table-cell" style:name="ce13">
      <style:table-cell-properties style:vertical-align="bottom" style:direction="ltr" fo:border="0.01764cm solid #000000" loext:writing-mode="lr-tb" fo:padding-top="0cm" fo:padding-bottom="0cm" fo:padding-left="0cm" fo:padding-right="0cm" fo:wrap-option="wrap"/>
      <style:paragraph-properties fo:line-height="100%" fo:margin-bottom="0pt"/>
      <style:text-properties/>
    </style:style>
    <style:style style:family="paragraph" style:name="P276">
      <style:paragraph-properties fo:text-align="right"/>
      <style:text-properties/>
    </style:style>
    <style:style style:family="text" style:name="T440">
      <style:text-properties fo:color="#000000" style:text-line-through-type="none" fo:font-family="Arial" style:font-family-asian="Arial" style:font-family-complex="Arial" fo:font-size="11pt" fo:font-style="normal" style:text-underline-type="none" style:text-underline-width="auto" fo:font-weight="normal"/>
    </style:style>
    <style:style style:family="table-row" style:name="ro4">
      <style:table-row-properties style:min-row-height="0.7038cm"/>
    </style:style>
    <style:style style:family="table-cell" style:name="ce14">
      <style:table-cell-properties style:vertical-align="bottom" style:direction="ltr" fo:border="0.01764cm solid #000000" loext:writing-mode="lr-tb" fo:padding-top="0cm" fo:padding-bottom="0cm" fo:padding-left="0cm" fo:padding-right="0cm" fo:wrap-option="wrap"/>
      <style:paragraph-properties fo:line-height="100%" fo:margin-bottom="0pt"/>
      <style:text-properties/>
    </style:style>
    <style:style style:family="paragraph" style:name="P277">
      <style:paragraph-properties fo:text-align="right"/>
      <style:text-properties/>
    </style:style>
    <style:style style:family="text" style:name="T441">
      <style:text-properties fo:color="#000000" style:text-line-through-type="none" fo:font-family="Arial" style:font-family-asian="Arial" style:font-family-complex="Arial" fo:font-size="11pt" fo:font-style="normal" style:text-underline-type="none" style:text-underline-width="auto" fo:font-weight="normal"/>
    </style:style>
    <style:style style:family="table-cell" style:name="ce15">
      <style:table-cell-properties style:vertical-align="bottom" style:direction="ltr" fo:border="0.01764cm solid #000000" loext:writing-mode="lr-tb" fo:padding-top="0cm" fo:padding-bottom="0cm" fo:padding-left="0cm" fo:padding-right="0cm" fo:wrap-option="wrap"/>
      <style:paragraph-properties fo:line-height="100%" fo:margin-bottom="0pt"/>
      <style:text-properties/>
    </style:style>
    <style:style style:family="paragraph" style:name="P278">
      <style:paragraph-properties fo:text-align="right"/>
      <style:text-properties/>
    </style:style>
    <style:style style:family="text" style:name="T442">
      <style:text-properties fo:color="#000000" style:text-line-through-type="none" fo:font-family="Arial" style:font-family-asian="Arial" style:font-family-complex="Arial" fo:font-size="11pt" fo:font-style="normal" style:text-underline-type="none" style:text-underline-width="auto" fo:font-weight="normal"/>
    </style:style>
    <style:style style:family="table-cell" style:name="ce16">
      <style:table-cell-properties style:vertical-align="bottom" style:direction="ltr" fo:border="0.01764cm solid #000000" loext:writing-mode="lr-tb" fo:padding-top="0cm" fo:padding-bottom="0cm" fo:padding-left="0cm" fo:padding-right="0cm" fo:wrap-option="wrap"/>
      <style:paragraph-properties fo:line-height="100%" fo:margin-bottom="0pt"/>
      <style:text-properties/>
    </style:style>
    <style:style style:family="paragraph" style:name="P279">
      <style:paragraph-properties fo:text-align="right"/>
      <style:text-properties/>
    </style:style>
    <style:style style:family="text" style:name="T443">
      <style:text-properties fo:color="#000000" style:text-line-through-type="none" fo:font-family="Arial" style:font-family-asian="Arial" style:font-family-complex="Arial" fo:font-size="11pt" fo:font-style="normal" style:text-underline-type="none" style:text-underline-width="auto" fo:font-weight="normal"/>
    </style:style>
    <style:style style:family="table-cell" style:name="ce17">
      <style:table-cell-properties style:vertical-align="bottom" style:direction="ltr" fo:border="0.01764cm solid #000000" loext:writing-mode="lr-tb" fo:padding-top="0cm" fo:padding-bottom="0cm" fo:padding-left="0cm" fo:padding-right="0cm" fo:wrap-option="wrap"/>
      <style:paragraph-properties fo:line-height="100%" fo:margin-bottom="0pt"/>
      <style:text-properties/>
    </style:style>
    <style:style style:family="paragraph" style:name="P280">
      <style:paragraph-properties fo:text-align="right"/>
      <style:text-properties/>
    </style:style>
    <style:style style:family="text" style:name="T444">
      <style:text-properties fo:color="#000000" style:text-line-through-type="none" fo:font-family="Arial" style:font-family-asian="Arial" style:font-family-complex="Arial" fo:font-size="11pt" fo:font-style="normal" style:text-underline-type="none" style:text-underline-width="auto" fo:font-weight="normal"/>
    </style:style>
    <style:style style:family="table-row" style:name="ro5">
      <style:table-row-properties style:min-row-height="0.7038cm"/>
    </style:style>
    <style:style style:family="table-cell" style:name="ce18">
      <style:table-cell-properties style:vertical-align="bottom" style:direction="ltr" fo:border="0.01764cm solid #000000" loext:writing-mode="lr-tb" fo:padding-top="0cm" fo:padding-bottom="0cm" fo:padding-left="0cm" fo:padding-right="0cm" fo:wrap-option="wrap"/>
      <style:paragraph-properties fo:line-height="100%" fo:margin-bottom="0pt"/>
      <style:text-properties/>
    </style:style>
    <style:style style:family="paragraph" style:name="P281">
      <style:paragraph-properties fo:text-align="right"/>
      <style:text-properties/>
    </style:style>
    <style:style style:family="text" style:name="T445">
      <style:text-properties fo:color="#000000" style:text-line-through-type="none" fo:font-family="Arial" style:font-family-asian="Arial" style:font-family-complex="Arial" fo:font-size="11pt" fo:font-style="normal" style:text-underline-type="none" style:text-underline-width="auto" fo:font-weight="normal"/>
    </style:style>
    <style:style style:family="table-cell" style:name="ce19">
      <style:table-cell-properties style:vertical-align="bottom" style:direction="ltr" fo:border="0.01764cm solid #000000" loext:writing-mode="lr-tb" fo:padding-top="0cm" fo:padding-bottom="0cm" fo:padding-left="0cm" fo:padding-right="0cm" fo:wrap-option="wrap"/>
      <style:paragraph-properties fo:line-height="100%" fo:margin-bottom="0pt"/>
      <style:text-properties/>
    </style:style>
    <style:style style:family="paragraph" style:name="P282">
      <style:paragraph-properties fo:text-align="right"/>
      <style:text-properties/>
    </style:style>
    <style:style style:family="text" style:name="T446">
      <style:text-properties fo:color="#000000" style:text-line-through-type="none" fo:font-family="Arial" style:font-family-asian="Arial" style:font-family-complex="Arial" fo:font-size="11pt" fo:font-style="normal" style:text-underline-type="none" style:text-underline-width="auto" fo:font-weight="normal"/>
    </style:style>
    <style:style style:family="table-cell" style:name="ce20">
      <style:table-cell-properties style:vertical-align="bottom" style:direction="ltr" fo:border="0.01764cm solid #000000" loext:writing-mode="lr-tb" fo:padding-top="0cm" fo:padding-bottom="0cm" fo:padding-left="0cm" fo:padding-right="0cm" fo:wrap-option="wrap"/>
      <style:paragraph-properties fo:line-height="100%" fo:margin-bottom="0pt"/>
      <style:text-properties/>
    </style:style>
    <style:style style:family="paragraph" style:name="P283">
      <style:paragraph-properties fo:text-align="right"/>
      <style:text-properties/>
    </style:style>
    <style:style style:family="text" style:name="T447">
      <style:text-properties fo:color="#000000" style:text-line-through-type="none" fo:font-family="Arial" style:font-family-asian="Arial" style:font-family-complex="Arial" fo:font-size="11pt" fo:font-style="normal" style:text-underline-type="none" style:text-underline-width="auto" fo:font-weight="normal"/>
    </style:style>
    <style:style style:family="table-cell" style:name="ce21">
      <style:table-cell-properties style:vertical-align="bottom" style:direction="ltr" fo:border="0.01764cm solid #000000" loext:writing-mode="lr-tb" fo:padding-top="0cm" fo:padding-bottom="0cm" fo:padding-left="0cm" fo:padding-right="0cm" fo:wrap-option="wrap"/>
      <style:paragraph-properties fo:line-height="100%" fo:margin-bottom="0pt"/>
      <style:text-properties/>
    </style:style>
    <style:style style:family="paragraph" style:name="P284">
      <style:paragraph-properties fo:text-align="right"/>
      <style:text-properties/>
    </style:style>
    <style:style style:family="text" style:name="T448">
      <style:text-properties fo:color="#000000" style:text-line-through-type="none" fo:font-family="Arial" style:font-family-asian="Arial" style:font-family-complex="Arial" fo:font-size="11pt" fo:font-style="normal" style:text-underline-type="none" style:text-underline-width="auto" fo:font-weight="normal"/>
    </style:style>
    <style:style style:family="table-row" style:name="ro6">
      <style:table-row-properties style:min-row-height="0.7038cm"/>
    </style:style>
    <style:style style:family="table-cell" style:name="ce22">
      <style:table-cell-properties style:vertical-align="bottom" style:direction="ltr" fo:border="0.01764cm solid #000000" loext:writing-mode="lr-tb" fo:padding-top="0cm" fo:padding-bottom="0cm" fo:padding-left="0cm" fo:padding-right="0cm" fo:wrap-option="wrap"/>
      <style:paragraph-properties fo:line-height="100%" fo:margin-bottom="0pt"/>
      <style:text-properties/>
    </style:style>
    <style:style style:family="paragraph" style:name="P285">
      <style:paragraph-properties fo:text-align="right"/>
      <style:text-properties/>
    </style:style>
    <style:style style:family="text" style:name="T449">
      <style:text-properties fo:color="#000000" style:text-line-through-type="none" fo:font-family="Arial" style:font-family-asian="Arial" style:font-family-complex="Arial" fo:font-size="11pt" fo:font-style="normal" style:text-underline-type="none" style:text-underline-width="auto" fo:font-weight="normal"/>
    </style:style>
    <style:style style:family="table-cell" style:name="ce23">
      <style:table-cell-properties style:vertical-align="bottom" style:direction="ltr" fo:border="0.01764cm solid #000000" loext:writing-mode="lr-tb" fo:padding-top="0cm" fo:padding-bottom="0cm" fo:padding-left="0cm" fo:padding-right="0cm" fo:wrap-option="wrap"/>
      <style:paragraph-properties fo:line-height="100%" fo:margin-bottom="0pt"/>
      <style:text-properties/>
    </style:style>
    <style:style style:family="paragraph" style:name="P286">
      <style:paragraph-properties fo:text-align="right"/>
      <style:text-properties/>
    </style:style>
    <style:style style:family="text" style:name="T450">
      <style:text-properties fo:color="#000000" style:text-line-through-type="none" fo:font-family="Arial" style:font-family-asian="Arial" style:font-family-complex="Arial" fo:font-size="11pt" fo:font-style="normal" style:text-underline-type="none" style:text-underline-width="auto" fo:font-weight="normal"/>
    </style:style>
    <style:style style:family="table-cell" style:name="ce24">
      <style:table-cell-properties style:vertical-align="bottom" style:direction="ltr" fo:border="0.01764cm solid #000000" loext:writing-mode="lr-tb" fo:padding-top="0cm" fo:padding-bottom="0cm" fo:padding-left="0cm" fo:padding-right="0cm" fo:wrap-option="wrap"/>
      <style:paragraph-properties fo:line-height="100%" fo:margin-bottom="0pt"/>
      <style:text-properties/>
    </style:style>
    <style:style style:family="paragraph" style:name="P287">
      <style:paragraph-properties fo:text-align="right"/>
      <style:text-properties/>
    </style:style>
    <style:style style:family="text" style:name="T451">
      <style:text-properties fo:color="#000000" style:text-line-through-type="none" fo:font-family="Arial" style:font-family-asian="Arial" style:font-family-complex="Arial" fo:font-size="11pt" fo:font-style="normal" style:text-underline-type="none" style:text-underline-width="auto" fo:font-weight="normal"/>
    </style:style>
    <style:style style:family="table-cell" style:name="ce25">
      <style:table-cell-properties style:vertical-align="bottom" style:direction="ltr" fo:border="0.01764cm solid #000000" loext:writing-mode="lr-tb" fo:padding-top="0cm" fo:padding-bottom="0cm" fo:padding-left="0cm" fo:padding-right="0cm" fo:wrap-option="wrap"/>
      <style:paragraph-properties fo:line-height="100%" fo:margin-bottom="0pt"/>
      <style:text-properties/>
    </style:style>
    <style:style style:family="paragraph" style:name="P288">
      <style:paragraph-properties fo:text-align="right"/>
      <style:text-properties/>
    </style:style>
    <style:style style:family="text" style:name="T452">
      <style:text-properties fo:color="#000000" style:text-line-through-type="none" fo:font-family="Arial" style:font-family-asian="Arial" style:font-family-complex="Arial" fo:font-size="11pt" fo:font-style="normal" style:text-underline-type="none" style:text-underline-width="auto" fo:font-weight="normal"/>
    </style:style>
    <style:style style:family="table-row" style:name="ro7">
      <style:table-row-properties style:min-row-height="0.7038cm"/>
    </style:style>
    <style:style style:family="table-cell" style:name="ce26">
      <style:table-cell-properties style:vertical-align="bottom" style:direction="ltr" fo:border="0.01764cm solid #000000" loext:writing-mode="lr-tb" fo:padding-top="0cm" fo:padding-bottom="0cm" fo:padding-left="0cm" fo:padding-right="0cm" fo:wrap-option="wrap"/>
      <style:paragraph-properties fo:line-height="100%" fo:margin-bottom="0pt"/>
      <style:text-properties/>
    </style:style>
    <style:style style:family="paragraph" style:name="P289">
      <style:paragraph-properties fo:text-align="right"/>
      <style:text-properties/>
    </style:style>
    <style:style style:family="text" style:name="T453">
      <style:text-properties fo:color="#000000" style:text-line-through-type="none" fo:font-family="Arial" style:font-family-asian="Arial" style:font-family-complex="Arial" fo:font-size="11pt" fo:font-style="normal" style:text-underline-type="none" style:text-underline-width="auto" fo:font-weight="normal"/>
    </style:style>
    <style:style style:family="table-cell" style:name="ce27">
      <style:table-cell-properties style:vertical-align="bottom" style:direction="ltr" fo:border="0.01764cm solid #000000" loext:writing-mode="lr-tb" fo:padding-top="0cm" fo:padding-bottom="0cm" fo:padding-left="0cm" fo:padding-right="0cm" fo:wrap-option="wrap"/>
      <style:paragraph-properties fo:line-height="100%" fo:margin-bottom="0pt"/>
      <style:text-properties/>
    </style:style>
    <style:style style:family="paragraph" style:name="P290">
      <style:paragraph-properties fo:text-align="right"/>
      <style:text-properties/>
    </style:style>
    <style:style style:family="text" style:name="T454">
      <style:text-properties fo:color="#000000" style:text-line-through-type="none" fo:font-family="Arial" style:font-family-asian="Arial" style:font-family-complex="Arial" fo:font-size="11pt" fo:font-style="normal" style:text-underline-type="none" style:text-underline-width="auto" fo:font-weight="normal"/>
    </style:style>
    <style:style style:family="table-cell" style:name="ce28">
      <style:table-cell-properties style:vertical-align="bottom" style:direction="ltr" fo:border="0.01764cm solid #000000" loext:writing-mode="lr-tb" fo:padding-top="0cm" fo:padding-bottom="0cm" fo:padding-left="0cm" fo:padding-right="0cm" fo:wrap-option="wrap"/>
      <style:paragraph-properties fo:line-height="100%" fo:margin-bottom="0pt"/>
      <style:text-properties/>
    </style:style>
    <style:style style:family="paragraph" style:name="P291">
      <style:paragraph-properties fo:text-align="right"/>
      <style:text-properties/>
    </style:style>
    <style:style style:family="text" style:name="T455">
      <style:text-properties fo:color="#000000" style:text-line-through-type="none" fo:font-family="Arial" style:font-family-asian="Arial" style:font-family-complex="Arial" fo:font-size="11pt" fo:font-style="normal" style:text-underline-type="none" style:text-underline-width="auto" fo:font-weight="normal"/>
    </style:style>
    <style:style style:family="table-cell" style:name="ce29">
      <style:table-cell-properties style:vertical-align="bottom" style:direction="ltr" fo:border="0.01764cm solid #000000" loext:writing-mode="lr-tb" fo:padding-top="0cm" fo:padding-bottom="0cm" fo:padding-left="0cm" fo:padding-right="0cm" fo:wrap-option="wrap"/>
      <style:paragraph-properties fo:line-height="100%" fo:margin-bottom="0pt"/>
      <style:text-properties/>
    </style:style>
    <style:style style:family="paragraph" style:name="P292">
      <style:paragraph-properties fo:text-align="right"/>
      <style:text-properties/>
    </style:style>
    <style:style style:family="text" style:name="T456">
      <style:text-properties fo:color="#000000" style:text-line-through-type="none" fo:font-family="Arial" style:font-family-asian="Arial" style:font-family-complex="Arial" fo:font-size="11pt" fo:font-style="normal" style:text-underline-type="none" style:text-underline-width="auto" fo:font-weight="normal"/>
    </style:style>
    <style:style style:family="table-row" style:name="ro8">
      <style:table-row-properties style:min-row-height="0.7038cm"/>
    </style:style>
    <style:style style:family="table-cell" style:name="ce30">
      <style:table-cell-properties style:vertical-align="bottom" style:direction="ltr" fo:border="0.01764cm solid #000000" loext:writing-mode="lr-tb" fo:padding-top="0cm" fo:padding-bottom="0cm" fo:padding-left="0cm" fo:padding-right="0cm" fo:wrap-option="wrap"/>
      <style:paragraph-properties fo:line-height="100%" fo:margin-bottom="0pt"/>
      <style:text-properties/>
    </style:style>
    <style:style style:family="paragraph" style:name="P293">
      <style:paragraph-properties fo:text-align="right"/>
      <style:text-properties/>
    </style:style>
    <style:style style:family="text" style:name="T457">
      <style:text-properties fo:color="#000000" style:text-line-through-type="none" fo:font-family="Arial" style:font-family-asian="Arial" style:font-family-complex="Arial" fo:font-size="11pt" fo:font-style="normal" style:text-underline-type="none" style:text-underline-width="auto" fo:font-weight="normal"/>
    </style:style>
    <style:style style:family="table-cell" style:name="ce31">
      <style:table-cell-properties style:vertical-align="bottom" style:direction="ltr" fo:border="0.01764cm solid #000000" loext:writing-mode="lr-tb" fo:padding-top="0cm" fo:padding-bottom="0cm" fo:padding-left="0cm" fo:padding-right="0cm" fo:wrap-option="wrap"/>
      <style:paragraph-properties fo:line-height="100%" fo:margin-bottom="0pt"/>
      <style:text-properties/>
    </style:style>
    <style:style style:family="paragraph" style:name="P294">
      <style:paragraph-properties fo:text-align="right"/>
      <style:text-properties/>
    </style:style>
    <style:style style:family="text" style:name="T458">
      <style:text-properties fo:color="#000000" style:text-line-through-type="none" fo:font-family="Arial" style:font-family-asian="Arial" style:font-family-complex="Arial" fo:font-size="11pt" fo:font-style="normal" style:text-underline-type="none" style:text-underline-width="auto" fo:font-weight="normal"/>
    </style:style>
    <style:style style:family="table-cell" style:name="ce32">
      <style:table-cell-properties style:vertical-align="bottom" style:direction="ltr" fo:border="0.01764cm solid #000000" loext:writing-mode="lr-tb" fo:padding-top="0cm" fo:padding-bottom="0cm" fo:padding-left="0cm" fo:padding-right="0cm" fo:wrap-option="wrap"/>
      <style:paragraph-properties fo:line-height="100%" fo:margin-bottom="0pt"/>
      <style:text-properties/>
    </style:style>
    <style:style style:family="paragraph" style:name="P295">
      <style:paragraph-properties fo:text-align="right"/>
      <style:text-properties/>
    </style:style>
    <style:style style:family="text" style:name="T459">
      <style:text-properties fo:color="#000000" style:text-line-through-type="none" fo:font-family="Arial" style:font-family-asian="Arial" style:font-family-complex="Arial" fo:font-size="11pt" fo:font-style="normal" style:text-underline-type="none" style:text-underline-width="auto" fo:font-weight="normal"/>
    </style:style>
    <style:style style:family="table-cell" style:name="ce33">
      <style:table-cell-properties style:vertical-align="bottom" style:direction="ltr" fo:border="0.01764cm solid #000000" loext:writing-mode="lr-tb" fo:padding-top="0cm" fo:padding-bottom="0cm" fo:padding-left="0cm" fo:padding-right="0cm" fo:wrap-option="wrap"/>
      <style:paragraph-properties fo:line-height="100%" fo:margin-bottom="0pt"/>
      <style:text-properties/>
    </style:style>
    <style:style style:family="paragraph" style:name="P296">
      <style:paragraph-properties fo:text-align="right"/>
      <style:text-properties/>
    </style:style>
    <style:style style:family="text" style:name="T460">
      <style:text-properties fo:color="#000000" style:text-line-through-type="none" fo:font-family="Arial" style:font-family-asian="Arial" style:font-family-complex="Arial" fo:font-size="11pt" fo:font-style="normal" style:text-underline-type="none" style:text-underline-width="auto" fo:font-weight="normal"/>
    </style:style>
    <style:style style:family="table-row" style:name="ro9">
      <style:table-row-properties style:min-row-height="0.7038cm"/>
    </style:style>
    <style:style style:family="table-cell" style:name="ce34">
      <style:table-cell-properties style:vertical-align="bottom" style:direction="ltr" fo:border="0.01764cm solid #000000" loext:writing-mode="lr-tb" fo:padding-top="0cm" fo:padding-bottom="0cm" fo:padding-left="0cm" fo:padding-right="0cm" fo:wrap-option="wrap"/>
      <style:paragraph-properties fo:line-height="100%" fo:margin-bottom="0pt"/>
      <style:text-properties/>
    </style:style>
    <style:style style:family="paragraph" style:name="P297">
      <style:paragraph-properties fo:text-align="right"/>
      <style:text-properties/>
    </style:style>
    <style:style style:family="text" style:name="T461">
      <style:text-properties fo:color="#000000" style:text-line-through-type="none" fo:font-family="Arial" style:font-family-asian="Arial" style:font-family-complex="Arial" fo:font-size="11pt" fo:font-style="normal" style:text-underline-type="none" style:text-underline-width="auto" fo:font-weight="normal"/>
    </style:style>
    <style:style style:family="table-cell" style:name="ce35">
      <style:table-cell-properties style:vertical-align="bottom" style:direction="ltr" fo:border="0.01764cm solid #000000" loext:writing-mode="lr-tb" fo:padding-top="0cm" fo:padding-bottom="0cm" fo:padding-left="0cm" fo:padding-right="0cm" fo:wrap-option="wrap"/>
      <style:paragraph-properties fo:line-height="100%" fo:margin-bottom="0pt"/>
      <style:text-properties/>
    </style:style>
    <style:style style:family="paragraph" style:name="P298">
      <style:paragraph-properties fo:text-align="right"/>
      <style:text-properties/>
    </style:style>
    <style:style style:family="text" style:name="T462">
      <style:text-properties fo:color="#000000" style:text-line-through-type="none" fo:font-family="Arial" style:font-family-asian="Arial" style:font-family-complex="Arial" fo:font-size="11pt" fo:font-style="normal" style:text-underline-type="none" style:text-underline-width="auto" fo:font-weight="normal"/>
    </style:style>
    <style:style style:family="table-cell" style:name="ce36">
      <style:table-cell-properties style:vertical-align="bottom" style:direction="ltr" fo:border="0.01764cm solid #000000" loext:writing-mode="lr-tb" fo:padding-top="0cm" fo:padding-bottom="0cm" fo:padding-left="0cm" fo:padding-right="0cm" fo:wrap-option="wrap"/>
      <style:paragraph-properties fo:line-height="100%" fo:margin-bottom="0pt"/>
      <style:text-properties/>
    </style:style>
    <style:style style:family="paragraph" style:name="P299">
      <style:paragraph-properties fo:text-align="right"/>
      <style:text-properties/>
    </style:style>
    <style:style style:family="text" style:name="T463">
      <style:text-properties fo:color="#000000" style:text-line-through-type="none" fo:font-family="Arial" style:font-family-asian="Arial" style:font-family-complex="Arial" fo:font-size="11pt" fo:font-style="normal" style:text-underline-type="none" style:text-underline-width="auto" fo:font-weight="normal"/>
    </style:style>
    <style:style style:family="table-cell" style:name="ce37">
      <style:table-cell-properties style:vertical-align="bottom" style:direction="ltr" fo:border="0.01764cm solid #000000" loext:writing-mode="lr-tb" fo:padding-top="0cm" fo:padding-bottom="0cm" fo:padding-left="0cm" fo:padding-right="0cm" fo:wrap-option="wrap"/>
      <style:paragraph-properties fo:line-height="100%" fo:margin-bottom="0pt"/>
      <style:text-properties/>
    </style:style>
    <style:style style:family="paragraph" style:name="P300">
      <style:paragraph-properties fo:text-align="right"/>
      <style:text-properties/>
    </style:style>
    <style:style style:family="text" style:name="T464">
      <style:text-properties fo:color="#000000" style:text-line-through-type="none" fo:font-family="Arial" style:font-family-asian="Arial" style:font-family-complex="Arial" fo:font-size="11pt" fo:font-style="normal" style:text-underline-type="none" style:text-underline-width="auto" fo:font-weight="normal"/>
    </style:style>
    <style:style style:family="table-row" style:name="ro10">
      <style:table-row-properties style:min-row-height="0.7038cm"/>
    </style:style>
    <style:style style:family="table-cell" style:name="ce38">
      <style:table-cell-properties style:vertical-align="bottom" style:direction="ltr" fo:border="0.01764cm solid #000000" loext:writing-mode="lr-tb" fo:padding-top="0cm" fo:padding-bottom="0cm" fo:padding-left="0cm" fo:padding-right="0cm" fo:wrap-option="wrap"/>
      <style:paragraph-properties fo:line-height="100%" fo:margin-bottom="0pt"/>
      <style:text-properties/>
    </style:style>
    <style:style style:family="paragraph" style:name="P301">
      <style:paragraph-properties fo:text-align="right"/>
      <style:text-properties/>
    </style:style>
    <style:style style:family="text" style:name="T465">
      <style:text-properties fo:color="#000000" style:text-line-through-type="none" fo:font-family="Arial" style:font-family-asian="Arial" style:font-family-complex="Arial" fo:font-size="11pt" fo:font-style="normal" style:text-underline-type="none" style:text-underline-width="auto" fo:font-weight="normal"/>
    </style:style>
    <style:style style:family="table-cell" style:name="ce39">
      <style:table-cell-properties style:vertical-align="bottom" style:direction="ltr" fo:border="0.01764cm solid #000000" loext:writing-mode="lr-tb" fo:padding-top="0cm" fo:padding-bottom="0cm" fo:padding-left="0cm" fo:padding-right="0cm" fo:wrap-option="wrap"/>
      <style:paragraph-properties fo:line-height="100%" fo:margin-bottom="0pt"/>
      <style:text-properties/>
    </style:style>
    <style:style style:family="paragraph" style:name="P302">
      <style:paragraph-properties fo:text-align="right"/>
      <style:text-properties/>
    </style:style>
    <style:style style:family="text" style:name="T466">
      <style:text-properties fo:color="#000000" style:text-line-through-type="none" fo:font-family="Arial" style:font-family-asian="Arial" style:font-family-complex="Arial" fo:font-size="11pt" fo:font-style="normal" style:text-underline-type="none" style:text-underline-width="auto" fo:font-weight="normal"/>
    </style:style>
    <style:style style:family="table-cell" style:name="ce40">
      <style:table-cell-properties style:vertical-align="bottom" style:direction="ltr" fo:border="0.01764cm solid #000000" loext:writing-mode="lr-tb" fo:padding-top="0cm" fo:padding-bottom="0cm" fo:padding-left="0cm" fo:padding-right="0cm" fo:wrap-option="wrap"/>
      <style:paragraph-properties fo:line-height="100%" fo:margin-bottom="0pt"/>
      <style:text-properties/>
    </style:style>
    <style:style style:family="paragraph" style:name="P303">
      <style:paragraph-properties fo:text-align="right"/>
      <style:text-properties/>
    </style:style>
    <style:style style:family="text" style:name="T467">
      <style:text-properties fo:color="#000000" style:text-line-through-type="none" fo:font-family="Arial" style:font-family-asian="Arial" style:font-family-complex="Arial" fo:font-size="11pt" fo:font-style="normal" style:text-underline-type="none" style:text-underline-width="auto" fo:font-weight="normal"/>
    </style:style>
    <style:style style:family="table-cell" style:name="ce41">
      <style:table-cell-properties style:vertical-align="bottom" style:direction="ltr" fo:border="0.01764cm solid #000000" loext:writing-mode="lr-tb" fo:padding-top="0cm" fo:padding-bottom="0cm" fo:padding-left="0cm" fo:padding-right="0cm" fo:wrap-option="wrap"/>
      <style:paragraph-properties fo:line-height="100%" fo:margin-bottom="0pt"/>
      <style:text-properties/>
    </style:style>
    <style:style style:family="paragraph" style:name="P304">
      <style:paragraph-properties fo:text-align="right"/>
      <style:text-properties/>
    </style:style>
    <style:style style:family="text" style:name="T468">
      <style:text-properties fo:color="#000000" style:text-line-through-type="none" fo:font-family="Arial" style:font-family-asian="Arial" style:font-family-complex="Arial" fo:font-size="11pt" fo:font-style="normal" style:text-underline-type="none" style:text-underline-width="auto" fo:font-weight="normal"/>
    </style:style>
    <style:style style:parent-style-name="682" style:family="paragraph" style:name="P305">
      <style:paragraph-properties fo:line-height="115%" fo:text-align="left" fo:margin-left="0.2999cm" fo:margin-right="0.2999cm" fo:text-indent="0cm" fo:margin-top="10pt" fo:margin-bottom="6pt" fo:border="none"/>
      <style:text-properties fo:font-variant="normal" fo:text-transform="none" fo:color="#000000" style:text-line-through-type="none" fo:font-family="Calibri" style:font-family-asian="Linux Libertine G" style:font-family-complex="Linux Libertine G" fo:font-size="14pt" style:font-size-complex="14pt" style:language-complex="hi" style:country-complex="IN" fo:font-style="normal" style:text-underline-type="none" style:text-underline-width="auto" fo:font-weight="normal"/>
    </style:style>
    <style:style style:family="text" style:name="T469">
      <style:text-properties fo:font-variant="normal" fo:text-transform="none" fo:color="#000000" style:text-line-through-type="none" fo:font-family="times new roman" style:font-family-asian="Times New Roman" style:font-family-complex="Times New Roman" fo:font-size="16pt" style:font-size-complex="16pt" fo:language="ru" fo:country="RU" fo:font-style="normal" style:text-underline-type="none" style:text-underline-width="auto" fo:font-weight="normal"/>
    </style:style>
    <style:style style:family="text" style:name="T470">
      <style:text-properties fo:font-variant="normal" fo:text-transform="none" fo:color="#000000" style:text-line-through-type="none" fo:font-family="times new roman" style:font-family-asian="Times New Roman" style:font-family-complex="Times New Roman" fo:font-size="16pt" style:font-size-complex="16pt" fo:language="ru" fo:country="RU" fo:font-style="normal" style:text-underline-type="none" style:text-underline-width="auto" fo:font-weight="bold"/>
    </style:style>
    <style:style style:family="text" style:name="T471">
      <style:text-properties fo:font-variant="normal" fo:text-transform="none" fo:color="#000000" style:text-line-through-type="none" fo:font-family="times new roman" style:font-family-asian="Times New Roman" style:font-family-complex="Times New Roman" fo:font-size="11pt" style:font-size-complex="11pt" fo:font-style="normal" style:text-underline-type="none" style:text-underline-width="auto" fo:font-weight="normal"/>
    </style:style>
    <style:style style:parent-style-name="682" style:family="paragraph" style:name="P306">
      <style:paragraph-properties fo:line-height="115%" fo:text-align="left" fo:margin-left="0.2999cm" fo:margin-right="0.2999cm" fo:text-indent="0.9702cm" fo:margin-top="10pt" fo:margin-bottom="6pt" fo:border="none"/>
      <style:text-properties fo:font-variant="normal" fo:text-transform="none" fo:color="#000000" style:text-line-through-type="none" fo:font-family="Calibri" style:font-family-asian="Linux Libertine G" style:font-family-complex="Linux Libertine G" fo:font-size="14pt" style:font-size-complex="14pt" style:language-complex="hi" style:country-complex="IN" fo:font-style="normal" style:text-underline-type="none" style:text-underline-width="auto" fo:font-weight="normal"/>
    </style:style>
    <style:style style:family="text" style:name="T472">
      <style:text-properties fo:font-variant="normal" fo:text-transform="none" fo:color="#000000" style:text-line-through-type="none" fo:font-family="times new roman" style:font-family-asian="Times New Roman" style:font-family-complex="Times New Roman" fo:font-size="12pt" style:font-size-complex="12pt" fo:font-style="normal" style:text-underline-type="none" style:text-underline-width="auto" fo:font-weight="normal"/>
    </style:style>
    <style:style style:family="text" style:name="T473">
      <style:text-properties fo:font-variant="normal" fo:text-transform="none" fo:color="#000000" style:text-line-through-type="none" fo:font-family="times new roman" style:font-family-asian="Times New Roman" style:font-family-complex="Times New Roman" fo:font-size="12pt" style:font-size-complex="12pt" fo:font-style="normal" style:text-underline-type="none" style:text-underline-width="auto" fo:font-weight="normal"/>
    </style:style>
    <style:style style:family="text" style:name="T474">
      <style:text-properties fo:font-variant="normal" fo:text-transform="none" fo:color="#000000" style:text-line-through-type="none" fo:font-family="times new roman" style:font-family-asian="Times New Roman" style:font-family-complex="Times New Roman" fo:font-size="12pt" style:font-size-complex="12pt" fo:font-style="normal" style:text-underline-type="none" style:text-underline-width="auto" fo:font-weight="normal"/>
    </style:style>
    <style:style style:parent-style-name="682" style:family="paragraph" style:name="P307">
      <style:paragraph-properties fo:line-height="115%" fo:text-align="left" fo:margin-left="0.2999cm" fo:margin-right="0.2999cm" fo:text-indent="0.9702cm" fo:margin-top="10pt" fo:margin-bottom="6pt" fo:border="none"/>
      <style:text-properties fo:font-variant="normal" fo:text-transform="none" fo:color="#000000" style:text-line-through-type="none" fo:font-family="Calibri" style:font-family-asian="Linux Libertine G" style:font-family-complex="Linux Libertine G" fo:font-size="14pt" style:font-size-complex="14pt" style:language-complex="hi" style:country-complex="IN" fo:font-style="normal" style:text-underline-type="none" style:text-underline-width="auto" fo:font-weight="normal"/>
    </style:style>
    <style:style style:family="text" style:name="T475">
      <style:text-properties fo:font-variant="normal" fo:text-transform="none" fo:color="#000000" style:text-line-through-type="none" fo:font-family="times new roman" style:font-family-asian="Times New Roman" style:font-family-complex="Times New Roman" fo:font-size="12pt" style:font-size-complex="12pt" fo:font-style="normal" style:text-underline-type="none" style:text-underline-width="auto" fo:font-weight="normal"/>
    </style:style>
    <style:style style:family="text" style:name="T476">
      <style:text-properties fo:font-variant="normal" fo:text-transform="none" fo:color="#000000" style:text-line-through-type="none" fo:font-family="times new roman" style:font-family-asian="Times New Roman" style:font-family-complex="Times New Roman" fo:font-size="12pt" style:font-size-complex="12pt" fo:font-style="normal" style:text-underline-type="none" style:text-underline-width="auto" fo:font-weight="normal"/>
    </style:style>
    <style:style style:family="text" style:name="T477">
      <style:text-properties fo:font-variant="normal" fo:text-transform="none" fo:color="#000000" style:text-line-through-type="none" fo:font-family="times new roman" style:font-family-asian="Times New Roman" style:font-family-complex="Times New Roman" fo:font-size="12pt" style:font-size-complex="12pt" fo:font-style="normal" style:text-underline-type="none" style:text-underline-width="auto" fo:font-weight="normal"/>
    </style:style>
    <style:style style:family="text" style:name="T478">
      <style:text-properties fo:font-variant="normal" fo:text-transform="none" fo:color="#000000" style:text-line-through-type="none" fo:font-family="times new roman" style:font-family-asian="Times New Roman" style:font-family-complex="Times New Roman" fo:font-size="12pt" style:font-size-complex="12pt" fo:font-style="normal" style:text-underline-type="none" style:text-underline-width="auto" fo:font-weight="normal"/>
    </style:style>
    <style:style style:parent-style-name="682" style:family="paragraph" style:name="P308">
      <style:paragraph-properties fo:line-height="115%" fo:text-align="left" fo:margin-left="0.2999cm" fo:margin-right="0.2999cm" fo:text-indent="0.9702cm" fo:margin-top="10pt" fo:margin-bottom="6pt" fo:border="none"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family="text" style:name="T479">
      <style:text-properties fo:font-variant="normal" fo:text-transform="none" fo:color="#000000" style:text-line-through-type="none" fo:font-family="times new roman" style:font-family-asian="Times New Roman" style:font-family-complex="Times New Roman" fo:font-size="12pt" style:font-size-complex="12pt" fo:font-style="normal" style:text-underline-type="none" style:text-underline-width="auto" fo:font-weight="normal"/>
    </style:style>
    <style:style style:family="text" style:name="T480">
      <style:text-properties fo:font-variant="normal" fo:text-transform="none" fo:color="#000000" style:text-line-through-type="none" fo:font-family="times new roman" style:font-family-asian="Times New Roman" style:font-family-complex="Times New Roman" fo:font-size="12pt" style:font-size-complex="12pt" fo:font-style="normal" style:text-underline-type="none" style:text-underline-width="auto" fo:font-weight="normal"/>
    </style:style>
    <style:style style:family="text" style:name="T481">
      <style:text-properties fo:font-variant="normal" fo:text-transform="none" fo:color="#000000" style:text-line-through-type="none" fo:font-family="times new roman" style:font-family-asian="Times New Roman" style:font-family-complex="Times New Roman" fo:font-size="12pt" style:font-size-complex="12pt" fo:font-style="normal" style:text-underline-type="none" style:text-underline-width="auto" fo:font-weight="normal"/>
    </style:style>
    <style:style style:family="text" style:name="T482">
      <style:text-properties fo:font-variant="normal" fo:text-transform="none" fo:color="#000000" style:text-line-through-type="none" fo:font-family="times new roman" style:font-family-asian="Times New Roman" style:font-family-complex="Times New Roman" fo:font-size="12pt" style:font-size-complex="12pt" fo:font-style="normal" style:text-underline-type="none" style:text-underline-width="auto" fo:font-weight="normal"/>
    </style:style>
    <style:style style:parent-style-name="682" style:family="paragraph" style:name="P309">
      <style:paragraph-properties fo:line-height="115%" fo:text-align="left" fo:margin-left="0.2999cm" fo:margin-right="0.2999cm" fo:text-indent="0.9702cm" fo:margin-top="10pt" fo:margin-bottom="6pt" fo:border="none"/>
      <style:text-properties fo:font-variant="normal" fo:text-transform="none" fo:color="#000000" style:text-line-through-type="none" fo:font-family="Calibri" style:font-family-asian="Linux Libertine G" style:font-family-complex="Linux Libertine G" fo:font-size="14pt" style:font-size-complex="14pt" style:language-complex="hi" style:country-complex="IN" fo:font-style="normal" style:text-underline-type="none" style:text-underline-width="auto" fo:font-weight="normal"/>
    </style:style>
    <style:style style:family="text" style:name="T483">
      <style:text-properties/>
    </style:style>
    <style:style style:family="text" style:name="T484">
      <style:text-properties/>
    </style:style>
    <style:style style:family="text" style:name="T485">
      <style:text-properties/>
    </style:style>
    <style:style style:parent-style-name="682" style:family="paragraph" style:name="P310">
      <style:paragraph-properties fo:line-height="115%" fo:text-align="center" fo:margin-left="0.2999cm" fo:margin-right="0.2999cm" fo:text-indent="0cm" fo:margin-top="10pt" fo:margin-bottom="6pt" fo:border="none"/>
      <style:text-properties fo:font-variant="normal" fo:text-transform="none" fo:color="#000000" style:text-line-through-type="none" fo:font-family="Calibri" style:font-family-asian="Linux Libertine G" style:font-family-complex="Linux Libertine G" fo:font-size="14pt" style:font-size-complex="14pt" style:language-complex="hi" style:country-complex="IN" fo:font-style="normal" style:text-underline-type="none" style:text-underline-width="auto" fo:font-weight="bold"/>
    </style:style>
    <style:style style:family="text" style:name="T486">
      <style:text-properties fo:font-variant="normal" fo:text-transform="none" fo:color="#000000" style:text-line-through-type="none" fo:font-family="times new roman" style:font-family-asian="Times New Roman" style:font-family-complex="Times New Roman" fo:font-size="16pt" style:font-size-complex="16pt" fo:font-style="normal" style:text-underline-type="none" style:text-underline-width="auto" fo:font-weight="bold"/>
    </style:style>
    <style:style style:family="text" style:name="T487">
      <style:text-properties fo:font-variant="normal" fo:text-transform="none" fo:color="#000000" style:text-line-through-type="none" fo:font-family="times new roman" style:font-family-asian="Times New Roman" style:font-family-complex="Times New Roman" fo:font-size="16pt" style:font-size-complex="16pt" fo:font-style="normal" style:text-underline-type="none" style:text-underline-width="auto" fo:font-weight="bold"/>
    </style:style>
    <style:style style:family="text" style:name="T488">
      <style:text-properties fo:font-variant="normal" fo:text-transform="none" fo:color="#000000" style:text-line-through-type="none" fo:font-family="times new roman" style:font-family-asian="Times New Roman" style:font-family-complex="Times New Roman" fo:font-size="16pt" style:font-size-complex="16pt" fo:font-style="normal" style:text-underline-type="none" style:text-underline-width="auto" fo:font-weight="bold"/>
    </style:style>
    <style:style style:family="text" style:name="T489">
      <style:text-properties fo:font-variant="normal" fo:text-transform="none" fo:color="#000000" style:text-line-through-type="none" fo:font-family="times new roman" style:font-family-asian="Times New Roman" style:font-family-complex="Times New Roman" fo:font-size="16pt" style:font-size-complex="16pt" fo:font-style="normal" style:text-underline-type="none" style:text-underline-width="auto" fo:font-weight="bold"/>
    </style:style>
    <style:style style:parent-style-name="682" style:family="paragraph" style:name="P311">
      <style:paragraph-properties fo:line-height="115%" fo:text-align="left" fo:margin-left="0.2999cm" fo:margin-right="0.2999cm" fo:text-indent="0.9984cm" fo:margin-top="0pt" fo:margin-bottom="7pt" fo:border="none"/>
      <style:text-properties fo:color="#000000" fo:font-family="Calibri" style:font-family-asian="Linux Libertine G" style:font-family-complex="Linux Libertine G" fo:font-size="14pt" style:font-size-complex="14pt" style:language-complex="hi" style:country-complex="IN" fo:font-weight="normal"/>
    </style:style>
    <style:style style:family="text" style:name="T490">
      <style:text-properties fo:color="#000000" fo:font-family="times new roman" fo:font-size="12pt" style:font-size-complex="12pt" fo:font-weight="normal"/>
    </style:style>
    <style:style style:family="text" style:name="T491">
      <style:text-properties fo:color="#000000" fo:font-family="times new roman" fo:font-size="12pt" style:font-size-complex="12pt" fo:font-weight="normal"/>
    </style:style>
    <style:style style:family="text" style:name="T492">
      <style:text-properties fo:color="#000000" fo:font-family="times new roman" fo:font-size="12pt" style:font-size-complex="12pt" fo:font-weight="normal"/>
    </style:style>
    <style:style style:family="text" style:name="T493">
      <style:text-properties fo:color="#000000" fo:font-family="times new roman" fo:font-size="12pt" style:font-size-complex="12pt" fo:font-weight="normal"/>
    </style:style>
    <style:style style:family="text" style:name="T494">
      <style:text-properties fo:color="#000000" fo:font-family="times new roman" fo:font-size="12pt" style:font-size-complex="12pt" fo:font-weight="normal"/>
    </style:style>
  </office:automatic-styles>
  <office:body>
    <office:text text:use-soft-page-breaks="true">
      <text:p text:style-name="P49"><text:span text:style-name="T92">Московский Авиационный Институт</text:span><text:span text:style-name="T93"/></text:p>
      <text:p text:style-name="P51"><text:span text:style-name="T94">(Национальный Исследовательский Университет)</text:span><text:span text:style-name="T95"/></text:p>
      <text:p text:style-name="P52"><text:span text:style-name="T96">Институт №8</text:span><text:span text:style-name="T97"><text:s/></text:span><text:span text:style-name="T98">“Компьютерные науки </text:span><text:span text:style-name="T99">и прикладн</text:span><text:span text:style-name="T100">ая</text:span><text:span text:style-name="T101"> математик</text:span><text:span text:style-name="T102">а”</text:span><text:span text:style-name="T103"/></text:p>
      <text:p text:style-name="P53"><text:span text:style-name="T104">Кафедра №806 </text:span><text:span text:style-name="T105">“В</text:span><text:span text:style-name="T106">ычислительн</text:span><text:span text:style-name="T107">ая</text:span><text:span text:style-name="T108"> математик</text:span><text:span text:style-name="T109">а</text:span><text:span text:style-name="T110"> и программировани</text:span><text:span text:style-name="T111">е”</text:span><text:span text:style-name="T112"/></text:p>
      <text:p text:style-name="P54"><text:span text:style-name="T113"/><text:span text:style-name="T114"/></text:p>
      <text:p text:style-name="P55"><text:span text:style-name="T115"/><text:span text:style-name="T116"/></text:p>
      <text:p text:style-name="P56"><text:span text:style-name="T117">Лабораторная работа №</text:span><text:span text:style-name="T118">2 по курсу</text:span><text:span text:style-name="T119"/></text:p>
      <text:p text:style-name="P57"><text:span text:style-name="T120">«Операционные системы»</text:span><text:span text:style-name="T121"/></text:p>
      <text:p text:style-name="P58"><text:span text:style-name="T122"/><text:span text:style-name="T123"/></text:p>
      <text:p text:style-name="P59"><text:span text:style-name="T124"/><text:span text:style-name="T125"/></text:p>
      <text:p text:style-name="P60"><text:span text:style-name="T126"/><text:span text:style-name="T127"/></text:p>
      <text:p text:style-name="P61"><text:span text:style-name="T128"/><text:span text:style-name="T129"/></text:p>
      <text:p text:style-name="P62"><text:span text:style-name="T130"/><text:span text:style-name="T131"/></text:p>
      <text:p text:style-name="P63"><text:span text:style-name="T132"/><text:span text:style-name="T133"/></text:p>
      <text:p text:style-name="P64"><text:span text:style-name="T134"/><text:span text:style-name="T135"/></text:p>
      <text:p text:style-name="P65"><text:span text:style-name="T136"/><text:span text:style-name="T137"/></text:p>
      <text:p text:style-name="P66"><text:span text:style-name="T138"/><text:span text:style-name="T139"/></text:p>
      <text:p text:style-name="P67"><text:span text:style-name="T140">Группа: М8</text:span><text:span text:style-name="T141">О</text:span><text:span text:style-name="T142">-2</text:span><text:span text:style-name="T143">11</text:span><text:span text:style-name="T144">Б</text:span><text:span text:style-name="T145">В</text:span><text:span text:style-name="T146">-2</text:span><text:span text:style-name="T147">4</text:span><text:span text:style-name="T148"/></text:p>
      <text:p text:style-name="P68"><text:span text:style-name="T149">Студент: </text:span><text:span text:style-name="T150">Антыгин В.Е.</text:span><text:span text:style-name="T151"/></text:p>
      <text:p text:style-name="P69"><text:span text:style-name="T152">Преподаватель: </text:span><text:span text:style-name="T153">Бахарев В.Д.</text:span><text:span text:style-name="T154"/></text:p>
      <text:p text:style-name="P70"><text:span text:style-name="T155">Оценка: ____________________ </text:span><text:span text:style-name="T156"/></text:p>
      <text:p text:style-name="P71"><text:span text:style-name="T157">Дата: </text:span><text:span text:style-name="T158">1</text:span><text:span text:style-name="T159">3</text:span><text:span text:style-name="T160">.</text:span><text:span text:style-name="T161">10</text:span><text:span text:style-name="T162">.</text:span><text:span text:style-name="T163">25</text:span><text:span text:style-name="T164"/></text:p>
      <text:p text:style-name="P72"><text:span text:style-name="T165"/><text:span text:style-name="T166"/></text:p>
      <text:p text:style-name="P73"><text:span text:style-name="T167"/><text:span text:style-name="T168"/></text:p>
      <text:p text:style-name="P74"><text:span text:style-name="T169"/><text:span text:style-name="T170"/></text:p>
      <text:p text:style-name="P75"><text:span text:style-name="T171">Москва, 202</text:span><text:span text:style-name="T172">5</text:span><text:span text:style-name="T173"/></text:p>
      <text:p text:style-name="P76"><text:span text:style-name="T174">Постановка задачи</text:span><text:span text:style-name="T175"/></text:p>
      <text:p text:style-name="P77"><text:span text:style-name="T176">Вариант </text:span><text:span text:style-name="T177">1</text:span><text:span text:style-name="T178">3</text:span><text:span text:style-name="T179"/><text:span text:style-name="T180"/><text:span text:style-name="T181"/><text:span text:style-name="T182"/><text:span text:style-name="T183"/></text:p>
      <text:p text:style-name="P78"><text:span text:style-name="T184">Составить программу на языке Си, обрабатывающую данные в многопоточном режиме. При обработки использовать стандартные средства создания потоков операционной системы (Windows/Unix). Ограничение максимального количества потоков, работающих в один момент време</text:span><text:span text:style-name="T185">ни, должно быть задано ключом запуска вашей программы.</text:span><text:span/></text:p>
      <text:p text:style-name="P79"><text:span text:style-name="T186">Так же необходимо уметь продемонстрировать количество потоков, используемое вашей программой с помощью стандартных средств операционной системы.</text:span><text:span/></text:p>
      <text:p text:style-name="P80"><text:span text:style-name="T187">В отчете привести исследование зависимости ускорения и эффективности алгоритма от входных данных и количества потоков. Получившиеся результаты необходимо объяснить.</text:span><text:span/><text:span text:style-name="T188"/><text:span/><text:span text:style-name="T189"/></text:p>
      <text:p text:style-name="P81"><text:span text:style-name="T190">Наложить K раз фильтр, использующий матрицу свертки, на матрицу, состоящую из вещественных чисел. Размер окна задается пользователем</text:span><text:span text:style-name="T191"/><text:span text:style-name="T192"/></text:p>
      <text:p text:style-name="P82"><text:span text:style-name="T193"><text:s text:c="2"/>Общий метод и алгоритм решения</text:span><text:span text:style-name="T194"/></text:p>
      <text:p text:style-name="P83"><text:span text:style-name="T195">Использованные системные вызовы:</text:span><text:bookmark-start text:name="__DdeLink__286_375319491"/><text:span/><text:span text:style-name="T196"/></text:p>
      <text:p text:style-name="P84"><text:span text:style-name="T197">pthread_create – создаёт новый поток, который выполняет функцию обработки части матрицы.</text:span><text:span text:style-name="T198"/><text:span/><text:span text:style-name="T199"/></text:p>
      <text:p text:style-name="P85"><text:span text:style-name="T200">pthread_join – ожидает завершения выполнения потока.</text:span><text:span/><text:span text:style-name="T201"/><text:span/><text:span text:style-name="T202"/></text:p>
      <text:p text:style-name="P86"><text:span text:style-name="T203">gettimeofday – получает текущее время для измерения производительности.</text:span><text:span/><text:span text:style-name="T204"/><text:span/><text:span text:style-name="T205"/></text:p>
      <text:p text:style-name="P87"><text:span text:style-name="T206">rand / srand – генерация случайных чисел для заполнения матрицы.</text:span><text:span/><text:span text:style-name="T207"/><text:span text:style-name="T208"/></text:p>
      <text:p text:style-name="P88"><text:span/><text:bookmark-end text:name="__DdeLink__286_375319491"/><text:span text:style-name="T209">Алгоритм</text:span><text:span text:style-name="T210"/></text:p>
      <text:list text:style-name="WWNum5" text:continue-numbering="true">
        <text:list-item>
          <text:p text:style-name="P89"><text:span text:style-name="T211"><text:tab/></text:span><text:span text:style-name="T212"/><text:span>Пользователь вводит:</text:span><text:span/></text:p>
        </text:list-item>
        <text:list-item>
          <text:list>
            <text:list-item>
              <text:p text:style-name="P90"><text:span>размеры матрицы (строки и столбцы);</text:span><text:span/></text:p>
            </text:list-item>
            <text:list-item>
              <text:p text:style-name="P91"><text:span>количество потоков.</text:span><text:span/></text:p>
            </text:list-item>
          </text:list>
        </text:list-item>
        <text:list-item>
          <text:p text:style-name="P92"><text:span>Матрица A заполняется случайными числами, а фильтр (ядро) задаётся вручную (например, фильтр повышения резкости).</text:span><text:span/></text:p>
        </text:list-item>
        <text:list-item>
          <text:p text:style-name="P93"><text:span>Программа создаёт заданное число </text:span><text:span text:style-name="T213">потоков</text:span><text:span>, делит между ними строки матрицы.</text:span><text:span/></text:p>
        </text:list-item>
        <text:list-item>
          <text:p text:style-name="P94"><text:span>Каждый поток выполняет свёртку своей части:</text:span><text:span/></text:p>
        </text:list-item>
        <text:list-item>
          <text:list>
            <text:list-item>
              <text:p text:style-name="P95"><text:span>для каждой ячейки суммируются произведения соседних элементов матрицы и коэффициентов ядра;</text:span><text:span/></text:p>
            </text:list-item>
            <text:list-item>
              <text:p text:style-name="P96"><text:span>результат записывается в матрицу B.</text:span><text:span/></text:p>
            </text:list-item>
          </text:list>
        </text:list-item>
        <text:list-item>
          <text:p text:style-name="P97"><text:span>После завершения всех потоков матрица B копируется обратно в A (для следующей итерации фильтрации).</text:span><text:span/></text:p>
        </text:list-item>
        <text:list-item>
          <text:p text:style-name="P98"><text:span>После заданного числа итераций программа:</text:span><text:span/></text:p>
        </text:list-item>
        <text:list-item>
          <text:list>
            <text:list-item>
              <text:p text:style-name="P99"><text:span>выводит результат;</text:span><text:span/></text:p>
            </text:list-item>
            <text:list-item>
              <text:p text:style-name="P100"><text:span>вычисляет время выполнения;</text:span><text:span/></text:p>
            </text:list-item>
          </text:list>
        </text:list-item>
      </text:list>
      <text:p text:style-name="P101"><text:span text:style-name="T214"/><text:span text:style-name="T215"/><text:span/></text:p>
      <text:p text:style-name="P102"><text:span text:style-name="T216">Код программы</text:span><text:span text:style-name="T217"/></text:p>
      <text:p text:style-name="P103"><text:span text:style-name="T218">#include &lt;pthread.h&gt;</text:span><text:span/></text:p>
      <text:p text:style-name="P104"><text:span text:style-name="T219">#include &lt;stdio.h&gt;</text:span><text:span/></text:p>
      <text:p text:style-name="P105"><text:span text:style-name="T220">#include &lt;stdlib.h&gt;</text:span><text:span/></text:p>
      <text:p text:style-name="P106"><text:span text:style-name="T221">#include &lt;sys/time.h&gt;</text:span><text:span/></text:p>
      <text:p text:style-name="P107"><text:span text:style-name="T222">#include &lt;time.h&gt;</text:span><text:span/></text:p>
      <text:p text:style-name="P108"><text:span text:style-name="T223"/><text:span/></text:p>
      <text:p text:style-name="P109"><text:span text:style-name="T224">#define KSIZE 3</text:span><text:span/></text:p>
      <text:p text:style-name="P110"><text:span text:style-name="T225">#define K_ITER 10</text:span><text:span/></text:p>
      <text:p text:style-name="P111"><text:span text:style-name="T226"/><text:span/></text:p>
      <text:p text:style-name="P112"><text:span text:style-name="T227">float **A;</text:span><text:span/></text:p>
      <text:p text:style-name="P113"><text:span text:style-name="T228">float **B;</text:span><text:span/></text:p>
      <text:p text:style-name="P114"><text:span text:style-name="T229">float kernel[KSIZE][KSIZE] = {{0, -1, 0}, {-1, 5, -1}, {0, -1, 0}};</text:span><text:span/></text:p>
      <text:p text:style-name="P115"><text:span text:style-name="T230"/><text:span/></text:p>
      <text:p text:style-name="P116"><text:span text:style-name="T231">int rows, cols;</text:span><text:span/></text:p>
      <text:p text:style-name="P117"><text:span text:style-name="T232">int threadCount;</text:span><text:span/></text:p>
      <text:p text:style-name="P118"><text:span text:style-name="T233"/><text:span/></text:p>
      <text:p text:style-name="P119"><text:span text:style-name="T234">void *apply_kernel_thread(void *arg) {</text:span><text:span/></text:p>
      <text:p text:style-name="P120"><text:span text:style-name="T235"><text:s text:c="2"/>int id = *(int *)arg;</text:span><text:span/></text:p>
      <text:p text:style-name="P121"><text:span text:style-name="T236"><text:s text:c="2"/>int chunk = rows / threadCount;</text:span><text:span/></text:p>
      <text:p text:style-name="P122"><text:span text:style-name="T237"><text:s text:c="2"/>int start = id * chunk;</text:span><text:span/></text:p>
      <text:p text:style-name="P123"><text:span text:style-name="T238"><text:s text:c="2"/>int end = (id == threadCount - 1) ? rows : start + chunk;</text:span><text:span/></text:p>
      <text:p text:style-name="P124"><text:span text:style-name="T239"><text:s text:c="2"/>int offset = KSIZE / 2;</text:span><text:span/></text:p>
      <text:p text:style-name="P125"><text:span text:style-name="T240"/><text:span/></text:p>
      <text:p text:style-name="P126"><text:span text:style-name="T241"><text:s text:c="2"/>for (int i = start; i &lt; end; ++i) {</text:span><text:span/></text:p>
      <text:p text:style-name="P127"><text:span text:style-name="T242"><text:s text:c="4"/>for (int j = 0; j &lt; cols; ++j) {</text:span><text:span/></text:p>
      <text:p text:style-name="P128"><text:span text:style-name="T243"><text:s text:c="6"/>float sum = 0.0f;</text:span><text:span/></text:p>
      <text:p text:style-name="P129"><text:span text:style-name="T244"><text:s text:c="6"/>for (int u = 0; u &lt; KSIZE; ++u) {</text:span><text:span/></text:p>
      <text:p text:style-name="P130"><text:span text:style-name="T245"><text:s text:c="8"/>for (int v = 0; v &lt; KSIZE; ++v) {</text:span><text:span/></text:p>
      <text:p text:style-name="P131"><text:span text:style-name="T246"><text:s text:c="10"/>int x = i + u - offset;</text:span><text:span/></text:p>
      <text:p text:style-name="P132"><text:span text:style-name="T247"><text:s text:c="10"/>int y = j + v - offset;</text:span><text:span/></text:p>
      <text:p text:style-name="P133"><text:span text:style-name="T248"><text:s text:c="10"/>float val = 0.0f;</text:span><text:span/></text:p>
      <text:p text:style-name="P134"><text:span text:style-name="T249"><text:s text:c="10"/>if (x &gt;= 0 &amp;&amp; x &lt; rows &amp;&amp; y &gt;= 0 &amp;&amp; y &lt; cols)</text:span><text:span/></text:p>
      <text:p text:style-name="P135"><text:span text:style-name="T250"><text:s text:c="12"/>val = A[x][y];</text:span><text:span/></text:p>
      <text:p text:style-name="P136"><text:span text:style-name="T251"><text:s text:c="10"/>sum += val * kernel[u][v];</text:span><text:span/></text:p>
      <text:p text:style-name="P137"><text:span text:style-name="T252"><text:s text:c="8"/>}</text:span><text:span/></text:p>
      <text:p text:style-name="P138"><text:span text:style-name="T253"><text:s text:c="6"/>}</text:span><text:span/></text:p>
      <text:p text:style-name="P139"><text:span text:style-name="T254"><text:s text:c="6"/>B[i][j] = sum;</text:span><text:span/></text:p>
      <text:p text:style-name="P140"><text:span text:style-name="T255"><text:s text:c="4"/>}</text:span><text:span/></text:p>
      <text:p text:style-name="P141"><text:span text:style-name="T256"><text:s text:c="2"/>}</text:span><text:span/></text:p>
      <text:p text:style-name="P142"><text:span text:style-name="T257"><text:s text:c="2"/>return NULL;</text:span><text:span/></text:p>
      <text:p text:style-name="P143"><text:span text:style-name="T258">}</text:span><text:span/></text:p>
      <text:p text:style-name="P144"><text:span text:style-name="T259"/><text:span/></text:p>
      <text:p text:style-name="P145"><text:span text:style-name="T260">float **alloc_matrix(int r, int c) {</text:span><text:span/></text:p>
      <text:p text:style-name="P146"><text:span text:style-name="T261"><text:s text:c="2"/>float **m = malloc(r * sizeof(float *));</text:span><text:span/></text:p>
      <text:p text:style-name="P147"><text:span text:style-name="T262"><text:s text:c="2"/>for (int i = 0; i &lt; r; ++i)</text:span><text:span/></text:p>
      <text:p text:style-name="P148"><text:span text:style-name="T263"><text:s text:c="4"/>m[i] = malloc(c * sizeof(float));</text:span><text:span/></text:p>
      <text:p text:style-name="P149"><text:span text:style-name="T264"><text:s text:c="2"/>return m;</text:span><text:span/></text:p>
      <text:p text:style-name="P150"><text:span text:style-name="T265">}</text:span><text:span/></text:p>
      <text:p text:style-name="P151"><text:span text:style-name="T266"/><text:span/></text:p>
      <text:p text:style-name="P152"><text:span text:style-name="T267">void free_matrix(float **m, int r) {</text:span><text:span/></text:p>
      <text:p text:style-name="P153"><text:span text:style-name="T268"><text:s text:c="2"/>for (int i = 0; i &lt; r; ++i)</text:span><text:span/></text:p>
      <text:p text:style-name="P154"><text:span text:style-name="T269"><text:s text:c="4"/>free(m[i]);</text:span><text:span/></text:p>
      <text:p text:style-name="P155"><text:span text:style-name="T270"><text:s text:c="2"/>free(m);</text:span><text:span/></text:p>
      <text:p text:style-name="P156"><text:span text:style-name="T271">}</text:span><text:span/></text:p>
      <text:p text:style-name="P157"><text:span text:style-name="T272"/><text:span/></text:p>
      <text:p text:style-name="P158"><text:span text:style-name="T273">void print_matrix(float **m, int r, int c) {</text:span><text:span/></text:p>
      <text:p text:style-name="P159"><text:span text:style-name="T274"><text:s text:c="2"/>for (int i = 0; i &lt; r; ++i) {</text:span><text:span/></text:p>
      <text:p text:style-name="P160"><text:span text:style-name="T275"><text:s text:c="4"/>for (int j = 0; j &lt; c; ++j)</text:span><text:span/></text:p>
      <text:p text:style-name="P161"><text:span text:style-name="T276"><text:s text:c="6"/>printf("%6.2f ", m[i][j]);</text:span><text:span/></text:p>
      <text:p text:style-name="P162"><text:span text:style-name="T277"><text:s text:c="4"/>printf("\n");</text:span><text:span/></text:p>
      <text:p text:style-name="P163"><text:span text:style-name="T278"><text:s text:c="2"/>}</text:span><text:span/></text:p>
      <text:p text:style-name="P164"><text:span text:style-name="T279"><text:s text:c="2"/>printf("\n");</text:span><text:span/></text:p>
      <text:p text:style-name="P165"><text:span text:style-name="T280">}</text:span><text:span/></text:p>
      <text:p text:style-name="P166"><text:span text:style-name="T281"/><text:span/></text:p>
      <text:p text:style-name="P167"><text:span text:style-name="T282">int main(int argc, char *argv[]) {</text:span><text:span/></text:p>
      <text:p text:style-name="P168"><text:span text:style-name="T283"><text:s text:c="2"/>if (argc &gt; 4) {</text:span><text:span/></text:p>
      <text:p text:style-name="P169"><text:span text:style-name="T284"><text:s text:c="4"/>printf("Usage: %s &lt;num_threads&gt; &lt;rows&gt; &lt;cols&gt;\n", argv[0]);</text:span><text:span/></text:p>
      <text:p text:style-name="P170"><text:span text:style-name="T285"><text:s text:c="4"/>return 1;</text:span><text:span/></text:p>
      <text:p text:style-name="P171"><text:span text:style-name="T286"><text:s text:c="2"/>} else if (argc &lt; 3) {</text:span><text:span/></text:p>
      <text:p text:style-name="P172"><text:span text:style-name="T287"><text:s text:c="4"/>printf("Usage: %s &lt;num_threads&gt; &lt;rows&gt; (for square matrix)\n", argv[0]);</text:span><text:span/></text:p>
      <text:p text:style-name="P173"><text:span text:style-name="T288"><text:s text:c="4"/>return 1;</text:span><text:span/></text:p>
      <text:p text:style-name="P174"><text:span text:style-name="T289"><text:s text:c="2"/>}</text:span><text:span/><text:span text:style-name="T290"/><text:span/><text:span text:style-name="T291"/></text:p>
      <text:p text:style-name="P175"><text:span text:style-name="T292"><text:s text:c="2"/>rows = atoi(argv[2]);</text:span><text:span/></text:p>
      <text:p text:style-name="P176"><text:span text:style-name="T293"><text:s text:c="2"/>cols = argc == 4 ? atoi(argv[3]) : rows;</text:span><text:span/></text:p>
      <text:p text:style-name="P177"><text:span text:style-name="T294"/><text:span/></text:p>
      <text:p text:style-name="P178"><text:span text:style-name="T295"><text:s text:c="2"/>if (rows &lt;= 0 || cols &lt;= 0) {</text:span><text:span/></text:p>
      <text:p text:style-name="P179"><text:span text:style-name="T296"><text:s text:c="4"/>printf("Invalid matrix size.\n");</text:span><text:span/></text:p>
      <text:p text:style-name="P180"><text:span text:style-name="T297"><text:s text:c="4"/>return 1;</text:span><text:span/></text:p>
      <text:p text:style-name="P181"><text:span text:style-name="T298"><text:s text:c="2"/>}</text:span><text:span/><text:span text:style-name="T299"/><text:span/><text:span text:style-name="T300"/></text:p>
      <text:p text:style-name="P182"><text:span text:style-name="T301"><text:s text:c="2"/>threadCount = atoi(argv[1]);</text:span><text:span/></text:p>
      <text:p text:style-name="P183"><text:span text:style-name="T302"><text:s text:c="2"/>if (threadCount &lt; 1 || threadCount &gt; rows) {</text:span><text:span/></text:p>
      <text:p text:style-name="P184"><text:span text:style-name="T303"><text:s text:c="4"/>printf("Invalid thread count. Must be between 1 and %d.\n", rows);</text:span><text:span/></text:p>
      <text:p text:style-name="P185"><text:span text:style-name="T304"><text:s text:c="4"/>return 1;</text:span><text:span/></text:p>
      <text:p text:style-name="P186"><text:span text:style-name="T305"><text:s text:c="2"/>}</text:span><text:span/></text:p>
      <text:p text:style-name="P187"><text:span text:style-name="T306"/><text:span/></text:p>
      <text:p text:style-name="P188"><text:span text:style-name="T307"><text:s text:c="2"/>A = alloc_matrix(rows, cols);</text:span><text:span/></text:p>
      <text:p text:style-name="P189"><text:span text:style-name="T308"><text:s text:c="2"/>B = alloc_matrix(rows, cols);</text:span><text:span/></text:p>
      <text:p text:style-name="P190"><text:span text:style-name="T309"/><text:span/></text:p>
      <text:p text:style-name="P191"><text:span text:style-name="T310"><text:s text:c="2"/>srand(time(NULL));</text:span><text:span/></text:p>
      <text:p text:style-name="P192"><text:span text:style-name="T311"><text:s text:c="2"/>for (int i = 0; i &lt; rows; ++i)</text:span><text:span/></text:p>
      <text:p text:style-name="P193"><text:span text:style-name="T312"><text:s text:c="4"/>for (int j = 0; j &lt; cols; ++j)</text:span><text:span/></text:p>
      <text:p text:style-name="P194"><text:span text:style-name="T313"><text:s text:c="6"/>A[i][j] = (rand() % 100000) / 1000.0f;</text:span><text:span/></text:p>
      <text:p text:style-name="P195"><text:span text:style-name="T314"/><text:span/></text:p>
      <text:p text:style-name="P196"><text:span text:style-name="T315"><text:s text:c="2"/>printf("Initial matrix:\n");</text:span><text:span/></text:p>
      <text:p text:style-name="P197"><text:span text:style-name="T316"><text:s/></text:span><text:span text:style-name="T317"><text:s/></text:span><text:span text:style-name="T318">print_matrix(A, rows, cols);</text:span><text:span/></text:p>
      <text:p text:style-name="P198"><text:span text:style-name="T319"/><text:span/></text:p>
      <text:p text:style-name="P199"><text:span text:style-name="T320"><text:s text:c="2"/>pthread_t threads[threadCount];</text:span><text:span/></text:p>
      <text:p text:style-name="P200"><text:span text:style-name="T321"><text:s text:c="2"/>int ids[threadCount];</text:span><text:span/></text:p>
      <text:p text:style-name="P201"><text:span text:style-name="T322"/><text:span/></text:p>
      <text:p text:style-name="P202"><text:span text:style-name="T323"><text:s text:c="2"/>struct timeval start, end;</text:span><text:span/></text:p>
      <text:p text:style-name="P203"><text:span text:style-name="T324"><text:s text:c="2"/>gettimeofday(&amp;start, NULL);</text:span><text:span/></text:p>
      <text:p text:style-name="P204"><text:span text:style-name="T325"/><text:span/></text:p>
      <text:p text:style-name="P205"><text:span text:style-name="T326"><text:s text:c="2"/>for (int k = 0; k &lt; K_ITER; ++k) {</text:span><text:span/></text:p>
      <text:p text:style-name="P206"><text:span text:style-name="T327"><text:s text:c="4"/>for (int t = 0; t &lt; threadCount; ++t) {</text:span><text:span/></text:p>
      <text:p text:style-name="P207"><text:span text:style-name="T328"><text:s text:c="6"/>ids[t] = t;</text:span><text:span/></text:p>
      <text:p text:style-name="P208"><text:span text:style-name="T329"><text:s text:c="6"/>pthread_create(&amp;threads[t], NULL, apply_kernel_thread, &amp;ids[t]);</text:span><text:span/></text:p>
      <text:p text:style-name="P209"><text:span text:style-name="T330"><text:s text:c="4"/>}</text:span><text:span/></text:p>
      <text:p text:style-name="P210"><text:span text:style-name="T331"/><text:span/></text:p>
      <text:p text:style-name="P211"><text:span text:style-name="T332"><text:s text:c="4"/>for (int t = 0; t &lt; threadCount; ++t)</text:span><text:span/></text:p>
      <text:p text:style-name="P212"><text:span text:style-name="T333"><text:s text:c="6"/>pthread_join(threads[t], NULL);</text:span><text:span/></text:p>
      <text:p text:style-name="P213"><text:span text:style-name="T334"/><text:span/></text:p>
      <text:p text:style-name="P214"><text:span text:style-name="T335"><text:s text:c="4"/>for (int i = 0; i &lt; rows; ++i)</text:span><text:span/></text:p>
      <text:p text:style-name="P215"><text:span text:style-name="T336"><text:s text:c="6"/>for (int j = 0; j &lt; cols; ++j)</text:span><text:span/></text:p>
      <text:p text:style-name="P216"><text:span text:style-name="T337"><text:s text:c="8"/>A[i][j] = B[i][j];</text:span><text:span/></text:p>
      <text:p text:style-name="P217"><text:span text:style-name="T338"><text:s text:c="2"/>}</text:span><text:span/></text:p>
      <text:p text:style-name="P218"><text:span text:style-name="T339"/><text:span/></text:p>
      <text:p text:style-name="P219"><text:span text:style-name="T340"><text:s text:c="2"/>gettimeofday(&amp;end, NULL);</text:span><text:span/></text:p>
      <text:p text:style-name="P220"><text:span text:style-name="T341"><text:s text:c="2"/>double durationOfComputing = (end.tv_sec - start.tv_sec) * 1000.0 +</text:span><text:span/></text:p>
      <text:p text:style-name="P221"><text:span text:style-name="T342"><text:s text:c="31"/>(end.tv_usec - start.tv_usec) / 1000.0;</text:span><text:span/></text:p>
      <text:p text:style-name="P222"><text:span text:style-name="T343"/><text:span/></text:p>
      <text:p text:style-name="P223"><text:span text:style-name="T344"><text:s text:c="2"/>printf("Result after %d iterations:\n", K_ITER);</text:span><text:span/></text:p>
      <text:p text:style-name="P224"><text:span text:style-name="T345"><text:s text:c="2"/>print_matrix(A, rows, cols);</text:span><text:span/></text:p>
      <text:p text:style-name="P225"><text:span text:style-name="T346"/><text:span/></text:p>
      <text:p text:style-name="P226"><text:span text:style-name="T347"><text:s text:c="2"/>printf("Computing matrix %dx%d time with %d threads is %.3lf ms\n", rows,</text:span><text:span/></text:p>
      <text:p text:style-name="P227"><text:span text:style-name="T348"><text:s text:c="9"/>cols, threadCount, durationOfComputing);</text:span><text:span/></text:p>
      <text:p text:style-name="P228"><text:span text:style-name="T349"/><text:span/></text:p>
      <text:p text:style-name="P229"><text:span text:style-name="T350"><text:s text:c="2"/>free_matrix(A, rows);</text:span><text:span/></text:p>
      <text:p text:style-name="P230"><text:span text:style-name="T351"><text:s text:c="2"/>free_matrix(B, rows);</text:span><text:span/></text:p>
      <text:p text:style-name="P231"><text:span text:style-name="T352"/><text:span/></text:p>
      <text:p text:style-name="P232"><text:span text:style-name="T353"><text:s text:c="2"/>return 0;</text:span><text:span/></text:p>
      <text:p text:style-name="P233"><text:span text:style-name="T354">}</text:span><text:span text:style-name="T355"/><text:span text:style-name="T356"><text:soft-page-break/></text:span><text:span text:style-name="T357"/><text:span text:style-name="T358"/><text:span text:style-name="T359"/><text:span text:style-name="T360"/><text:span text:style-name="T361"/><text:span text:style-name="T362"/><text:span text:style-name="T363"/></text:p>
      <text:p text:style-name="P234"><text:span text:style-name="T364">Протокол работы программы</text:span><text:span text:style-name="T365"/></text:p>
      <text:p text:style-name="P235"><text:span text:style-name="T366"/><text:span text:style-name="T367"/><text:span text:style-name="T368"/></text:p>
      <text:p text:style-name="P236"><text:span text:style-name="T369">OS/lab2 main  ? ❯ ./prog.out 1 3600</text:span><text:span text:style-name="T370"/></text:p>
      <text:p text:style-name="P237"><text:span text:style-name="T371">./prog.out 2 3600</text:span><text:span text:style-name="T372"/></text:p>
      <text:p text:style-name="P238"><text:span text:style-name="T373">./prog.out 3 3600</text:span><text:span text:style-name="T374"/></text:p>
      <text:p text:style-name="P239"><text:span text:style-name="T375">./prog.out 7 3600</text:span><text:span text:style-name="T376"/></text:p>
      <text:p text:style-name="P240"><text:span text:style-name="T377">./prog.out 8 3600</text:span><text:span text:style-name="T378"/></text:p>
      <text:p text:style-name="P241"><text:span text:style-name="T379">./prog.out 12 3600</text:span><text:span text:style-name="T380"/></text:p>
      <text:p text:style-name="P242"><text:span text:style-name="T381">./prog.out 128 3600</text:span><text:span text:style-name="T382"/></text:p>
      <text:p text:style-name="P243"><text:span text:style-name="T383">./prog.out 1024 3600</text:span><text:span text:style-name="T384"/></text:p>
      <text:p text:style-name="P244"><text:span text:style-name="T385">./prog.out 3600 3600</text:span><text:span text:style-name="T386"/></text:p>
      <text:p text:style-name="P245"><text:span text:style-name="T387">Result after 10 iterations:</text:span><text:span text:style-name="T388"/></text:p>
      <text:p text:style-name="P246"><text:span text:style-name="T389">Computing matrix 3600x3600 time with 1 threads is 3736.969 ms</text:span><text:span text:style-name="T390"/></text:p>
      <text:p text:style-name="P247"><text:span text:style-name="T391">Result after 10 iterations:</text:span><text:span text:style-name="T392"/></text:p>
      <text:p text:style-name="P248"><text:span text:style-name="T393">Computing matrix 3600x3600 time with 2 threads is 2075.640 ms</text:span><text:span text:style-name="T394"/></text:p>
      <text:p text:style-name="P249"><text:span text:style-name="T395">Result after 10 iterations:</text:span><text:span text:style-name="T396"/></text:p>
      <text:p text:style-name="P250"><text:span text:style-name="T397">Computing matrix 3600x3600 time with 3 threads is 1461.713 ms</text:span><text:span text:style-name="T398"/></text:p>
      <text:p text:style-name="P251"><text:span text:style-name="T399">Result after 10 iterations:</text:span><text:span text:style-name="T400"/></text:p>
      <text:p text:style-name="P252"><text:span text:style-name="T401">Computing matrix 3600x3600 time with 7 threads is 2607.336 ms</text:span><text:span text:style-name="T402"/></text:p>
      <text:p text:style-name="P253"><text:span text:style-name="T403">Result after 10 iterations:</text:span><text:span text:style-name="T404"/></text:p>
      <text:p text:style-name="P254"><text:span text:style-name="T405">Computing matrix 3600x3600 time with 8 threads is 938.328 ms</text:span><text:span text:style-name="T406"/></text:p>
      <text:p text:style-name="P255"><text:span text:style-name="T407">Result after 10 iterations:</text:span><text:span text:style-name="T408"/></text:p>
      <text:p text:style-name="P256"><text:span text:style-name="T409">Computing matrix 3600x3600 time with 12 threads is 895.107 ms</text:span><text:span text:style-name="T410"/></text:p>
      <text:p text:style-name="P257"><text:span text:style-name="T411">Result after 10 iterations:</text:span><text:span text:style-name="T412"/></text:p>
      <text:p text:style-name="P258"><text:span text:style-name="T413">Computing matrix 3600x3600 time with 128 threads is 875.043 ms</text:span><text:span text:style-name="T414"/></text:p>
      <text:p text:style-name="P259"><text:span text:style-name="T415">Result after 10 iterations:</text:span><text:span text:style-name="T416"/></text:p>
      <text:p text:style-name="P260"><text:span text:style-name="T417">Computing matrix 3600x3600 time with 1024 threads is 1336.444 ms</text:span><text:span text:style-name="T418"/></text:p>
      <text:p text:style-name="P261"><text:span text:style-name="T419">Result after 10 iterations:</text:span><text:span text:style-name="T420"/></text:p>
      <text:p text:style-name="P262"><text:span text:style-name="T421">Computing matrix 3600x3600 time with 3600 threads is 1249.929 ms</text:span><text:span text:style-name="T422"/></text:p>
      <text:p text:style-name="P263"><text:span text:style-name="T423"><text:soft-page-break/></text:span><text:span text:style-name="T424"/><text:span text:style-name="T425"/></text:p>
      <text:p text:style-name="P264"><text:span text:style-name="T426"/><text:span text:style-name="T427">Анализ резултатов</text:span><text:span text:style-name="T428"/></text:p>
      <table:table table:style-name="ta1">
        <table:table-columns>
          <table:table-column table:style-name="co1"/>
          <table:table-column table:style-name="co2"/>
          <table:table-column table:style-name="co3"/>
          <table:table-column table:style-name="co4"/>
        </table:table-columns>
        <table:table-row table:style-name="ro1" table:default-cell-style-name="ce1">
          <table:table-cell table:style-name="ce2">
            <text:p text:style-name="P265"><text:span text:style-name="T429">Число потоков</text:span><text:span/><text:span/></text:p>
          </table:table-cell>
          <table:table-cell table:style-name="ce3">
            <text:p text:style-name="P266"><text:span text:style-name="T430">Время исполнения, мс</text:span><text:span/><text:span/></text:p>
          </table:table-cell>
          <table:table-cell table:style-name="ce4">
            <text:p text:style-name="P267"><text:span text:style-name="T431">Ускорение</text:span><text:span/><text:span/></text:p>
          </table:table-cell>
          <table:table-cell table:style-name="ce5">
            <text:p text:style-name="P268"><text:span text:style-name="T432">Эффективность</text:span><text:span/><text:span/></text:p>
          </table:table-cell>
        </table:table-row>
        <table:table-row table:style-name="ro2" table:default-cell-style-name="ce1">
          <table:table-cell table:style-name="ce6">
            <text:p text:style-name="P269"><text:span text:style-name="T433">1</text:span><text:span/><text:span/></text:p>
          </table:table-cell>
          <table:table-cell table:style-name="ce7">
            <text:p text:style-name="P270"><text:span text:style-name="T434">3736.969</text:span><text:span/><text:span/></text:p>
          </table:table-cell>
          <table:table-cell table:style-name="ce8">
            <text:p text:style-name="P271"><text:span text:style-name="T435">1</text:span><text:span/><text:span/></text:p>
          </table:table-cell>
          <table:table-cell table:style-name="ce9">
            <text:p text:style-name="P272"><text:span text:style-name="T436">100.00%</text:span><text:span/><text:span/></text:p>
          </table:table-cell>
        </table:table-row>
        <table:table-row table:style-name="ro3" table:default-cell-style-name="ce1">
          <table:table-cell table:style-name="ce10">
            <text:p text:style-name="P273"><text:span text:style-name="T437">2</text:span><text:span/><text:span/></text:p>
          </table:table-cell>
          <table:table-cell table:style-name="ce11">
            <text:p text:style-name="P274"><text:span text:style-name="T438">2075.64</text:span><text:span/><text:span/></text:p>
          </table:table-cell>
          <table:table-cell table:style-name="ce12">
            <text:p text:style-name="P275"><text:span text:style-name="T439">1.80</text:span><text:span/><text:span/></text:p>
          </table:table-cell>
          <table:table-cell table:style-name="ce13">
            <text:p text:style-name="P276"><text:span text:style-name="T440">90.02%</text:span><text:span/><text:span/></text:p>
          </table:table-cell>
        </table:table-row>
        <table:table-row table:style-name="ro4" table:default-cell-style-name="ce1">
          <table:table-cell table:style-name="ce14">
            <text:p text:style-name="P277"><text:span text:style-name="T441">3</text:span><text:span/><text:span/></text:p>
          </table:table-cell>
          <table:table-cell table:style-name="ce15">
            <text:p text:style-name="P278"><text:span text:style-name="T442">1461.713</text:span><text:span/><text:span/></text:p>
          </table:table-cell>
          <table:table-cell table:style-name="ce16">
            <text:p text:style-name="P279"><text:span text:style-name="T443">2.56</text:span><text:span/><text:span/></text:p>
          </table:table-cell>
          <table:table-cell table:style-name="ce17">
            <text:p text:style-name="P280"><text:span text:style-name="T444">85.22%</text:span><text:span/><text:span/></text:p>
          </table:table-cell>
        </table:table-row>
        <table:table-row table:style-name="ro5" table:default-cell-style-name="ce1">
          <table:table-cell table:style-name="ce18">
            <text:p text:style-name="P281"><text:span text:style-name="T445">7</text:span><text:span/><text:span/></text:p>
          </table:table-cell>
          <table:table-cell table:style-name="ce19">
            <text:p text:style-name="P282"><text:span text:style-name="T446">2607.336</text:span><text:span/><text:span/></text:p>
          </table:table-cell>
          <table:table-cell table:style-name="ce20">
            <text:p text:style-name="P283"><text:span text:style-name="T447">1.43</text:span><text:span/><text:span/></text:p>
          </table:table-cell>
          <table:table-cell table:style-name="ce21">
            <text:p text:style-name="P284"><text:span text:style-name="T448">20.48%</text:span><text:span/><text:span/></text:p>
          </table:table-cell>
        </table:table-row>
        <table:table-row table:style-name="ro6" table:default-cell-style-name="ce1">
          <table:table-cell table:style-name="ce22">
            <text:p text:style-name="P285"><text:span text:style-name="T449">8</text:span><text:span/><text:span/></text:p>
          </table:table-cell>
          <table:table-cell table:style-name="ce23">
            <text:p text:style-name="P286"><text:span text:style-name="T450">938.328</text:span><text:span/><text:span/></text:p>
          </table:table-cell>
          <table:table-cell table:style-name="ce24">
            <text:p text:style-name="P287"><text:span text:style-name="T451">3.98</text:span><text:span/><text:span/></text:p>
          </table:table-cell>
          <table:table-cell table:style-name="ce25">
            <text:p text:style-name="P288"><text:span text:style-name="T452">49.78%</text:span><text:span/><text:span/></text:p>
          </table:table-cell>
        </table:table-row>
        <table:table-row table:style-name="ro7" table:default-cell-style-name="ce1">
          <table:table-cell table:style-name="ce26">
            <text:p text:style-name="P289"><text:span text:style-name="T453">12</text:span><text:span/><text:span/></text:p>
          </table:table-cell>
          <table:table-cell table:style-name="ce27">
            <text:p text:style-name="P290"><text:span text:style-name="T454">895.107</text:span><text:span/><text:span/></text:p>
          </table:table-cell>
          <table:table-cell table:style-name="ce28">
            <text:p text:style-name="P291"><text:span text:style-name="T455">4.17</text:span><text:span/><text:span/></text:p>
          </table:table-cell>
          <table:table-cell table:style-name="ce29">
            <text:p text:style-name="P292"><text:span text:style-name="T456">34.79%</text:span><text:span/><text:span/></text:p>
          </table:table-cell>
        </table:table-row>
        <table:table-row table:style-name="ro8" table:default-cell-style-name="ce1">
          <table:table-cell table:style-name="ce30">
            <text:p text:style-name="P293"><text:span text:style-name="T457">128</text:span><text:span/><text:span/></text:p>
          </table:table-cell>
          <table:table-cell table:style-name="ce31">
            <text:p text:style-name="P294"><text:span text:style-name="T458">875.043</text:span><text:span/><text:span/></text:p>
          </table:table-cell>
          <table:table-cell table:style-name="ce32">
            <text:p text:style-name="P295"><text:span text:style-name="T459">4.27</text:span><text:span/><text:span/></text:p>
          </table:table-cell>
          <table:table-cell table:style-name="ce33">
            <text:p text:style-name="P296"><text:span text:style-name="T460">3.34%</text:span><text:span/><text:span/></text:p>
          </table:table-cell>
        </table:table-row>
        <table:table-row table:style-name="ro9" table:default-cell-style-name="ce1">
          <table:table-cell table:style-name="ce34">
            <text:p text:style-name="P297"><text:span text:style-name="T461">1024</text:span><text:span/><text:span/></text:p>
          </table:table-cell>
          <table:table-cell table:style-name="ce35">
            <text:p text:style-name="P298"><text:span text:style-name="T462">1336.444</text:span><text:span/><text:span/></text:p>
          </table:table-cell>
          <table:table-cell table:style-name="ce36">
            <text:p text:style-name="P299"><text:span text:style-name="T463">2.80</text:span><text:span/><text:span/></text:p>
          </table:table-cell>
          <table:table-cell table:style-name="ce37">
            <text:p text:style-name="P300"><text:span text:style-name="T464">0.27%</text:span><text:span/><text:span/></text:p>
          </table:table-cell>
        </table:table-row>
        <table:table-row table:style-name="ro10" table:default-cell-style-name="ce1">
          <table:table-cell table:style-name="ce38">
            <text:p text:style-name="P301"><text:span text:style-name="T465">3600</text:span><text:span/><text:span/></text:p>
          </table:table-cell>
          <table:table-cell table:style-name="ce39">
            <text:p text:style-name="P302"><text:span text:style-name="T466">1249.929</text:span><text:span/><text:span/></text:p>
          </table:table-cell>
          <table:table-cell table:style-name="ce40">
            <text:p text:style-name="P303"><text:span text:style-name="T467">2.99</text:span><text:span/><text:span/></text:p>
          </table:table-cell>
          <table:table-cell table:style-name="ce41">
            <text:p text:style-name="P304"><text:span text:style-name="T468">0.08%</text:span><text:span/><text:span/></text:p>
          </table:table-cell>
        </table:table-row>
      </table:table>
      <text:p text:style-name="P305"><text:span text:style-name="T469"/><text:span text:style-name="T470"/><text:span text:style-name="T471"/></text:p>
      <text:p text:style-name="P306"><text:span text:style-name="T472"/><text:span text:style-name="T473">По таблице видно, что при увеличении числа потоков время выполнения сначала уменьшается, но после определённого момента снова начинает расти.</text:span><text:span text:style-name="T474"/></text:p>
      <text:p text:style-name="P307"><text:span text:style-name="T475">На 1 потоке программа работает последовательно, это базовый вариант. Когда потоков становится 2 или 3, время резко </text:span><text:span text:style-name="T476">сокращается, ускорение почти линейное, эффективность держится около 90%. При 7 или 8 потоках ускорение всё ещё заметно, но эффективность уже снижается, потому что процессор полностью загружен. У меня 12 потоков и 8 ядер, поэтому когда потоков становится бол</text:span><text:span text:style-name="T477">ьше этого числа, система начинает перегружать планировщик операционной системы. </text:span><text:span text:style-name="T478"/></text:p>
      <text:p text:style-name="P308"><text:span text:style-name="T479">При 12 потоках достигается максимальное ускорение, примерно в 4 раза, но если потоков становится слишком много, например 128, 1024 или 3600, производительность падает. Это проис</text:span><text:span text:style-name="T480">ходит потому, что системе приходится постоянно переключать контекст между большим количеством потоков, и на эти переключения уходит значительное время. Кроме того, потоки конкурируют за общие ресурсы, такие как кэш, память и шина данных. Когда их слишком мн</text:span><text:span text:style-name="T481">ого, они начинают мешать друг другу, особенно при обращении к одной и той же матрице, и процессор тратит всё больше времени на синхронизацию вместо вычислений.</text:span><text:span/><text:span text:style-name="T482"/></text:p>
      <text:p text:style-name="P309"><text:span text:style-name="T483"/><text:span text:style-name="T484"/><text:span text:style-name="T485"/></text:p>
      <text:p text:style-name="P310"><text:span/><text:span text:style-name="T486"/><text:span text:style-name="T487">Вывод</text:span><text:span/><text:span text:style-name="T488"/><text:span text:style-name="T489"/></text:p>
      <text:p text:style-name="P311"><text:span text:style-name="T490"/><text:span text:style-name="T491">Таким образом, увеличение числа потоков действительно ускоряет работу программы, но только до определённого предела. После 12 потоков производительность начинает снижаться из-за перегрузки процессора, частых переключений контекста и конкуренции потоков за о</text:span><text:span text:style-name="T492">бщие ресурсы.</text:span><text:span text:style-name="T493"/><text:span text:style-name="T49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/>
  <office:styles>
    <style:default-style style:family="paragraph">
      <style:paragraph-properties fo:text-align="left" style:tab-stop-distance="36pt"/>
      <style:text-properties fo:font-size="10pt"/>
    </style:default-style>
    <style:default-style style:family="text">
      <style:text-properties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family="graphic" style:name="Frame">
      <style:graphic-properties/>
    </style:style>
    <style:style style:family="graphic" style:name="Graphics">
      <style:graphic-properties/>
    </style:style>
    <style:style style:parent-style-name="688" style:display-name="Heading 7" style:family="paragraph" style:name="145">
      <style:paragraph-properties fo:margin-top="2pt" fo:margin-bottom="0pt"/>
      <style:text-properties fo:color="#595959" fo:font-family="Arial" style:font-family-asian="Arial" style:font-family-complex="Arial"/>
    </style:style>
    <style:style style:parent-style-name="688" style:display-name="Heading 8" style:family="paragraph" style:name="146">
      <style:paragraph-properties fo:margin-bottom="0pt"/>
      <style:text-properties fo:color="#272727" fo:font-family="Arial" style:font-family-asian="Arial" style:font-family-complex="Arial" fo:font-style="italic"/>
    </style:style>
    <style:style style:parent-style-name="688" style:display-name="Heading 9" style:family="paragraph" style:name="147">
      <style:paragraph-properties fo:margin-bottom="0pt"/>
      <style:text-properties fo:color="#272727" fo:font-family="Arial" style:font-family-asian="Arial" style:font-family-complex="Arial" fo:font-style="italic"/>
    </style:style>
    <style:style style:parent-style-name="708" style:display-name="Heading 1 Char" style:family="text" style:name="150">
      <style:paragraph-properties/>
      <style:text-properties fo:color="#0f4761" fo:font-family="Arial" style:font-family-asian="Arial" style:font-family-complex="Arial" fo:font-size="20pt" style:font-size-complex="20pt"/>
    </style:style>
    <style:style style:parent-style-name="708" style:display-name="Heading 2 Char" style:family="text" style:name="151">
      <style:paragraph-properties/>
      <style:text-properties fo:color="#0f4761" fo:font-family="Arial" style:font-family-asian="Arial" style:font-family-complex="Arial" fo:font-size="16pt" style:font-size-complex="16pt"/>
    </style:style>
    <style:style style:parent-style-name="708" style:display-name="Heading 3 Char" style:family="text" style:name="152">
      <style:paragraph-properties/>
      <style:text-properties fo:color="#0f4761" fo:font-family="Arial" style:font-family-asian="Arial" style:font-family-complex="Arial" fo:font-size="14pt" style:font-size-complex="14pt"/>
    </style:style>
    <style:style style:parent-style-name="708" style:display-name="Heading 4 Char" style:family="text" style:name="153">
      <style:paragraph-properties/>
      <style:text-properties fo:color="#0f4761" fo:font-family="Arial" style:font-family-asian="Arial" style:font-family-complex="Arial" fo:font-style="italic"/>
    </style:style>
    <style:style style:parent-style-name="708" style:display-name="Heading 5 Char" style:family="text" style:name="154">
      <style:paragraph-properties/>
      <style:text-properties fo:color="#0f4761" fo:font-family="Arial" style:font-family-asian="Arial" style:font-family-complex="Arial"/>
    </style:style>
    <style:style style:parent-style-name="708" style:display-name="Heading 6 Char" style:family="text" style:name="155">
      <style:paragraph-properties/>
      <style:text-properties fo:color="#595959" fo:font-family="Arial" style:font-family-asian="Arial" style:font-family-complex="Arial" fo:font-style="italic"/>
    </style:style>
    <style:style style:parent-style-name="708" style:display-name="Heading 7 Char" style:family="text" style:name="156">
      <style:paragraph-properties/>
      <style:text-properties fo:color="#595959" fo:font-family="Arial" style:font-family-asian="Arial" style:font-family-complex="Arial"/>
    </style:style>
    <style:style style:parent-style-name="708" style:display-name="Heading 8 Char" style:family="text" style:name="157">
      <style:paragraph-properties/>
      <style:text-properties fo:color="#272727" fo:font-family="Arial" style:font-family-asian="Arial" style:font-family-complex="Arial" fo:font-style="italic"/>
    </style:style>
    <style:style style:parent-style-name="708" style:display-name="Heading 9 Char" style:family="text" style:name="158">
      <style:paragraph-properties/>
      <style:text-properties fo:color="#272727" fo:font-family="Arial" style:font-family-asian="Arial" style:font-family-complex="Arial" fo:font-style="italic"/>
    </style:style>
    <style:style style:parent-style-name="708" style:display-name="Title Char" style:family="text" style:name="160">
      <style:paragraph-properties/>
      <style:text-properties fo:font-family="Arial" style:font-family-asian="Arial" style:font-family-complex="Arial" fo:font-size="28pt" style:font-size-complex="28pt" fo:letter-spacing="-0.5pt"/>
    </style:style>
    <style:style style:parent-style-name="708" style:display-name="Subtitle Char" style:family="text" style:name="162">
      <style:paragraph-properties/>
      <style:text-properties fo:color="#595959" fo:font-size="14pt" style:font-size-complex="14pt" fo:letter-spacing="0.75pt"/>
    </style:style>
    <style:style style:parent-style-name="688" style:display-name="Quote" style:family="paragraph" style:name="163">
      <style:paragraph-properties fo:text-align="center" fo:margin-top="8pt"/>
      <style:text-properties fo:color="#404040" fo:font-style="italic"/>
    </style:style>
    <style:style style:parent-style-name="708" style:display-name="Quote Char" style:family="text" style:name="164">
      <style:paragraph-properties/>
      <style:text-properties fo:color="#404040" fo:font-style="italic"/>
    </style:style>
    <style:style style:parent-style-name="708" style:display-name="Intense Emphasis" style:family="text" style:name="166">
      <style:paragraph-properties/>
      <style:text-properties fo:color="#0f4761" fo:font-style="italic"/>
    </style:style>
    <style:style style:parent-style-name="688" style:display-name="Intense Quote" style:family="paragraph" style:name="167">
      <style:paragraph-properties fo:text-align="center" fo:margin-left="1.524cm" fo:margin-right="1.524cm" fo:margin-top="18pt" fo:margin-bottom="18pt" fo:border-top="0.01764cm solid #0F4761" fo:border-bottom="0.01764cm solid #0F4761"/>
      <style:text-properties fo:color="#0f4761" fo:font-style="italic"/>
    </style:style>
    <style:style style:parent-style-name="708" style:display-name="Intense Quote Char" style:family="text" style:name="168">
      <style:paragraph-properties/>
      <style:text-properties fo:color="#0f4761" fo:font-style="italic"/>
    </style:style>
    <style:style style:parent-style-name="708" style:display-name="Intense Reference" style:family="text" style:name="169">
      <style:paragraph-properties/>
      <style:text-properties fo:font-variant="small-caps" fo:color="#0f4761" fo:letter-spacing="0.25pt" fo:font-weight="bold"/>
    </style:style>
    <style:style style:parent-style-name="688" style:display-name="No Spacing" style:family="paragraph" style:name="170">
      <style:paragraph-properties fo:line-height="100%" fo:margin-bottom="0pt"/>
    </style:style>
    <style:style style:parent-style-name="708" style:display-name="Subtle Emphasis" style:family="text" style:name="171">
      <style:paragraph-properties/>
      <style:text-properties fo:color="#404040" fo:font-style="italic"/>
    </style:style>
    <style:style style:parent-style-name="708" style:display-name="Emphasis" style:family="text" style:name="172">
      <style:paragraph-properties/>
      <style:text-properties fo:font-style="italic"/>
    </style:style>
    <style:style style:parent-style-name="708" style:display-name="Strong" style:family="text" style:name="173">
      <style:paragraph-properties/>
      <style:text-properties fo:font-weight="bold"/>
    </style:style>
    <style:style style:parent-style-name="708" style:display-name="Subtle Reference" style:family="text" style:name="174">
      <style:paragraph-properties/>
      <style:text-properties fo:font-variant="small-caps" fo:color="#5a5a5a"/>
    </style:style>
    <style:style style:parent-style-name="708" style:display-name="Book Title" style:family="text" style:name="175">
      <style:paragraph-properties/>
      <style:text-properties fo:letter-spacing="0.25pt" fo:font-style="italic" fo:font-weight="bold"/>
    </style:style>
    <style:style style:parent-style-name="708" style:display-name="Header Char" style:family="text" style:name="177">
      <style:paragraph-properties/>
    </style:style>
    <style:style style:parent-style-name="688" style:display-name="Footer" style:family="paragraph" style:name="178">
      <style:paragraph-properties fo:line-height="100%" fo:margin-bottom="0pt">
        <style:tab-stops>
          <style:tab-stop style:position="8.545cm" style:type="center"/>
          <style:tab-stop style:position="17.09cm" style:type="right"/>
        </style:tab-stops>
      </style:paragraph-properties>
    </style:style>
    <style:style style:parent-style-name="708" style:display-name="Footer Char" style:family="text" style:name="179">
      <style:paragraph-properties/>
    </style:style>
    <style:style style:parent-style-name="688" style:display-name="footnote text" style:family="paragraph" style:name="181">
      <style:paragraph-properties fo:line-height="100%" fo:margin-bottom="0pt"/>
      <style:text-properties fo:font-size="10pt" style:font-size-complex="10pt"/>
    </style:style>
    <style:style style:parent-style-name="708" style:display-name="Footnote Text Char" style:family="text" style:name="182">
      <style:paragraph-properties/>
      <style:text-properties fo:font-size="10pt" style:font-size-complex="10pt"/>
    </style:style>
    <style:style style:parent-style-name="708" style:display-name="footnote reference" style:family="text" style:name="183">
      <style:paragraph-properties/>
      <style:text-properties style:text-position="super 58%"/>
    </style:style>
    <style:style style:parent-style-name="688" style:display-name="endnote text" style:family="paragraph" style:name="184">
      <style:paragraph-properties fo:line-height="100%" fo:margin-bottom="0pt"/>
      <style:text-properties fo:font-size="10pt" style:font-size-complex="10pt"/>
    </style:style>
    <style:style style:parent-style-name="708" style:display-name="Endnote Text Char" style:family="text" style:name="185">
      <style:paragraph-properties/>
      <style:text-properties fo:font-size="10pt" style:font-size-complex="10pt"/>
    </style:style>
    <style:style style:parent-style-name="708" style:display-name="endnote reference" style:family="text" style:name="186">
      <style:paragraph-properties/>
      <style:text-properties style:text-position="super 58%"/>
    </style:style>
    <style:style style:parent-style-name="708" style:display-name="Hyperlink" style:family="text" style:name="187">
      <style:paragraph-properties/>
      <style:text-properties fo:color="#0563c1" style:text-underline-type="single" style:text-underline-style="solid" style:text-underline-width="auto" style:text-underline-color="font-color"/>
    </style:style>
    <style:style style:display-name="Internet link" style:family="text" style:name="Internet_20_link">
      <style:text-properties fo:color="#0563c1" style:text-underline-type="single" style:text-underline-style="solid" style:text-underline-width="auto" style:text-underline-color="font-color"/>
    </style:style>
    <style:style style:parent-style-name="708" style:display-name="FollowedHyperlink" style:family="text" style:name="188">
      <style:paragraph-properties/>
      <style:text-properties fo:color="#954f72" style:text-underline-type="single" style:text-underline-style="solid" style:text-underline-width="auto" style:text-underline-color="font-color"/>
    </style:style>
    <style:style style:parent-style-name="688" style:display-name="toc 1" style:family="paragraph" style:name="189">
      <style:paragraph-properties fo:margin-bottom="5pt"/>
    </style:style>
    <style:style style:parent-style-name="688" style:display-name="toc 2" style:family="paragraph" style:name="190">
      <style:paragraph-properties fo:margin-left="0.3881cm" fo:margin-bottom="5pt"/>
    </style:style>
    <style:style style:parent-style-name="688" style:display-name="toc 3" style:family="paragraph" style:name="191">
      <style:paragraph-properties fo:margin-left="0.7762cm" fo:margin-bottom="5pt"/>
    </style:style>
    <style:style style:parent-style-name="688" style:display-name="toc 4" style:family="paragraph" style:name="192">
      <style:paragraph-properties fo:margin-left="1.164cm" fo:margin-bottom="5pt"/>
    </style:style>
    <style:style style:parent-style-name="688" style:display-name="toc 5" style:family="paragraph" style:name="193">
      <style:paragraph-properties fo:margin-left="1.552cm" fo:margin-bottom="5pt"/>
    </style:style>
    <style:style style:parent-style-name="688" style:display-name="toc 6" style:family="paragraph" style:name="194">
      <style:paragraph-properties fo:margin-left="1.94cm" fo:margin-bottom="5pt"/>
    </style:style>
    <style:style style:parent-style-name="688" style:display-name="toc 7" style:family="paragraph" style:name="195">
      <style:paragraph-properties fo:margin-left="2.328cm" fo:margin-bottom="5pt"/>
    </style:style>
    <style:style style:parent-style-name="688" style:display-name="toc 8" style:family="paragraph" style:name="196">
      <style:paragraph-properties fo:margin-left="2.717cm" fo:margin-bottom="5pt"/>
    </style:style>
    <style:style style:parent-style-name="688" style:display-name="toc 9" style:family="paragraph" style:name="197">
      <style:paragraph-properties fo:margin-left="3.105cm" fo:margin-bottom="5pt"/>
    </style:style>
    <style:style style:parent-style-name="708" style:display-name="Placeholder Text" style:family="text" style:name="198">
      <style:paragraph-properties/>
      <style:text-properties fo:color="#666666"/>
    </style:style>
    <style:style style:display-name="TOC Heading" style:family="paragraph" style:name="208">
      <style:paragraph-properties/>
    </style:style>
    <style:style style:parent-style-name="688" style:display-name="table of figures" style:family="paragraph" style:name="209">
      <style:paragraph-properties fo:margin-bottom="0pt"/>
    </style:style>
    <style:style style:display-name="DStyle_paragraph" style:family="paragraph" style:name="681">
      <style:paragraph-properties/>
      <style:text-properties fo:color="#000000" fo:font-family="Calibri" style:font-family-asian="Linux Libertine G" style:font-family-complex="Linux Libertine G" fo:font-size="14pt" style:font-size-complex="14pt" style:language-complex="hi" style:country-complex="IN"/>
    </style:style>
    <style:style style:parent-style-name="681" style:display-name="Standard" style:family="paragraph" style:name="682">
      <style:paragraph-properties fo:line-height="115%" fo:margin-left="0.2999cm" fo:margin-right="0.2999cm" fo:text-indent="0.9984cm" fo:margin-top="0pt" fo:margin-bottom="10pt"/>
      <style:text-properties/>
    </style:style>
    <style:style style:parent-style-name="682" style:display-name="Heading" style:family="paragraph" style:name="683">
      <style:paragraph-properties fo:margin-top="12pt" fo:margin-bottom="6pt"/>
      <style:text-properties fo:font-family="Liberation Sans" style:font-family-asian="Linux Libertine G" style:font-family-complex="Linux Libertine G" fo:font-size="14pt" style:font-size-complex="14pt"/>
    </style:style>
    <style:style style:parent-style-name="688" style:display-name="Text body" style:family="paragraph" style:name="684">
      <style:paragraph-properties fo:line-height="115%" fo:margin-top="0pt" fo:margin-bottom="7pt"/>
    </style:style>
    <style:style style:parent-style-name="684" style:display-name="List" style:family="paragraph" style:name="685">
      <style:paragraph-properties/>
      <style:text-properties style:font-family-complex="Arial"/>
    </style:style>
    <style:style style:parent-style-name="688" style:display-name="Caption" style:family="paragraph" style:name="686">
      <style:paragraph-properties fo:margin-top="6pt" fo:margin-bottom="6pt"/>
      <style:text-properties style:font-family-complex="Arial" fo:font-size="12pt" style:font-size-complex="12pt" fo:font-style="italic"/>
    </style:style>
    <style:style style:parent-style-name="682" style:display-name="Index" style:family="paragraph" style:name="687">
      <style:paragraph-properties/>
    </style:style>
    <style:style style:parent-style-name="681" style:class="default" style:display-name="Normal" style:family="paragraph" style:name="688">
      <style:paragraph-properties fo:text-align="left"/>
      <style:text-properties/>
    </style:style>
    <style:style style:parent-style-name="688" style:display-name="Heading 1" style:family="paragraph" style:name="689">
      <style:paragraph-properties fo:line-height="100%" fo:text-align="center" fo:margin-left="0.2999cm" fo:margin-right="0.2999cm" fo:text-indent="0cm" fo:margin-top="6pt" fo:margin-bottom="12pt"/>
      <style:text-properties fo:font-size="18pt" style:font-size-complex="18pt" fo:font-weight="bold"/>
    </style:style>
    <style:style style:parent-style-name="688" style:display-name="Heading 2" style:family="paragraph" style:name="690">
      <style:paragraph-properties fo:line-height="100%" fo:text-align="center" fo:margin-left="0.2999cm" fo:margin-right="0.2999cm" fo:text-indent="0cm" fo:margin-top="10pt" fo:margin-bottom="6pt"/>
      <style:text-properties fo:color="#4f81bd" fo:font-size="16pt" style:font-size-complex="16pt" fo:font-weight="bold"/>
    </style:style>
    <style:style style:parent-style-name="688" style:display-name="Heading 3" style:family="paragraph" style:name="691">
      <style:paragraph-properties fo:line-height="100%" fo:margin-left="5.08cm" fo:margin-right="0cm" fo:text-indent="-0.635cm" fo:margin-top="7pt" fo:margin-bottom="6pt"/>
      <style:text-properties fo:font-family="Liberation Serif" style:font-family-asian="Liberation Serif" style:font-family-complex="Liberation Serif" fo:font-size="14pt" style:font-size-complex="14pt" fo:font-weight="bold"/>
    </style:style>
    <style:style style:parent-style-name="688" style:display-name="Heading 4" style:family="paragraph" style:name="692">
      <style:paragraph-properties fo:line-height="100%" fo:margin-top="12pt" fo:margin-bottom="2pt"/>
      <style:text-properties fo:font-size="12pt" style:font-size-complex="12pt" fo:font-weight="bold"/>
    </style:style>
    <style:style style:parent-style-name="688" style:display-name="Heading 5" style:family="paragraph" style:name="693">
      <style:paragraph-properties fo:line-height="100%" fo:margin-top="11pt" fo:margin-bottom="2pt"/>
      <style:text-properties fo:font-size="11pt" style:font-size-complex="11pt" fo:font-weight="bold"/>
    </style:style>
    <style:style style:parent-style-name="688" style:display-name="Heading 6" style:family="paragraph" style:name="694">
      <style:paragraph-properties fo:line-height="100%" fo:margin-top="10pt" fo:margin-bottom="2pt"/>
      <style:text-properties fo:font-size="10pt" style:font-size-complex="10pt" fo:font-weight="bold"/>
    </style:style>
    <style:style style:parent-style-name="688" style:display-name="Title" style:family="paragraph" style:name="695">
      <style:paragraph-properties fo:line-height="100%" fo:margin-top="24pt" fo:margin-bottom="6pt"/>
      <style:text-properties fo:font-size="36pt" style:font-size-complex="36pt" fo:font-weight="bold"/>
    </style:style>
    <style:style style:parent-style-name="688" style:display-name="Заголовок" style:family="paragraph" style:name="696">
      <style:paragraph-properties fo:margin-top="12pt" fo:margin-bottom="6pt"/>
      <style:text-properties fo:font-family="Liberation Sans" style:font-family-asian="Microsoft YaHei" style:font-family-complex="Arial" fo:font-size="14pt" style:font-size-complex="14pt"/>
    </style:style>
    <style:style style:parent-style-name="688" style:display-name="Указатель" style:family="paragraph" style:name="697">
      <style:paragraph-properties/>
      <style:text-properties style:font-family-complex="Arial"/>
    </style:style>
    <style:style style:parent-style-name="688" style:display-name="List Paragraph" style:family="paragraph" style:name="698">
      <style:paragraph-properties fo:margin-left="1.27cm" fo:margin-right="0.2999cm" fo:text-indent="0.9984cm" fo:margin-top="0pt" fo:margin-bottom="10pt"/>
      <style:text-properties/>
    </style:style>
    <style:style style:parent-style-name="688" style:display-name="western" style:family="paragraph" style:name="699">
      <style:paragraph-properties fo:margin-left="0cm" fo:margin-right="0cm" fo:text-indent="0cm" fo:margin-top="14pt" fo:margin-bottom="7.1pt"/>
      <style:text-properties style:font-family-asian="Times New Roman" style:font-family-complex="Times New Roman" fo:font-size="11pt"/>
    </style:style>
    <style:style style:parent-style-name="688" style:display-name="Balloon Text" style:family="paragraph" style:name="700">
      <style:paragraph-properties fo:line-height="100%" fo:margin-top="0pt" fo:margin-bottom="0pt"/>
      <style:text-properties fo:font-family="Tahoma" style:font-family-complex="Tahoma" fo:font-size="8pt" style:font-size-complex="8pt"/>
    </style:style>
    <style:style style:parent-style-name="688" style:display-name="HTML Preformatted" style:family="paragraph" style:name="701">
      <style:paragraph-properties fo:line-height="100%" fo:margin-left="0cm" fo:margin-right="0cm" fo:text-indent="0cm" fo:margin-top="0pt" fo:margin-bottom="0pt">
        <style:tab-stops>
          <style:tab-stop style:position="1.616cm" style:type="left"/>
          <style:tab-stop style:position="3.23cm" style:type="left"/>
          <style:tab-stop style:position="4.846cm" style:type="left"/>
          <style:tab-stop style:position="6.463cm" style:type="left"/>
          <style:tab-stop style:position="8.079cm" style:type="left"/>
          <style:tab-stop style:position="9.693cm" style:type="left"/>
          <style:tab-stop style:position="11.31cm" style:type="left"/>
          <style:tab-stop style:position="12.93cm" style:type="left"/>
          <style:tab-stop style:position="14.54cm" style:type="left"/>
          <style:tab-stop style:position="16.16cm" style:type="left"/>
          <style:tab-stop style:position="17.77cm" style:type="left"/>
          <style:tab-stop style:position="19.39cm" style:type="left"/>
          <style:tab-stop style:position="21cm" style:type="left"/>
          <style:tab-stop style:position="22.62cm" style:type="left"/>
          <style:tab-stop style:position="24.24cm" style:type="left"/>
          <style:tab-stop style:position="25.85cm" style:type="left"/>
        </style:tab-stops>
      </style:paragraph-properties>
      <style:text-properties fo:font-family="Courier New" style:font-family-asian="Times New Roman" style:font-family-complex="Courier New" fo:font-size="10pt" style:font-size-complex="10pt"/>
    </style:style>
    <style:style style:parent-style-name="688" style:display-name="Содержимое таблицы" style:family="paragraph" style:name="702">
      <style:paragraph-properties/>
    </style:style>
    <style:style style:parent-style-name="702" style:display-name="Заголовок таблицы" style:family="paragraph" style:name="703">
      <style:paragraph-properties fo:text-align="center"/>
      <style:text-properties fo:font-weight="bold"/>
    </style:style>
    <style:style style:parent-style-name="688" style:display-name="Текст в заданном формате" style:family="paragraph" style:name="704">
      <style:paragraph-properties fo:margin-top="0pt" fo:margin-bottom="0pt"/>
      <style:text-properties fo:font-family="Liberation Mono" style:font-family-asian="Liberation Mono" style:font-family-complex="Liberation Mono" fo:font-size="10pt" style:font-size-complex="10pt"/>
    </style:style>
    <style:style style:parent-style-name="688" style:display-name="Subtitle" style:family="paragraph" style:name="705">
      <style:paragraph-properties fo:line-height="100%" fo:margin-top="18pt" fo:margin-bottom="4pt"/>
      <style:text-properties fo:color="#666666" fo:font-family="Georgia" style:font-family-asian="Georgia" style:font-family-complex="Georgia" fo:font-size="24pt" style:font-size-complex="24pt" fo:font-style="italic"/>
    </style:style>
    <style:style style:parent-style-name="682" style:display-name="Header and Footer" style:family="paragraph" style:name="706">
      <style:paragraph-properties>
        <style:tab-stops>
          <style:tab-stop style:position="9.095cm" style:type="center"/>
          <style:tab-stop style:position="17.89cm" style:type="right"/>
        </style:tab-stops>
      </style:paragraph-properties>
    </style:style>
    <style:style style:parent-style-name="682" style:display-name="Header" style:family="paragraph" style:name="707">
      <style:paragraph-properties/>
    </style:style>
    <style:style style:parent-style-name="681" style:class="default" style:display-name="Default Paragraph Font" style:family="text" style:name="708">
      <style:paragraph-properties fo:text-align="left"/>
    </style:style>
    <style:style style:parent-style-name="708" style:display-name="Заголовок 1 Знак" style:family="text" style:name="709">
      <style:paragraph-properties/>
      <style:text-properties fo:font-family="Times New Roman" style:font-family-asian="Linux Libertine G" style:font-family-complex="Linux Libertine G" fo:font-size="18pt" style:font-size-complex="14pt" fo:font-weight="bold"/>
    </style:style>
    <style:style style:parent-style-name="708" style:display-name="Текст выноски Знак" style:family="text" style:name="710">
      <style:paragraph-properties/>
      <style:text-properties fo:font-family="Tahoma" style:font-family-complex="Tahoma" fo:font-size="8pt" style:font-size-complex="8pt"/>
    </style:style>
    <style:style style:parent-style-name="708" style:display-name="Заголовок 2 Знак" style:family="text" style:name="711">
      <style:paragraph-properties/>
      <style:text-properties fo:color="#4f81bd" fo:font-family="Times New Roman" style:font-family-asian="Linux Libertine G" style:font-family-complex="Linux Libertine G" fo:font-size="16pt" style:font-size-complex="13pt" fo:font-weight="bold"/>
    </style:style>
    <style:style style:parent-style-name="708" style:display-name="Стандартный HTML Знак" style:family="text" style:name="712">
      <style:paragraph-properties/>
      <style:text-properties fo:font-family="Courier New" style:font-family-asian="Times New Roman" style:font-family-complex="Courier New" fo:font-size="10pt" style:font-size-complex="10pt"/>
    </style:style>
    <style:style style:parent-style-name="681" style:display-name="ListLabel 1" style:family="text" style:name="713">
      <style:paragraph-properties/>
      <style:text-properties fo:font-size="12pt" style:text-underline-type="none" style:text-underline-width="auto"/>
    </style:style>
    <style:style style:parent-style-name="681" style:display-name="ListLabel 2" style:family="text" style:name="714">
      <style:paragraph-properties/>
      <style:text-properties style:text-underline-type="none" style:text-underline-width="auto"/>
    </style:style>
    <style:style style:parent-style-name="681" style:display-name="ListLabel 3" style:family="text" style:name="715">
      <style:paragraph-properties/>
      <style:text-properties style:text-underline-type="none" style:text-underline-width="auto"/>
    </style:style>
    <style:style style:parent-style-name="681" style:display-name="ListLabel 4" style:family="text" style:name="716">
      <style:paragraph-properties/>
      <style:text-properties style:text-underline-type="none" style:text-underline-width="auto"/>
    </style:style>
    <style:style style:parent-style-name="681" style:display-name="ListLabel 5" style:family="text" style:name="717">
      <style:paragraph-properties/>
      <style:text-properties style:text-underline-type="none" style:text-underline-width="auto"/>
    </style:style>
    <style:style style:parent-style-name="681" style:display-name="ListLabel 6" style:family="text" style:name="718">
      <style:paragraph-properties/>
      <style:text-properties style:text-underline-type="none" style:text-underline-width="auto"/>
    </style:style>
    <style:style style:parent-style-name="681" style:display-name="ListLabel 7" style:family="text" style:name="719">
      <style:paragraph-properties/>
      <style:text-properties style:text-underline-type="none" style:text-underline-width="auto"/>
    </style:style>
    <style:style style:parent-style-name="681" style:display-name="ListLabel 8" style:family="text" style:name="720">
      <style:paragraph-properties/>
      <style:text-properties style:text-underline-type="none" style:text-underline-width="auto"/>
    </style:style>
    <style:style style:parent-style-name="681" style:display-name="ListLabel 9" style:family="text" style:name="721">
      <style:paragraph-properties/>
      <style:text-properties style:text-underline-type="none" style:text-underline-width="auto"/>
    </style:style>
    <style:style style:parent-style-name="681" style:display-name="Source Text" style:family="text" style:name="722">
      <style:paragraph-properties/>
      <style:text-properties fo:font-family="Liberation Mono" style:font-family-asian="Noto Sans Mono CJK SC" style:font-family-complex="Liberation Mono"/>
    </style:style>
    <style:style style:parent-style-name="681" style:display-name="Bullet Symbols" style:family="text" style:name="723">
      <style:paragraph-properties/>
      <style:text-properties fo:font-family="OpenSymbol" style:font-family-asian="OpenSymbol" style:font-family-complex="OpenSymbol"/>
    </style:style>
    <style:style style:family="text" style:name="T1">
      <style:text-properties/>
    </style:style>
    <style:style style:family="text" style:name="T2">
      <style:text-properties/>
    </style:style>
    <style:style style:family="text" style:name="T3">
      <style:text-properties/>
    </style:style>
    <style:style style:family="text" style:name="T4">
      <style:text-properties/>
    </style:style>
    <style:style style:family="text" style:name="T5">
      <style:text-properties/>
    </style:style>
    <style:style style:family="text" style:name="T6">
      <style:text-properties/>
    </style:style>
    <style:style style:family="text" style:name="T7">
      <style:text-properties/>
    </style:style>
    <style:style style:family="text" style:name="T8">
      <style:text-properties/>
    </style:style>
    <style:style style:family="text" style:name="T9">
      <style:text-properties/>
    </style:style>
    <style:style style:family="text" style:name="T10">
      <style:text-properties/>
    </style:style>
    <style:style style:family="text" style:name="T11">
      <style:text-properties/>
    </style:style>
    <style:style style:family="text" style:name="T12">
      <style:text-properties/>
    </style:style>
    <style:style style:family="text" style:name="T13">
      <style:text-properties/>
    </style:style>
    <style:style style:family="text" style:name="T14">
      <style:text-properties/>
    </style:style>
    <style:style style:family="text" style:name="T15">
      <style:text-properties/>
    </style:style>
    <style:style style:family="text" style:name="T16">
      <style:text-properties/>
    </style:style>
    <style:style style:family="text" style:name="T17">
      <style:text-properties/>
    </style:style>
    <style:style style:family="text" style:name="T18">
      <style:text-properties/>
    </style:style>
    <style:style style:family="text" style:name="T19">
      <style:text-properties fo:font-family="OpenSymbol" style:font-family-complex="OpenSymbol"/>
    </style:style>
    <style:style style:family="text" style:name="T20">
      <style:text-properties fo:font-family="OpenSymbol" style:font-family-complex="OpenSymbol"/>
    </style:style>
    <style:style style:family="text" style:name="T21">
      <style:text-properties fo:font-family="OpenSymbol" style:font-family-complex="OpenSymbol"/>
    </style:style>
    <style:style style:family="text" style:name="T22">
      <style:text-properties fo:font-family="OpenSymbol" style:font-family-complex="OpenSymbol"/>
    </style:style>
    <style:style style:family="text" style:name="T23">
      <style:text-properties fo:font-family="OpenSymbol" style:font-family-complex="OpenSymbol"/>
    </style:style>
    <style:style style:family="text" style:name="T24">
      <style:text-properties fo:font-family="OpenSymbol" style:font-family-complex="OpenSymbol"/>
    </style:style>
    <style:style style:family="text" style:name="T25">
      <style:text-properties fo:font-family="OpenSymbol" style:font-family-complex="OpenSymbol"/>
    </style:style>
    <style:style style:family="text" style:name="T26">
      <style:text-properties fo:font-family="OpenSymbol" style:font-family-complex="OpenSymbol"/>
    </style:style>
    <style:style style:family="text" style:name="T27">
      <style:text-properties fo:font-family="OpenSymbol" style:font-family-complex="OpenSymbol"/>
    </style:style>
    <style:style style:family="text" style:name="T28">
      <style:text-properties/>
    </style:style>
    <style:style style:family="text" style:name="T29">
      <style:text-properties/>
    </style:style>
    <style:style style:family="text" style:name="T30">
      <style:text-properties/>
    </style:style>
    <style:style style:family="text" style:name="T31">
      <style:text-properties/>
    </style:style>
    <style:style style:family="text" style:name="T32">
      <style:text-properties/>
    </style:style>
    <style:style style:family="text" style:name="T33">
      <style:text-properties/>
    </style:style>
    <style:style style:family="text" style:name="T34">
      <style:text-properties/>
    </style:style>
    <style:style style:family="text" style:name="T35">
      <style:text-properties/>
    </style:style>
    <style:style style:family="text" style:name="T36">
      <style:text-properties/>
    </style:style>
    <style:style style:family="text" style:name="T37">
      <style:text-properties fo:font-family="Arial" style:font-family-asian="Arial" style:font-family-complex="Arial"/>
    </style:style>
    <style:style style:family="text" style:name="T38">
      <style:text-properties fo:font-family="Wingdings" style:font-family-asian="Wingdings" style:font-family-complex="Wingdings"/>
    </style:style>
    <style:style style:family="text" style:name="T39">
      <style:text-properties fo:font-family="Wingdings" style:font-family-asian="Wingdings" style:font-family-complex="Wingdings"/>
    </style:style>
    <style:style style:family="text" style:name="T40">
      <style:text-properties fo:font-family="Symbol" style:font-family-asian="Symbol" style:font-family-complex="Symbol"/>
    </style:style>
    <style:style style:family="text" style:name="T41">
      <style:text-properties fo:font-family="Courier New" style:font-family-asian="Courier New" style:font-family-complex="Courier New"/>
    </style:style>
    <style:style style:family="text" style:name="T42">
      <style:text-properties fo:font-family="Wingdings" style:font-family-asian="Wingdings" style:font-family-complex="Wingdings"/>
    </style:style>
    <style:style style:family="text" style:name="T43">
      <style:text-properties fo:font-family="Symbol" style:font-family-asian="Symbol" style:font-family-complex="Symbol"/>
    </style:style>
    <style:style style:family="text" style:name="T44">
      <style:text-properties fo:font-family="Courier New" style:font-family-asian="Courier New" style:font-family-complex="Courier New"/>
    </style:style>
    <style:style style:family="text" style:name="T45">
      <style:text-properties fo:font-family="Wingdings" style:font-family-asian="Wingdings" style:font-family-complex="Wingdings"/>
    </style:style>
    <text:list-style style:name="WWNum1">
      <text:list-level-style-bullet text:level="1" text:style-name="T1" text:bullet-char="%1.">
        <style:list-level-properties text:list-level-position-and-space-mode="label-alignment">
          <style:list-level-label-alignment text:list-tab-stop-position="1.27cm" fo:text-indent="-0.635cm" fo:margin-left="1.27cm"/>
        </style:list-level-properties>
        <style:text-properties/>
      </text:list-level-style-bullet>
      <text:list-level-style-bullet text:level="2" text:style-name="T2" text:bullet-char="%2.">
        <style:list-level-properties text:list-level-position-and-space-mode="label-alignment">
          <style:list-level-label-alignment text:list-tab-stop-position="1.905cm" fo:text-indent="-0.635cm" fo:margin-left="1.905cm"/>
        </style:list-level-properties>
        <style:text-properties/>
      </text:list-level-style-bullet>
      <text:list-level-style-bullet text:level="3" text:style-name="T3" text:bullet-char="%3.">
        <style:list-level-properties text:list-level-position-and-space-mode="label-alignment">
          <style:list-level-label-alignment text:list-tab-stop-position="2.54cm" fo:text-indent="-0.635cm" fo:margin-left="2.54cm"/>
        </style:list-level-properties>
        <style:text-properties/>
      </text:list-level-style-bullet>
      <text:list-level-style-bullet text:level="4" text:style-name="T4" text:bullet-char="%4.">
        <style:list-level-properties text:list-level-position-and-space-mode="label-alignment">
          <style:list-level-label-alignment text:list-tab-stop-position="3.175cm" fo:text-indent="-0.635cm" fo:margin-left="3.175cm"/>
        </style:list-level-properties>
        <style:text-properties/>
      </text:list-level-style-bullet>
      <text:list-level-style-bullet text:level="5" text:style-name="T5" text:bullet-char="%5.">
        <style:list-level-properties text:list-level-position-and-space-mode="label-alignment">
          <style:list-level-label-alignment text:list-tab-stop-position="3.81cm" fo:text-indent="-0.635cm" fo:margin-left="3.81cm"/>
        </style:list-level-properties>
        <style:text-properties/>
      </text:list-level-style-bullet>
      <text:list-level-style-bullet text:level="6" text:style-name="T6" text:bullet-char="%6.">
        <style:list-level-properties text:list-level-position-and-space-mode="label-alignment">
          <style:list-level-label-alignment text:list-tab-stop-position="4.445cm" fo:text-indent="-0.635cm" fo:margin-left="4.445cm"/>
        </style:list-level-properties>
        <style:text-properties/>
      </text:list-level-style-bullet>
      <text:list-level-style-bullet text:level="7" text:style-name="T7" text:bullet-char="%7.">
        <style:list-level-properties text:list-level-position-and-space-mode="label-alignment">
          <style:list-level-label-alignment text:list-tab-stop-position="5.08cm" fo:text-indent="-0.635cm" fo:margin-left="5.08cm"/>
        </style:list-level-properties>
        <style:text-properties/>
      </text:list-level-style-bullet>
      <text:list-level-style-bullet text:level="8" text:style-name="T8" text:bullet-char="%8.">
        <style:list-level-properties text:list-level-position-and-space-mode="label-alignment">
          <style:list-level-label-alignment text:list-tab-stop-position="5.715cm" fo:text-indent="-0.635cm" fo:margin-left="5.715cm"/>
        </style:list-level-properties>
        <style:text-properties/>
      </text:list-level-style-bullet>
      <text:list-level-style-bullet text:level="9" text:style-name="T9" text:bullet-char="%9.">
        <style:list-level-properties text:list-level-position-and-space-mode="label-alignment">
          <style:list-level-label-alignment text:list-tab-stop-position="6.35cm" fo:text-indent="-0.635cm" fo:margin-left="6.35cm"/>
        </style:list-level-properties>
        <style:text-properties/>
      </text:list-level-style-bullet>
    </text:list-style>
    <text:list-style style:name="WWNum2">
      <text:list-level-style-bullet text:level="1" text:style-name="T10" text:bullet-char="">
        <style:list-level-properties text:list-level-position-and-space-mode="label-alignment">
          <style:list-level-label-alignment fo:text-indent="-0.635cm" fo:margin-left="2.54cm"/>
        </style:list-level-properties>
        <style:text-properties/>
      </text:list-level-style-bullet>
      <text:list-level-style-bullet text:level="2" text:style-name="T11" text:bullet-char="o">
        <style:list-level-properties text:list-level-position-and-space-mode="label-alignment">
          <style:list-level-label-alignment fo:text-indent="-0.635cm" fo:margin-left="3.81cm"/>
        </style:list-level-properties>
        <style:text-properties/>
      </text:list-level-style-bullet>
      <text:list-level-style-bullet text:level="3" text:style-name="T12" text:bullet-char="■">
        <style:list-level-properties text:list-level-position-and-space-mode="label-alignment">
          <style:list-level-label-alignment fo:text-indent="-0.635cm" fo:margin-left="5.08cm"/>
        </style:list-level-properties>
        <style:text-properties/>
      </text:list-level-style-bullet>
      <text:list-level-style-bullet text:level="4" text:style-name="T13" text:bullet-char="">
        <style:list-level-properties text:list-level-position-and-space-mode="label-alignment">
          <style:list-level-label-alignment fo:text-indent="-0.635cm" fo:margin-left="6.35cm"/>
        </style:list-level-properties>
        <style:text-properties/>
      </text:list-level-style-bullet>
      <text:list-level-style-bullet text:level="5" text:style-name="T14" text:bullet-char="o">
        <style:list-level-properties text:list-level-position-and-space-mode="label-alignment">
          <style:list-level-label-alignment fo:text-indent="-0.635cm" fo:margin-left="7.62cm"/>
        </style:list-level-properties>
        <style:text-properties/>
      </text:list-level-style-bullet>
      <text:list-level-style-bullet text:level="6" text:style-name="T15" text:bullet-char="■">
        <style:list-level-properties text:list-level-position-and-space-mode="label-alignment">
          <style:list-level-label-alignment fo:text-indent="-0.635cm" fo:margin-left="8.891cm"/>
        </style:list-level-properties>
        <style:text-properties/>
      </text:list-level-style-bullet>
      <text:list-level-style-bullet text:level="7" text:style-name="T16" text:bullet-char="">
        <style:list-level-properties text:list-level-position-and-space-mode="label-alignment">
          <style:list-level-label-alignment fo:text-indent="-0.635cm" fo:margin-left="10.16cm"/>
        </style:list-level-properties>
        <style:text-properties/>
      </text:list-level-style-bullet>
      <text:list-level-style-bullet text:level="8" text:style-name="T17" text:bullet-char="o">
        <style:list-level-properties text:list-level-position-and-space-mode="label-alignment">
          <style:list-level-label-alignment fo:text-indent="-0.635cm" fo:margin-left="11.43cm"/>
        </style:list-level-properties>
        <style:text-properties/>
      </text:list-level-style-bullet>
      <text:list-level-style-bullet text:level="9" text:style-name="T18" text:bullet-char="■">
        <style:list-level-properties text:list-level-position-and-space-mode="label-alignment">
          <style:list-level-label-alignment fo:text-indent="-0.635cm" fo:margin-left="12.7cm"/>
        </style:list-level-properties>
        <style:text-properties/>
      </text:list-level-style-bullet>
    </text:list-style>
    <text:list-style style:name="WWNum3">
      <text:list-level-style-bullet text:level="1" text:style-name="T19" text:bullet-char="• 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OpenSymbol" style:font-family-complex="OpenSymbol"/>
      </text:list-level-style-bullet>
      <text:list-level-style-bullet text:level="2" text:style-name="T20" text:bullet-char="◦">
        <style:list-level-properties text:list-level-position-and-space-mode="label-alignment">
          <style:list-level-label-alignment fo:text-indent="-0.635cm" fo:margin-left="1.905cm"/>
        </style:list-level-properties>
        <style:text-properties fo:font-family="OpenSymbol" style:font-family-complex="OpenSymbol"/>
      </text:list-level-style-bullet>
      <text:list-level-style-bullet text:level="3" text:style-name="T21" text:bullet-char="▪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OpenSymbol" style:font-family-complex="OpenSymbol"/>
      </text:list-level-style-bullet>
      <text:list-level-style-bullet text:level="4" text:style-name="T22" text:bullet-char="• ">
        <style:list-level-properties text:list-level-position-and-space-mode="label-alignment">
          <style:list-level-label-alignment fo:text-indent="-0.635cm" fo:margin-left="3.175cm"/>
        </style:list-level-properties>
        <style:text-properties fo:font-family="OpenSymbol" style:font-family-complex="OpenSymbol"/>
      </text:list-level-style-bullet>
      <text:list-level-style-bullet text:level="5" text:style-name="T23" text:bullet-char="◦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OpenSymbol" style:font-family-complex="OpenSymbol"/>
      </text:list-level-style-bullet>
      <text:list-level-style-bullet text:level="6" text:style-name="T24" text:bullet-char="▪">
        <style:list-level-properties text:list-level-position-and-space-mode="label-alignment">
          <style:list-level-label-alignment fo:text-indent="-0.635cm" fo:margin-left="4.445cm"/>
        </style:list-level-properties>
        <style:text-properties fo:font-family="OpenSymbol" style:font-family-complex="OpenSymbol"/>
      </text:list-level-style-bullet>
      <text:list-level-style-bullet text:level="7" text:style-name="T25" text:bullet-char="• 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OpenSymbol" style:font-family-complex="OpenSymbol"/>
      </text:list-level-style-bullet>
      <text:list-level-style-bullet text:level="8" text:style-name="T26" text:bullet-char="◦">
        <style:list-level-properties text:list-level-position-and-space-mode="label-alignment">
          <style:list-level-label-alignment fo:text-indent="-0.635cm" fo:margin-left="5.715cm"/>
        </style:list-level-properties>
        <style:text-properties fo:font-family="OpenSymbol" style:font-family-complex="OpenSymbol"/>
      </text:list-level-style-bullet>
      <text:list-level-style-bullet text:level="9" text:style-name="T27" text:bullet-char="▪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OpenSymbol" style:font-family-complex="OpenSymbol"/>
      </text:list-level-style-bullet>
    </text:list-style>
    <text:list-style style:name="WWNum4">
      <text:list-level-style-bullet text:level="1" text:style-name="T28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2" text:style-name="T29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3" text:style-name="T30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4" text:style-name="T31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5" text:style-name="T32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6" text:style-name="T33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7" text:style-name="T34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8" text:style-name="T35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9" text:style-name="T36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</text:list-style>
    <text:list-style style:name="WWNum5">
      <text:list-level-style-bullet text:level="1" text:style-name="T37" text:bullet-char="–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Arial" style:font-family-asian="Arial" style:font-family-complex="Arial"/>
      </text:list-level-style-bullet>
      <text:list-level-style-bullet text:level="2" text:style-name="T38" text:bullet-char="§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Wingdings" style:font-family-asian="Wingdings" style:font-family-complex="Wingdings"/>
      </text:list-level-style-bullet>
      <text:list-level-style-bullet text:level="3" text:style-name="T39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4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41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42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4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44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45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</office:styles>
  <office:automatic-styles>
    <style:page-layout style:name="Mpm1">
      <style:page-layout-properties fo:page-width="21cm" fo:page-height="29.7cm" style:print-orientation="portrait" fo:margin-top="1.27cm" fo:margin-bottom="1.27cm" fo:margin-left="1.27cm" fo:margin-right="1.27cm"/>
      <style:header-style>
        <style:header-footer-properties svg:height="0cm" fo:min-height="0cm"/>
      </style:header-style>
    </style:page-layout>
    <style:page-layout style:name="Mpm2">
      <style:page-layout-properties fo:page-width="21cm" fo:page-height="29.7cm" style:print-orientation="portrait" fo:margin-top="1.27cm" fo:margin-bottom="1.27cm" fo:margin-left="1.27cm" fo:margin-right="1.27cm"/>
      <style:header-style>
        <style:header-footer-properties svg:height="0cm" fo:min-height="0cm"/>
      </style:header-style>
    </style:page-layout>
    <style:style style:parent-style-name="682" style:family="paragraph" style:name="P48">
      <style:paragraph-properties/>
      <style:text-properties/>
    </style:style>
    <style:style style:parent-style-name="682" style:family="paragraph" style:name="P50">
      <style:paragraph-properties/>
      <style:text-properties/>
    </style:style>
  </office:automatic-styles>
  <office:master-styles>
    <style:master-page style:name="Standard" style:page-layout-name="Mpm1">
      <style:header>
        <text:p text:style-name="P48"><text:span/><text:span/></text:p>
      </style:header>
    </style:master-page>
    <style:master-page style:name="MasterPage2" style:page-layout-name="Mpm2">
      <style:header>
        <text:p text:style-name="P50"><text:span/><text:span/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9.1.0.173</meta:generator>
    <meta:creation-date>2019-10-18T17:00:00Z</meta:creation-date>
    <meta:user-defined meta:name="AppVersion" meta:value-type="string">14.0000</meta:user-defined>
    <meta:user-defined meta:name="DocSecurity" meta:value-type="string">0</meta:user-defined>
    <meta:user-defined meta:name="HyperlinksChanged" meta:value-type="string">false</meta:user-defined>
    <meta:user-defined meta:name="LinksUpToDate" meta:value-type="string">false</meta:user-defined>
    <meta:user-defined meta:name="ScaleCrop" meta:value-type="string">false</meta:user-defined>
    <meta:user-defined meta:name="ShareDoc" meta:value-type="string">false</meta:user-defined>
  </office:meta>
</office:document-meta>
</file>